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dotted #000000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2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0">
      <style:table-cell-properties fo:border-top="thin dotted #000000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0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2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5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2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5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9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8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8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8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Default" style:data-style-name="N52">
      <style:text-properties fo:font-weight="bold" style:font-weight-asian="bold" style:font-weight-complex="bold"/>
    </style:style>
    <style:style style:name="ce115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7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Default" style:data-style-name="N52"/>
    <style:style style:name="ce128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2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0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31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2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8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10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10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3" style:data-style-name="N10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3" style:data-style-name="N10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_26032__34920__34399_04_44_05_44__36895__22577_3_38542__27573__24180__40801_-_36899__32080__40__20844__24335__41__27284_103.01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Book3" style:data-style-name="N10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_26032__34920__34399_04_44_05_44__36895__22577_3_38542__27573__24180__40801_-_36899__32080__40__20844__24335__41__27284_103.01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10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3" style:data-style-name="N10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10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Book3" style:data-style-name="N10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6" style:family="table-cell" style:parent-style-name="_19968__33324___26032__34920__34399_04_44_05_44__36895__22577_3_38542__27573__24180__40801_-_36899__32080__40__20844__24335__41__27284_103.01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Default" style:data-style-name="N52">
      <style:table-cell-properties fo:border-top="none" fo:border-bottom="none" fo:border-left="none" fo:border-right="thin solid #000000"/>
    </style:style>
    <style:style style:name="ce18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start" fo:margin-left="0cm"/>
    </style:style>
    <style:style style:name="ce186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18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190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Default" style:data-style-name="N52">
      <style:table-cell-properties fo:border-top="thin dotted #000000" fo:border-bottom="2pt solid #000000" fo:border-left="none" fo:border-right="thin solid #000000"/>
    </style:style>
    <style:style style:name="ce19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3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931458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22.8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3.9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2.4pt" style:use-optimal-row-height="false" fo:break-before="auto"/>
    </style:style>
    <style:style style:name="ro14" style:family="table-row">
      <style:table-row-properties style:row-height="37.2pt" style:use-optimal-row-height="false" fo:break-before="auto"/>
    </style:style>
    <style:style style:name="ro15" style:family="table-row">
      <style:table-row-properties style:row-height="36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16.05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5.2pt" style:use-optimal-row-height="false" fo:break-before="auto"/>
    </style:style>
    <style:style style:name="ro26" style:family="table-row">
      <style:table-row-properties style:row-height="28.8pt" style:use-optimal-row-height="false" fo:break-before="auto"/>
    </style:style>
    <style:style style:name="ro27" style:family="table-row">
      <style:table-row-properties style:row-height="21.6pt" style:use-optimal-row-height="false" fo:break-before="auto"/>
    </style:style>
    <style:style style:name="ro28" style:family="table-row">
      <style:table-row-properties style:row-height="3pt" style:use-optimal-row-height="false" fo:break-before="auto"/>
    </style:style>
    <style:style style:name="ro29" style:family="table-row">
      <style:table-row-properties style:row-height="16.95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14.4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8pt" style:use-optimal-row-height="false" fo:break-before="auto"/>
    </style:style>
    <style:style style:name="ro36" style:family="table-row">
      <style:table-row-properties style:row-height="27.6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8.6pt" style:use-optimal-row-height="false" fo:break-before="auto"/>
    </style:style>
    <style:style style:name="ro41" style:family="table-row">
      <style:table-row-properties style:row-height="16.2pt" style:use-optimal-row-height="true" fo:break-before="auto"/>
    </style:style>
    <style:style style:name="ro42" style:family="table-row">
      <style:table-row-properties style:row-height="17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7"/>
        <table:table-column table:style-name="co2" table:default-cell-style-name="ce127"/>
        <table:table-column table:style-name="co3" table:default-cell-style-name="ce127"/>
        <table:table-column table:style-name="co1" table:number-columns-repeated="3" table:default-cell-style-name="ce127"/>
        <table:table-column table:style-name="co4" table:default-cell-style-name="ce127"/>
        <table:table-column table:style-name="co5" table:number-columns-repeated="2" table:default-cell-style-name="ce127"/>
        <table:table-column table:style-name="co6" table:default-cell-style-name="ce127"/>
        <table:table-column table:style-name="co5" table:default-cell-style-name="ce127"/>
        <table:table-column table:style-name="co7" table:number-columns-repeated="2" table:default-cell-style-name="ce127"/>
        <table:table-column table:style-name="co8" table:default-cell-style-name="ce127"/>
        <table:table-column table:style-name="co9" table:default-cell-style-name="ce127"/>
        <table:table-column table:style-name="co3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8" table:default-cell-style-name="ce127"/>
        <table:table-column table:style-name="co11" table:default-cell-style-name="ce127"/>
        <table:table-column table:style-name="co3" table:default-cell-style-name="ce127"/>
        <table:table-column table:style-name="co13" table:default-cell-style-name="ce127"/>
        <table:table-column table:style-name="co14" table:default-cell-style-name="ce127"/>
        <table:table-column table:style-name="co15" table:default-cell-style-name="ce127"/>
        <table:table-column table:style-name="co14" table:number-columns-repeated="16359" table:default-cell-style-name="ce127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2">
            <text:p>民 國 103 年 1 月 戶 口 統 計 速 報 表</text:p>
          </table:table-cell>
          <table:covered-table-cell table:number-columns-repeated="22"/>
          <table:table-cell table:number-columns-repeated="16361" table:style-name="ce127"/>
        </table:table-row>
        <table:table-row table:style-name="ro3">
          <table:table-cell office:value-type="string" table:number-columns-spanned="2" table:number-rows-spanned="4" table:style-name="ce246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number-columns-repeated="16361" table:style-name="ce127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0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7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7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7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2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40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40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30"/>
        </table:table-row>
        <table:table-row table:style-name="ro7" table:visibility="collapse">
          <table:table-cell office:value-type="string" table:number-columns-spanned="2" table:number-rows-spanned="1" table:style-name="ce238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29"/>
        </table:table-row>
        <table:table-row table:style-name="ro8" table:visibility="collapse">
          <table:table-cell office:value-type="string" table:number-columns-spanned="2" table:number-rows-spanned="1" table:style-name="ce238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38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29"/>
        </table:table-row>
        <table:table-row table:style-name="ro3">
          <table:table-cell office:value-type="string" table:number-columns-spanned="2" table:number-rows-spanned="1" table:style-name="ce239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0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0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0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0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0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7">
            <text:p>533,601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10 月</text:p>
          </table:table-cell>
          <table:covered-table-cell/>
          <table:table-cell office:value-type="float" office:value="8274519" table:style-name="ce33">
            <text:p>8,274,519</text:p>
          </table:table-cell>
          <table:table-cell office:value-type="float" office:value="23361147" table:style-name="ce33">
            <text:p>23,361,147</text:p>
          </table:table-cell>
          <table:table-cell office:value-type="float" office:value="11681448" table:style-name="ce33">
            <text:p>11,681,448</text:p>
          </table:table-cell>
          <table:table-cell office:value-type="float" office:value="11679699" table:style-name="ce33">
            <text:p>11,679,699</text:p>
          </table:table-cell>
          <table:table-cell office:value-type="float" office:value="17521" table:style-name="ce33">
            <text:p>17,521</text:p>
          </table:table-cell>
          <table:table-cell office:value-type="float" office:value="9138" table:style-name="ce33">
            <text:p>9,138</text:p>
          </table:table-cell>
          <table:table-cell office:value-type="float" office:value="8383" table:style-name="ce33">
            <text:p>8,383</text:p>
          </table:table-cell>
          <table:table-cell office:value-type="float" office:value="8.83" table:style-name="ce34">
            <text:p>8.83</text:p>
          </table:table-cell>
          <table:table-cell office:value-type="float" office:value="13253" table:style-name="ce33">
            <text:p>13,253</text:p>
          </table:table-cell>
          <table:table-cell office:value-type="float" office:value="8112" table:style-name="ce33">
            <text:p>8,112</text:p>
          </table:table-cell>
          <table:table-cell office:value-type="float" office:value="5141" table:style-name="ce33">
            <text:p>5,141</text:p>
          </table:table-cell>
          <table:table-cell office:value-type="float" office:value="6.68" table:style-name="ce34">
            <text:p>6.68</text:p>
          </table:table-cell>
          <table:table-cell office:value-type="float" office:value="4268" table:style-name="ce35">
            <text:p><text:s text:c="3"/>4,268</text:p>
          </table:table-cell>
          <table:table-cell office:value-type="float" office:value="2.15" table:style-name="ce34">
            <text:p>2.15</text:p>
          </table:table-cell>
          <table:table-cell office:value-type="float" office:value="13222" table:style-name="ce33">
            <text:p>13,222</text:p>
          </table:table-cell>
          <table:table-cell office:value-type="float" office:value="6.66" table:style-name="ce34">
            <text:p>6.66</text:p>
          </table:table-cell>
          <table:table-cell office:value-type="float" office:value="4933" table:style-name="ce33">
            <text:p>4,933</text:p>
          </table:table-cell>
          <table:table-cell office:value-type="float" office:value="2.4900000000000002" table:style-name="ce34">
            <text:p>2.49</text:p>
          </table:table-cell>
          <table:table-cell office:value-type="float" office:value="84306" table:style-name="ce33">
            <text:p>84,306</text:p>
          </table:table-cell>
          <table:table-cell office:value-type="float" office:value="84015" table:style-name="ce33">
            <text:p>84,015</text:p>
          </table:table-cell>
          <table:table-cell office:value-type="float" office:value="532600" table:style-name="ce36">
            <text:p>532,600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11 月</text:p>
          </table:table-cell>
          <table:covered-table-cell/>
          <table:table-cell office:value-type="float" office:value="8280866" table:style-name="ce33">
            <text:p>8,280,866</text:p>
          </table:table-cell>
          <table:table-cell office:value-type="float" office:value="23367320" table:style-name="ce33">
            <text:p>23,367,320</text:p>
          </table:table-cell>
          <table:table-cell office:value-type="float" office:value="11683187" table:style-name="ce33">
            <text:p>11,683,187</text:p>
          </table:table-cell>
          <table:table-cell office:value-type="float" office:value="11684133" table:style-name="ce33">
            <text:p>11,684,133</text:p>
          </table:table-cell>
          <table:table-cell office:value-type="float" office:value="16632" table:style-name="ce33">
            <text:p>16,632</text:p>
          </table:table-cell>
          <table:table-cell office:value-type="float" office:value="8592" table:style-name="ce33">
            <text:p>8,592</text:p>
          </table:table-cell>
          <table:table-cell office:value-type="float" office:value="8040" table:style-name="ce33">
            <text:p>8,040</text:p>
          </table:table-cell>
          <table:table-cell office:value-type="float" office:value="8.66" table:style-name="ce34">
            <text:p>8.66</text:p>
          </table:table-cell>
          <table:table-cell office:value-type="float" office:value="12218" table:style-name="ce33">
            <text:p>12,218</text:p>
          </table:table-cell>
          <table:table-cell office:value-type="float" office:value="7359" table:style-name="ce33">
            <text:p>7,359</text:p>
          </table:table-cell>
          <table:table-cell office:value-type="float" office:value="4859" table:style-name="ce33">
            <text:p>4,859</text:p>
          </table:table-cell>
          <table:table-cell office:value-type="float" office:value="6.36" table:style-name="ce34">
            <text:p>6.36</text:p>
          </table:table-cell>
          <table:table-cell office:value-type="float" office:value="4414" table:style-name="ce35">
            <text:p><text:s text:c="3"/>4,41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15378" table:style-name="ce33">
            <text:p>15,378</text:p>
          </table:table-cell>
          <table:table-cell office:value-type="float" office:value="8.01" table:style-name="ce34">
            <text:p>8.01</text:p>
          </table:table-cell>
          <table:table-cell office:value-type="float" office:value="4373" table:style-name="ce33">
            <text:p>4,373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76978" table:style-name="ce33">
            <text:p>76,978</text:p>
          </table:table-cell>
          <table:table-cell office:value-type="float" office:value="75219" table:style-name="ce33">
            <text:p>75,219</text:p>
          </table:table-cell>
          <table:table-cell office:value-type="float" office:value="533139" table:style-name="ce36">
            <text:p>533,139</text:p>
          </table:table-cell>
          <table:table-cell table:number-columns-repeated="16361" table:style-name="ce129"/>
        </table:table-row>
        <table:table-row table:style-name="ro10">
          <table:table-cell office:value-type="string" table:number-columns-spanned="2" table:number-rows-spanned="1" table:style-name="ce238">
            <text:p>12 月</text:p>
          </table:table-cell>
          <table:covered-table-cell/>
          <table:table-cell office:value-type="float" office:value="8286260" table:style-name="ce33">
            <text:p>8,286,260</text:p>
          </table:table-cell>
          <table:table-cell office:value-type="float" office:value="23373517" table:style-name="ce33">
            <text:p>23,373,517</text:p>
          </table:table-cell>
          <table:table-cell office:value-type="float" office:value="11684674" table:style-name="ce33">
            <text:p>11,684,674</text:p>
          </table:table-cell>
          <table:table-cell office:value-type="float" office:value="11688843" table:style-name="ce33">
            <text:p>11,688,843</text:p>
          </table:table-cell>
          <table:table-cell office:value-type="float" office:value="17451" table:style-name="ce33">
            <text:p>17,451</text:p>
          </table:table-cell>
          <table:table-cell office:value-type="float" office:value="8988" table:style-name="ce33">
            <text:p>8,988</text:p>
          </table:table-cell>
          <table:table-cell office:value-type="float" office:value="8463" table:style-name="ce33">
            <text:p>8,463</text:p>
          </table:table-cell>
          <table:table-cell office:value-type="float" office:value="8.7899999999999991" table:style-name="ce34">
            <text:p>8.79</text:p>
          </table:table-cell>
          <table:table-cell office:value-type="float" office:value="13845" table:style-name="ce33">
            <text:p>13,845</text:p>
          </table:table-cell>
          <table:table-cell office:value-type="float" office:value="8363" table:style-name="ce33">
            <text:p>8,363</text:p>
          </table:table-cell>
          <table:table-cell office:value-type="float" office:value="5482" table:style-name="ce33">
            <text:p>5,482</text:p>
          </table:table-cell>
          <table:table-cell office:value-type="float" office:value="6.98" table:style-name="ce34">
            <text:p>6.98</text:p>
          </table:table-cell>
          <table:table-cell office:value-type="float" office:value="3606" table:style-name="ce35">
            <text:p><text:s text:c="3"/>3,606</text:p>
          </table:table-cell>
          <table:table-cell office:value-type="float" office:value="1.82" table:style-name="ce34">
            <text:p>1.82</text:p>
          </table:table-cell>
          <table:table-cell office:value-type="float" office:value="15472" table:style-name="ce33">
            <text:p>15,472</text:p>
          </table:table-cell>
          <table:table-cell office:value-type="float" office:value="7.79" table:style-name="ce34">
            <text:p>7.79</text:p>
          </table:table-cell>
          <table:table-cell office:value-type="float" office:value="4391" table:style-name="ce33">
            <text:p>4,391</text:p>
          </table:table-cell>
          <table:table-cell office:value-type="float" office:value="2.21" table:style-name="ce34">
            <text:p>2.21</text:p>
          </table:table-cell>
          <table:table-cell office:value-type="float" office:value="84424" table:style-name="ce33">
            <text:p>84,424</text:p>
          </table:table-cell>
          <table:table-cell office:value-type="float" office:value="81833" table:style-name="ce33">
            <text:p>81,833</text:p>
          </table:table-cell>
          <table:table-cell office:value-type="float" office:value="533601" table:style-name="ce36">
            <text:p>533,601</text:p>
          </table:table-cell>
          <table:table-cell table:number-columns-repeated="16361" table:style-name="ce129"/>
        </table:table-row>
        <table:table-row table:style-name="ro11">
          <table:table-cell office:value-type="string" table:number-columns-spanned="2" table:number-rows-spanned="1" table:style-name="ce239">
            <text:p>103年</text:p>
          </table:table-cell>
          <table:covered-table-cell/>
          <table:table-cell table:number-columns-repeated="7" table:style-name="ce33"/>
          <table:table-cell table:style-name="ce34"/>
          <table:table-cell table:number-columns-repeated="3" table:style-name="ce33"/>
          <table:table-cell table:style-name="ce34"/>
          <table:table-cell table:style-name="ce3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2" table:style-name="ce33"/>
          <table:table-cell table:style-name="ce36"/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38">
            <text:p>1 月</text:p>
          </table:table-cell>
          <table:covered-table-cell/>
          <table:table-cell office:value-type="float" office:value="8290235" table:style-name="ce33">
            <text:p>8,290,235</text:p>
          </table:table-cell>
          <table:table-cell office:value-type="float" office:value="23377515" table:style-name="ce33">
            <text:p>23,377,515</text:p>
          </table:table-cell>
          <table:table-cell office:value-type="float" office:value="11685438" table:style-name="ce33">
            <text:p>11,685,438</text:p>
          </table:table-cell>
          <table:table-cell office:value-type="float" office:value="11692077" table:style-name="ce33">
            <text:p>11,692,077</text:p>
          </table:table-cell>
          <table:table-cell office:value-type="float" office:value="15716" table:style-name="ce33">
            <text:p>15,716</text:p>
          </table:table-cell>
          <table:table-cell office:value-type="float" office:value="8310" table:style-name="ce33">
            <text:p>8,310</text:p>
          </table:table-cell>
          <table:table-cell office:value-type="float" office:value="7406" table:style-name="ce33">
            <text:p>7,406</text:p>
          </table:table-cell>
          <table:table-cell office:value-type="float" office:value="7.92" table:style-name="ce34">
            <text:p>7.92</text:p>
          </table:table-cell>
          <table:table-cell office:value-type="float" office:value="13935" table:style-name="ce33">
            <text:p>13,935</text:p>
          </table:table-cell>
          <table:table-cell office:value-type="float" office:value="8365" table:style-name="ce33">
            <text:p>8,365</text:p>
          </table:table-cell>
          <table:table-cell office:value-type="float" office:value="5570" table:style-name="ce33">
            <text:p>5,570</text:p>
          </table:table-cell>
          <table:table-cell office:value-type="float" office:value="7.02" table:style-name="ce34">
            <text:p>7.02</text:p>
          </table:table-cell>
          <table:table-cell office:value-type="float" office:value="1781" table:style-name="ce35">
            <text:p><text:s text:c="3"/>1,781</text:p>
          </table:table-cell>
          <table:table-cell office:value-type="float" office:value="0.9" table:style-name="ce34">
            <text:p>0.90</text:p>
          </table:table-cell>
          <table:table-cell office:value-type="float" office:value="16455" table:style-name="ce33">
            <text:p>16,455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3779" table:style-name="ce33">
            <text:p>3,779</text:p>
          </table:table-cell>
          <table:table-cell office:value-type="float" office:value="1.9" table:style-name="ce34">
            <text:p>1.90</text:p>
          </table:table-cell>
          <table:table-cell office:value-type="float" office:value="77521" table:style-name="ce33">
            <text:p>77,521</text:p>
          </table:table-cell>
          <table:table-cell office:value-type="float" office:value="75304" table:style-name="ce33">
            <text:p>75,304</text:p>
          </table:table-cell>
          <table:table-cell office:value-type="float" office:value="534007" table:style-name="ce36">
            <text:p>534,007</text:p>
          </table:table-cell>
          <table:table-cell table:number-columns-repeated="16361" table:style-name="ce129"/>
        </table:table-row>
        <table:table-row table:style-name="ro13">
          <table:table-cell table:style-name="ce37"/>
          <table:table-cell table:style-name="ce38"/>
          <table:table-cell table:style-name="ce39"/>
          <table:table-cell table:number-columns-repeated="6" table:style-name="ce40"/>
          <table:table-cell table:style-name="ce41"/>
          <table:table-cell table:number-columns-repeated="3" table:style-name="ce40"/>
          <table:table-cell table:style-name="ce41"/>
          <table:table-cell table:style-name="ce42"/>
          <table:table-cell table:style-name="ce41"/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3"/>
          <table:table-cell table:style-name="ce44"/>
          <table:table-cell table:number-columns-repeated="16361" table:style-name="ce131"/>
        </table:table-row>
        <table:table-row table:style-name="ro14">
          <table:table-cell office:value-type="string" table:number-columns-spanned="2" table:number-rows-spanned="1" table:style-name="ce24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9" table:style-name="ce45">
            <text:p>1.19</text:p>
          </table:table-cell>
          <table:table-cell office:value-type="float" office:value="0.23" table:style-name="ce46">
            <text:p>0.23</text:p>
          </table:table-cell>
          <table:table-cell office:value-type="float" office:value="0.08" table:style-name="ce46">
            <text:p>0.08</text:p>
          </table:table-cell>
          <table:table-cell office:value-type="float" office:value="0.37" table:style-name="ce46">
            <text:p>0.37</text:p>
          </table:table-cell>
          <table:table-cell office:value-type="float" office:value="-28.51" table:style-name="ce47">
            <text:p>－ 28.51</text:p>
          </table:table-cell>
          <table:table-cell office:value-type="float" office:value="-26.69" table:style-name="ce47">
            <text:p>－ 26.69</text:p>
          </table:table-cell>
          <table:table-cell office:value-type="float" office:value="-30.43" table:style-name="ce48">
            <text:p>－ 30.43</text:p>
          </table:table-cell>
          <table:table-cell office:value-type="float" office:value="-3.18" table:style-name="ce47">
            <text:p>－ 3.18</text:p>
          </table:table-cell>
          <table:table-cell office:value-type="float" office:value="-9.23" table:style-name="ce46">
            <text:p>－ <text:s text:c="2"/>9.23</text:p>
          </table:table-cell>
          <table:table-cell office:value-type="float" office:value="-10.23" table:style-name="ce47">
            <text:p>－ 10.23</text:p>
          </table:table-cell>
          <table:table-cell office:value-type="float" office:value="-7.69" table:style-name="ce47">
            <text:p>－ 7.69</text:p>
          </table:table-cell>
          <table:table-cell office:value-type="float" office:value="-0.73" table:style-name="ce47">
            <text:p>－ 0.73</text:p>
          </table:table-cell>
          <table:table-cell office:value-type="float" office:value="-73.14" table:style-name="ce46">
            <text:p>－ <text:s text:c="2"/>73.14</text:p>
          </table:table-cell>
          <table:table-cell office:value-type="float" office:value="-2.4500000000000002" table:style-name="ce47">
            <text:p>－ 2.45</text:p>
          </table:table-cell>
          <table:table-cell office:value-type="float" office:value="-4.6500000000000004" table:style-name="ce47">
            <text:p>－ 4.65</text:p>
          </table:table-cell>
          <table:table-cell office:value-type="float" office:value="-0.42000000000000171" table:style-name="ce47">
            <text:p>－ 0.42</text:p>
          </table:table-cell>
          <table:table-cell office:value-type="float" office:value="-11.42" table:style-name="ce47">
            <text:p>－ 11.42</text:p>
          </table:table-cell>
          <table:table-cell office:value-type="float" office:value="-0.25" table:style-name="ce47">
            <text:p>－ 0.25</text:p>
          </table:table-cell>
          <table:table-cell office:value-type="float" office:value="-11.25" table:style-name="ce47">
            <text:p>－ 11.25</text:p>
          </table:table-cell>
          <table:table-cell office:value-type="float" office:value="-12.14" table:style-name="ce47">
            <text:p>－ 12.14</text:p>
          </table:table-cell>
          <table:table-cell office:value-type="float" office:value="1.18" table:style-name="ce49">
            <text:p>1.18</text:p>
          </table:table-cell>
          <table:table-cell table:number-columns-repeated="16361" table:style-name="ce131"/>
        </table:table-row>
        <table:table-row table:style-name="ro15">
          <table:table-cell office:value-type="string" table:number-columns-spanned="2" table:number-rows-spanned="1" table:style-name="ce249">
            <text:p>較 <text:s text:c="2"/>上 <text:s text:c="2"/>月</text:p>
            <text:p>増減 (%)<text:s/><text:span text:style-name="T3">△</text:span></text:p>
          </table:table-cell>
          <table:covered-table-cell/>
          <table:table-cell office:value-type="float" office:value="0.05" table:style-name="ce50">
            <text:p>0.05</text:p>
          </table:table-cell>
          <table:table-cell office:value-type="float" office:value="0.02" table:style-name="ce51">
            <text:p>0.02</text:p>
          </table:table-cell>
          <table:table-cell office:value-type="float" office:value="0.01" table:style-name="ce51">
            <text:p>0.01</text:p>
          </table:table-cell>
          <table:table-cell office:value-type="float" office:value="0.03" table:style-name="ce51">
            <text:p>0.03</text:p>
          </table:table-cell>
          <table:table-cell office:value-type="float" office:value="-9.94" table:style-name="ce51">
            <text:p>－ <text:s text:c="2"/>9.94</text:p>
          </table:table-cell>
          <table:table-cell office:value-type="float" office:value="-7.54" table:style-name="ce51">
            <text:p>－ <text:s text:c="2"/>7.54</text:p>
          </table:table-cell>
          <table:table-cell office:value-type="float" office:value="-12.49" table:style-name="ce52">
            <text:p>－ 12.49</text:p>
          </table:table-cell>
          <table:table-cell office:value-type="float" office:value="-0.86999999999999922" table:style-name="ce53">
            <text:p>－ 0.87</text:p>
          </table:table-cell>
          <table:table-cell office:value-type="float" office:value="0.65" table:style-name="ce51">
            <text:p>0.65</text:p>
          </table:table-cell>
          <table:table-cell office:value-type="float" office:value="0.02" table:style-name="ce51">
            <text:p>0.02</text:p>
          </table:table-cell>
          <table:table-cell office:value-type="float" office:value="1.61" table:style-name="ce51">
            <text:p>1.61</text:p>
          </table:table-cell>
          <table:table-cell office:value-type="float" office:value="3.9999999999999147E-2" table:style-name="ce53">
            <text:p>0.04</text:p>
          </table:table-cell>
          <table:table-cell office:value-type="float" office:value="-50.61" table:style-name="ce51">
            <text:p>－ <text:s text:c="2"/>50.61</text:p>
          </table:table-cell>
          <table:table-cell office:value-type="float" office:value="-0.92" table:style-name="ce53">
            <text:p>－ 0.92</text:p>
          </table:table-cell>
          <table:table-cell office:value-type="float" office:value="6.35" table:style-name="ce51">
            <text:p>6.35</text:p>
          </table:table-cell>
          <table:table-cell office:value-type="float" office:value="0.49999999999999911" table:style-name="ce53">
            <text:p>0.50</text:p>
          </table:table-cell>
          <table:table-cell office:value-type="float" office:value="-13.94" table:style-name="ce53">
            <text:p>－ 13.94</text:p>
          </table:table-cell>
          <table:table-cell office:value-type="float" office:value="-0.31" table:style-name="ce53">
            <text:p>－ 0.31</text:p>
          </table:table-cell>
          <table:table-cell office:value-type="float" office:value="-8.18" table:style-name="ce51">
            <text:p>－ <text:s text:c="2"/>8.18</text:p>
          </table:table-cell>
          <table:table-cell office:value-type="float" office:value="-7.98" table:style-name="ce51">
            <text:p>－ <text:s text:c="2"/>7.98</text:p>
          </table:table-cell>
          <table:table-cell office:value-type="float" office:value="0.08" table:style-name="ce54">
            <text:p>0.08</text:p>
          </table:table-cell>
          <table:table-cell table:number-columns-repeated="16361" table:style-name="ce131"/>
        </table:table-row>
        <table:table-row table:style-name="ro16" table:visibility="collapse">
          <table:table-cell office:value-type="string" table:number-columns-spanned="1" table:number-rows-spanned="2" table:style-name="ce247">
            <text:p>本年1~12月較上年1~12月増減</text:p>
          </table:table-cell>
          <table:table-cell office:value-type="string" table:style-name="ce32">
            <text:p>實數</text:p>
          </table:table-cell>
          <table:table-cell office:value-type="float" office:value="99828" table:style-name="ce55">
            <text:p>99,828</text:p>
          </table:table-cell>
          <table:table-cell office:value-type="float" office:value="57695" table:style-name="ce33">
            <text:p>57,695</text:p>
          </table:table-cell>
          <table:table-cell office:value-type="float" office:value="11355" table:style-name="ce33">
            <text:p>11,355</text:p>
          </table:table-cell>
          <table:table-cell office:value-type="float" office:value="46340" table:style-name="ce33">
            <text:p>46,340</text:p>
          </table:table-cell>
          <table:table-cell office:value-type="float" office:value="199113" table:style-name="ce132">
            <text:p>199,113</text:p>
          </table:table-cell>
          <table:table-cell office:value-type="float" office:value="103120" table:style-name="ce132">
            <text:p>103,120</text:p>
          </table:table-cell>
          <table:table-cell office:value-type="float" office:value="95993" table:style-name="ce132">
            <text:p>95,993</text:p>
          </table:table-cell>
          <table:table-cell office:value-type="string" table:style-name="ce56">
            <text:p>…</text:p>
          </table:table-cell>
          <table:table-cell office:value-type="float" office:value="155908" table:style-name="ce133">
            <text:p>155,908</text:p>
          </table:table-cell>
          <table:table-cell office:value-type="float" office:value="94505" table:style-name="ce132">
            <text:p>94,505</text:p>
          </table:table-cell>
          <table:table-cell office:value-type="float" office:value="61403" table:style-name="ce132">
            <text:p>61,403</text:p>
          </table:table-cell>
          <table:table-cell office:value-type="string" table:style-name="ce56">
            <text:p>…</text:p>
          </table:table-cell>
          <table:table-cell office:value-type="float" office:value="43205" table:style-name="ce132">
            <text:p>43,205</text:p>
          </table:table-cell>
          <table:table-cell office:value-type="string" table:style-name="ce56">
            <text:p>…</text:p>
          </table:table-cell>
          <table:table-cell office:value-type="float" office:value="147636" table:style-name="ce133">
            <text:p>147,636</text:p>
          </table:table-cell>
          <table:table-cell office:value-type="string" table:style-name="ce56">
            <text:p>…</text:p>
          </table:table-cell>
          <table:table-cell office:value-type="float" office:value="53604" table:style-name="ce132">
            <text:p>53,604</text:p>
          </table:table-cell>
          <table:table-cell office:value-type="string" table:style-name="ce56">
            <text:p>…</text:p>
          </table:table-cell>
          <table:table-cell office:value-type="float" office:value="1079702" table:style-name="ce132">
            <text:p>1,079,702</text:p>
          </table:table-cell>
          <table:table-cell office:value-type="float" office:value="1065212" table:style-name="ce132">
            <text:p>1,065,212</text:p>
          </table:table-cell>
          <table:table-cell office:value-type="float" office:value="6351" table:style-name="ce36">
            <text:p>6,351</text:p>
          </table:table-cell>
          <table:table-cell table:number-columns-repeated="16361" table:style-name="ce131"/>
        </table:table-row>
        <table:table-row table:style-name="ro16" table:visibility="collapse">
          <table:covered-table-cell/>
          <table:table-cell office:value-type="string" table:style-name="ce57">
            <text:p>%<text:s/><text:span text:style-name="T3">△</text:span></text:p>
          </table:table-cell>
          <table:table-cell office:value-type="float" office:value="1.22" table:style-name="ce58">
            <text:p>1.22</text:p>
          </table:table-cell>
          <table:table-cell office:value-type="float" office:value="0.25" table:style-name="ce59">
            <text:p>0.25</text:p>
          </table:table-cell>
          <table:table-cell office:value-type="float" office:value="0.1" table:style-name="ce59">
            <text:p>0.10</text:p>
          </table:table-cell>
          <table:table-cell office:value-type="float" office:value="0.4" table:style-name="ce59">
            <text:p>0.40</text:p>
          </table:table-cell>
          <table:table-cell office:value-type="float" office:value="0" table:formula="of:=#DIV/0!" table:style-name="ce52"/>
          <table:table-cell office:value-type="float" office:value="0" table:formula="of:=#DIV/0!" table:style-name="ce52"/>
          <table:table-cell office:value-type="float" office:value="0" table:formula="of:=#DIV/0!" table:style-name="ce52"/>
          <table:table-cell office:value-type="float" office:value="8.5299999999999994" table:style-name="ce52">
            <text:p>8.53</text:p>
          </table:table-cell>
          <table:table-cell office:value-type="float" office:value="0" table:formula="of:=#DIV/0!" table:style-name="ce52"/>
          <table:table-cell office:value-type="float" office:value="0" table:formula="of:=#DIV/0!" table:style-name="ce52"/>
          <table:table-cell office:value-type="float" office:value="0" table:formula="of:=#DIV/0!" table:style-name="ce52"/>
          <table:table-cell office:value-type="float" office:value="6.68" table:style-name="ce52">
            <text:p>6.68</text:p>
          </table:table-cell>
          <table:table-cell office:value-type="float" office:value="0" table:formula="of:=#DIV/0!" table:style-name="ce52"/>
          <table:table-cell office:value-type="float" office:value="1.85" table:style-name="ce52">
            <text:p>1.85</text:p>
          </table:table-cell>
          <table:table-cell office:value-type="float" office:value="0" table:formula="of:=#DIV/0!" table:style-name="ce52"/>
          <table:table-cell office:value-type="float" office:value="6.32" table:style-name="ce52">
            <text:p>6.32</text:p>
          </table:table-cell>
          <table:table-cell office:value-type="float" office:value="0" table:formula="of:=#DIV/0!" table:style-name="ce52"/>
          <table:table-cell office:value-type="float" office:value="2.2999999999999998" table:style-name="ce52">
            <text:p>2.30</text:p>
          </table:table-cell>
          <table:table-cell office:value-type="float" office:value="0" table:formula="of:=#DIV/0!" table:style-name="ce52"/>
          <table:table-cell office:value-type="float" office:value="0" table:formula="of:=#DIV/0!" table:style-name="ce52"/>
          <table:table-cell office:value-type="float" office:value="1.2" table:style-name="ce60">
            <text:p>1.20</text:p>
          </table:table-cell>
          <table:table-cell table:number-columns-repeated="16361" table:style-name="ce128"/>
        </table:table-row>
        <table:table-row table:style-name="ro10">
          <table:table-cell office:value-type="string" table:style-name="ce61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1"/>
          <table:table-cell table:number-columns-repeated="8" table:style-name="ce62"/>
          <table:table-cell table:number-columns-repeated="3" table:style-name="ce127"/>
          <table:table-cell table:style-name="ce63"/>
          <table:table-cell table:style-name="ce64"/>
          <table:table-cell table:number-columns-repeated="2" table:style-name="ce127"/>
          <table:table-cell table:style-name="ce63"/>
          <table:table-cell table:style-name="ce64"/>
          <table:table-cell table:number-columns-repeated="3" table:style-name="ce127"/>
          <table:table-cell office:value-type="string" table:style-name="ce65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2<text:s/><text:span text:style-name="T2">月</text:span><text:s/>5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7">
          <table:table-cell office:value-type="string" table:style-name="ce66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7"/>
        </table:table-row>
        <table:table-row table:style-name="ro17">
          <table:table-cell office:value-type="string" table:style-name="ce66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127"/>
        </table:table-row>
        <table:table-row table:number-rows-repeated="1048522" table:style-name="ro1">
          <table:table-cell table:number-columns-repeated="16384"/>
        </table:table-row>
        <table:named-expressions>
          <table:named-range table:name="Print_Area" table:cell-range-address="年月別.$A$2:年月別.$W$54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8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8">
          <table:table-cell table:number-columns-repeated="17" table:style-name="ce2"/>
          <table:table-cell table:style-name="ce67"/>
          <table:table-cell table:number-columns-repeated="16366" table:style-name="ce2"/>
        </table:table-row>
        <table:table-row table:style-name="ro19">
          <table:table-cell office:value-type="string" table:style-name="ce68">
            <text:p>民 國 103 年 1 月 戶 口 統 計 速 報 表 (續)</text:p>
          </table:table-cell>
          <table:table-cell table:number-columns-repeated="14" table:style-name="ce68"/>
          <table:table-cell table:style-name="ce69"/>
          <table:table-cell table:style-name="ce68"/>
          <table:table-cell table:style-name="ce70"/>
          <table:table-cell table:style-name="ce68"/>
          <table:table-cell table:number-columns-repeated="2" table:style-name="ce71"/>
          <table:table-cell table:style-name="ce70"/>
          <table:table-cell table:number-columns-repeated="16362" table:style-name="ce2"/>
        </table:table-row>
        <table:table-row table:style-name="ro5">
          <table:table-cell table:style-name="ce72"/>
          <table:table-cell table:style-name="ce7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style-name="ce74"/>
          <table:table-cell table:number-columns-repeated="16361"/>
        </table:table-row>
        <table:table-row table:style-name="ro10">
          <table:table-cell office:value-type="string" table:number-columns-spanned="1" table:number-rows-spanned="2" table:style-name="ce213">
            <text:p>區 域 別</text:p>
          </table:table-cell>
          <table:table-cell office:value-type="string" table:number-columns-spanned="1" table:number-rows-spanned="2" table:style-name="ce210">
            <text:p>戶　數</text:p>
          </table:table-cell>
          <table:table-cell table:number-columns-repeated="3" table:style-name="ce75"/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76">
            <text:p>折合年</text:p>
          </table:table-cell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77">
            <text:p>折合年</text:p>
          </table:table-cell>
          <table:table-cell table:style-name="ce78"/>
          <table:table-cell office:value-type="string" table:style-name="ce78">
            <text:p>折合年自</text:p>
          </table:table-cell>
          <table:table-cell table:style-name="ce79"/>
          <table:table-cell office:value-type="string" table:style-name="ce77">
            <text:p>折合年</text:p>
          </table:table-cell>
          <table:table-cell table:style-name="ce78"/>
          <table:table-cell office:value-type="string" table:style-name="ce76">
            <text:p>折合年</text:p>
          </table:table-cell>
          <table:covered-table-cell/>
          <table:covered-table-cell/>
          <table:covered-table-cell/>
          <table:table-cell table:style-name="ce74"/>
          <table:table-cell table:number-columns-repeated="16361"/>
        </table:table-row>
        <table:table-row table:style-name="ro10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1"/>
          <table:table-cell table:number-columns-repeated="16361"/>
        </table:table-row>
        <table:table-row table:style-name="ro10">
          <table:table-cell table:style-name="ce82"/>
          <table:table-cell table:style-name="ce83"/>
          <table:table-cell table:style-name="ce84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5"/>
          <table:table-cell table:number-columns-repeated="16361"/>
        </table:table-row>
        <table:table-row table:style-name="ro20">
          <table:table-cell office:value-type="string" table:style-name="ce86">
            <text:p>總 <text:s text:c="7"/>計</text:p>
          </table:table-cell>
          <table:table-cell office:value-type="float" office:value="8290235" table:style-name="ce20">
            <text:p>8,290,235</text:p>
          </table:table-cell>
          <table:table-cell office:value-type="float" office:value="23377515" table:style-name="ce20">
            <text:p>23,377,515</text:p>
          </table:table-cell>
          <table:table-cell office:value-type="float" office:value="11685438" table:style-name="ce20">
            <text:p>11,685,438</text:p>
          </table:table-cell>
          <table:table-cell office:value-type="float" office:value="11692077" table:style-name="ce20">
            <text:p>11,692,077</text:p>
          </table:table-cell>
          <table:table-cell office:value-type="float" office:value="15716" table:style-name="ce20">
            <text:p>15,716</text:p>
          </table:table-cell>
          <table:table-cell office:value-type="float" office:value="8310" table:style-name="ce20">
            <text:p>8,310</text:p>
          </table:table-cell>
          <table:table-cell office:value-type="float" office:value="7406" table:style-name="ce20">
            <text:p>7,406</text:p>
          </table:table-cell>
          <table:table-cell office:value-type="float" office:value="7.92" table:style-name="ce87">
            <text:p><text:s text:c="3"/>7.92</text:p>
          </table:table-cell>
          <table:table-cell office:value-type="float" office:value="13935" table:style-name="ce20">
            <text:p>13,935</text:p>
          </table:table-cell>
          <table:table-cell office:value-type="float" office:value="8365" table:style-name="ce20">
            <text:p>8,365</text:p>
          </table:table-cell>
          <table:table-cell office:value-type="float" office:value="5570" table:style-name="ce20">
            <text:p>5,570</text:p>
          </table:table-cell>
          <table:table-cell office:value-type="float" office:value="7.02" table:style-name="ce87">
            <text:p><text:s text:c="3"/>7.02</text:p>
          </table:table-cell>
          <table:table-cell office:value-type="float" office:value="1781" table:style-name="ce20">
            <text:p>1,781</text:p>
          </table:table-cell>
          <table:table-cell office:value-type="float" office:value="0.9" table:style-name="ce88">
            <text:p><text:s text:c="4"/>0.90</text:p>
          </table:table-cell>
          <table:table-cell office:value-type="float" office:value="16455" table:style-name="ce20">
            <text:p>16,455</text:p>
          </table:table-cell>
          <table:table-cell office:value-type="float" office:value="8.2899999999999991" table:style-name="ce87">
            <text:p><text:s text:c="3"/>8.29</text:p>
          </table:table-cell>
          <table:table-cell office:value-type="float" office:value="3779" table:style-name="ce20">
            <text:p>3,779</text:p>
          </table:table-cell>
          <table:table-cell office:value-type="float" office:value="1.9" table:style-name="ce87">
            <text:p><text:s text:c="3"/>1.90</text:p>
          </table:table-cell>
          <table:table-cell office:value-type="float" office:value="77521" table:style-name="ce20">
            <text:p>77,521</text:p>
          </table:table-cell>
          <table:table-cell office:value-type="float" office:value="75304" table:style-name="ce20">
            <text:p>75,304</text:p>
          </table:table-cell>
          <table:table-cell office:value-type="float" office:value="534007" table:style-name="ce89">
            <text:p>534,007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0">
            <text:p>新 <text:s/>北 <text:s/>市</text:p>
          </table:table-cell>
          <table:table-cell office:value-type="float" office:value="1478482" table:style-name="ce91">
            <text:p>1,478,482</text:p>
          </table:table-cell>
          <table:table-cell office:value-type="float" office:value="3955777" table:style-name="ce91">
            <text:p>3,955,777</text:p>
          </table:table-cell>
          <table:table-cell office:value-type="float" office:value="1950128" table:style-name="ce91">
            <text:p>1,950,128</text:p>
          </table:table-cell>
          <table:table-cell office:value-type="float" office:value="2005649" table:style-name="ce91">
            <text:p>2,005,649</text:p>
          </table:table-cell>
          <table:table-cell office:value-type="float" office:value="2865" table:style-name="ce91">
            <text:p>2,865</text:p>
          </table:table-cell>
          <table:table-cell office:value-type="float" office:value="1487" table:style-name="ce91">
            <text:p>1,487</text:p>
          </table:table-cell>
          <table:table-cell office:value-type="float" office:value="1378" table:style-name="ce91">
            <text:p>1,378</text:p>
          </table:table-cell>
          <table:table-cell office:value-type="float" office:value="8.5299999999999994" table:style-name="ce92">
            <text:p><text:s text:c="3"/>8.53</text:p>
          </table:table-cell>
          <table:table-cell office:value-type="float" office:value="1910" table:style-name="ce91">
            <text:p>1,910</text:p>
          </table:table-cell>
          <table:table-cell office:value-type="float" office:value="1172" table:style-name="ce91">
            <text:p>1,172</text:p>
          </table:table-cell>
          <table:table-cell office:value-type="float" office:value="738" table:style-name="ce91">
            <text:p>738</text:p>
          </table:table-cell>
          <table:table-cell office:value-type="float" office:value="5.69" table:style-name="ce92">
            <text:p><text:s text:c="3"/>5.69</text:p>
          </table:table-cell>
          <table:table-cell office:value-type="float" office:value="955" table:style-name="ce91">
            <text:p>955</text:p>
          </table:table-cell>
          <table:table-cell office:value-type="float" office:value="2.84" table:style-name="ce92">
            <text:p><text:s text:c="3"/>2.84</text:p>
          </table:table-cell>
          <table:table-cell office:value-type="float" office:value="2957" table:style-name="ce91">
            <text:p>2,957</text:p>
          </table:table-cell>
          <table:table-cell office:value-type="float" office:value="8.8000000000000007" table:style-name="ce92">
            <text:p><text:s text:c="3"/>8.80</text:p>
          </table:table-cell>
          <table:table-cell office:value-type="float" office:value="735" table:style-name="ce91">
            <text:p>735</text:p>
          </table:table-cell>
          <table:table-cell office:value-type="float" office:value="2.19" table:style-name="ce92">
            <text:p><text:s text:c="3"/>2.19</text:p>
          </table:table-cell>
          <table:table-cell office:value-type="float" office:value="13163" table:style-name="ce91">
            <text:p>13,163</text:p>
          </table:table-cell>
          <table:table-cell office:value-type="float" office:value="13270" table:style-name="ce91">
            <text:p>13,270</text:p>
          </table:table-cell>
          <table:table-cell office:value-type="float" office:value="52960" table:style-name="ce93">
            <text:p>52,960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0">
            <text:p>臺 <text:s/>北 <text:s/>市</text:p>
          </table:table-cell>
          <table:table-cell office:value-type="float" office:value="1027004" table:style-name="ce91">
            <text:p>1,027,004</text:p>
          </table:table-cell>
          <table:table-cell office:value-type="float" office:value="2688140" table:style-name="ce91">
            <text:p>2,688,140</text:p>
          </table:table-cell>
          <table:table-cell office:value-type="float" office:value="1290558" table:style-name="ce91">
            <text:p>1,290,558</text:p>
          </table:table-cell>
          <table:table-cell office:value-type="float" office:value="1397582" table:style-name="ce91">
            <text:p>1,397,582</text:p>
          </table:table-cell>
          <table:table-cell office:value-type="float" office:value="2178" table:style-name="ce91">
            <text:p>2,178</text:p>
          </table:table-cell>
          <table:table-cell office:value-type="float" office:value="1114" table:style-name="ce91">
            <text:p>1,114</text:p>
          </table:table-cell>
          <table:table-cell office:value-type="float" office:value="1064" table:style-name="ce91">
            <text:p>1,064</text:p>
          </table:table-cell>
          <table:table-cell office:value-type="float" office:value="9.5399999999999991" table:style-name="ce92">
            <text:p><text:s text:c="3"/>9.54</text:p>
          </table:table-cell>
          <table:table-cell office:value-type="float" office:value="1436" table:style-name="ce91">
            <text:p>1,436</text:p>
          </table:table-cell>
          <table:table-cell office:value-type="float" office:value="849" table:style-name="ce91">
            <text:p>849</text:p>
          </table:table-cell>
          <table:table-cell office:value-type="float" office:value="587" table:style-name="ce91">
            <text:p>587</text:p>
          </table:table-cell>
          <table:table-cell office:value-type="float" office:value="6.29" table:style-name="ce92">
            <text:p><text:s text:c="3"/>6.29</text:p>
          </table:table-cell>
          <table:table-cell office:value-type="float" office:value="742" table:style-name="ce91">
            <text:p>742</text:p>
          </table:table-cell>
          <table:table-cell office:value-type="float" office:value="3.25" table:style-name="ce92">
            <text:p><text:s text:c="3"/>3.25</text:p>
          </table:table-cell>
          <table:table-cell office:value-type="float" office:value="2078" table:style-name="ce91">
            <text:p>2,078</text:p>
          </table:table-cell>
          <table:table-cell office:value-type="float" office:value="9.1" table:style-name="ce92">
            <text:p><text:s text:c="3"/>9.10</text:p>
          </table:table-cell>
          <table:table-cell office:value-type="float" office:value="418" table:style-name="ce91">
            <text:p>418</text:p>
          </table:table-cell>
          <table:table-cell office:value-type="float" office:value="1.83" table:style-name="ce92">
            <text:p><text:s text:c="3"/>1.83</text:p>
          </table:table-cell>
          <table:table-cell office:value-type="float" office:value="10589" table:style-name="ce91">
            <text:p>10,589</text:p>
          </table:table-cell>
          <table:table-cell office:value-type="float" office:value="9707" table:style-name="ce91">
            <text:p>9,707</text:p>
          </table:table-cell>
          <table:table-cell office:value-type="float" office:value="15270" table:style-name="ce93">
            <text:p>15,270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0">
            <text:p>臺 <text:s/>中 <text:s/>市</text:p>
          </table:table-cell>
          <table:table-cell office:value-type="float" office:value="898132" table:style-name="ce91">
            <text:p>898,132</text:p>
          </table:table-cell>
          <table:table-cell office:value-type="float" office:value="2702920" table:style-name="ce91">
            <text:p>2,702,920</text:p>
          </table:table-cell>
          <table:table-cell office:value-type="float" office:value="1340199" table:style-name="ce91">
            <text:p>1,340,199</text:p>
          </table:table-cell>
          <table:table-cell office:value-type="float" office:value="1362721" table:style-name="ce91">
            <text:p>1,362,721</text:p>
          </table:table-cell>
          <table:table-cell office:value-type="float" office:value="1978" table:style-name="ce91">
            <text:p>1,978</text:p>
          </table:table-cell>
          <table:table-cell office:value-type="float" office:value="1063" table:style-name="ce91">
            <text:p>1,063</text:p>
          </table:table-cell>
          <table:table-cell office:value-type="float" office:value="915" table:style-name="ce91">
            <text:p>915</text:p>
          </table:table-cell>
          <table:table-cell office:value-type="float" office:value="8.6199999999999992" table:style-name="ce92">
            <text:p><text:s text:c="3"/>8.62</text:p>
          </table:table-cell>
          <table:table-cell office:value-type="float" office:value="1339" table:style-name="ce91">
            <text:p>1,339</text:p>
          </table:table-cell>
          <table:table-cell office:value-type="float" office:value="810" table:style-name="ce91">
            <text:p>810</text:p>
          </table:table-cell>
          <table:table-cell office:value-type="float" office:value="529" table:style-name="ce91">
            <text:p>529</text:p>
          </table:table-cell>
          <table:table-cell office:value-type="float" office:value="5.83" table:style-name="ce92">
            <text:p><text:s text:c="3"/>5.83</text:p>
          </table:table-cell>
          <table:table-cell office:value-type="float" office:value="639" table:style-name="ce91">
            <text:p>639</text:p>
          </table:table-cell>
          <table:table-cell office:value-type="float" office:value="2.78" table:style-name="ce92">
            <text:p><text:s text:c="3"/>2.78</text:p>
          </table:table-cell>
          <table:table-cell office:value-type="float" office:value="2131" table:style-name="ce91">
            <text:p>2,131</text:p>
          </table:table-cell>
          <table:table-cell office:value-type="float" office:value="9.2899999999999991" table:style-name="ce92">
            <text:p><text:s text:c="3"/>9.29</text:p>
          </table:table-cell>
          <table:table-cell office:value-type="float" office:value="409" table:style-name="ce91">
            <text:p>409</text:p>
          </table:table-cell>
          <table:table-cell office:value-type="float" office:value="1.78" table:style-name="ce92">
            <text:p><text:s text:c="3"/>1.78</text:p>
          </table:table-cell>
          <table:table-cell office:value-type="float" office:value="10212" table:style-name="ce91">
            <text:p>10,212</text:p>
          </table:table-cell>
          <table:table-cell office:value-type="float" office:value="9592" table:style-name="ce91">
            <text:p>9,592</text:p>
          </table:table-cell>
          <table:table-cell office:value-type="float" office:value="30493" table:style-name="ce93">
            <text:p>30,493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0">
            <text:p>臺 <text:s/>南 <text:s/>市</text:p>
          </table:table-cell>
          <table:table-cell office:value-type="float" office:value="663429" table:style-name="ce91">
            <text:p>663,429</text:p>
          </table:table-cell>
          <table:table-cell office:value-type="float" office:value="1883251" table:style-name="ce91">
            <text:p>1,883,251</text:p>
          </table:table-cell>
          <table:table-cell office:value-type="float" office:value="944512" table:style-name="ce91">
            <text:p>944,512</text:p>
          </table:table-cell>
          <table:table-cell office:value-type="float" office:value="938739" table:style-name="ce91">
            <text:p>938,739</text:p>
          </table:table-cell>
          <table:table-cell office:value-type="float" office:value="1138" table:style-name="ce91">
            <text:p>1,138</text:p>
          </table:table-cell>
          <table:table-cell office:value-type="float" office:value="611" table:style-name="ce91">
            <text:p>611</text:p>
          </table:table-cell>
          <table:table-cell office:value-type="float" office:value="527" table:style-name="ce91">
            <text:p>527</text:p>
          </table:table-cell>
          <table:table-cell office:value-type="float" office:value="7.11" table:style-name="ce92">
            <text:p><text:s text:c="3"/>7.11</text:p>
          </table:table-cell>
          <table:table-cell office:value-type="float" office:value="1259" table:style-name="ce91">
            <text:p>1,259</text:p>
          </table:table-cell>
          <table:table-cell office:value-type="float" office:value="719" table:style-name="ce91">
            <text:p>719</text:p>
          </table:table-cell>
          <table:table-cell office:value-type="float" office:value="540" table:style-name="ce91">
            <text:p>540</text:p>
          </table:table-cell>
          <table:table-cell office:value-type="float" office:value="7.87" table:style-name="ce92">
            <text:p><text:s text:c="3"/>7.87</text:p>
          </table:table-cell>
          <table:table-cell office:value-type="float" office:value="-121" table:style-name="ce94">
            <text:p>－ 121</text:p>
          </table:table-cell>
          <table:table-cell office:value-type="float" office:value="-0.76" table:style-name="ce95">
            <text:p>－ <text:s/>0.76</text:p>
          </table:table-cell>
          <table:table-cell office:value-type="float" office:value="1309" table:style-name="ce91">
            <text:p>1,309</text:p>
          </table:table-cell>
          <table:table-cell office:value-type="float" office:value="8.18" table:style-name="ce92">
            <text:p><text:s text:c="3"/>8.18</text:p>
          </table:table-cell>
          <table:table-cell office:value-type="float" office:value="290" table:style-name="ce91">
            <text:p>290</text:p>
          </table:table-cell>
          <table:table-cell office:value-type="float" office:value="1.81" table:style-name="ce92">
            <text:p><text:s text:c="3"/>1.81</text:p>
          </table:table-cell>
          <table:table-cell office:value-type="float" office:value="5815" table:style-name="ce91">
            <text:p>5,815</text:p>
          </table:table-cell>
          <table:table-cell office:value-type="float" office:value="5651" table:style-name="ce91">
            <text:p>5,651</text:p>
          </table:table-cell>
          <table:table-cell office:value-type="float" office:value="6755" table:style-name="ce93">
            <text:p>6,755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0">
            <text:p>高 <text:s/>雄 <text:s/>市</text:p>
          </table:table-cell>
          <table:table-cell office:value-type="float" office:value="1056653" table:style-name="ce91">
            <text:p>1,056,653</text:p>
          </table:table-cell>
          <table:table-cell office:value-type="float" office:value="2779790" table:style-name="ce91">
            <text:p>2,779,790</text:p>
          </table:table-cell>
          <table:table-cell office:value-type="float" office:value="1385726" table:style-name="ce91">
            <text:p>1,385,726</text:p>
          </table:table-cell>
          <table:table-cell office:value-type="float" office:value="1394064" table:style-name="ce91">
            <text:p>1,394,064</text:p>
          </table:table-cell>
          <table:table-cell office:value-type="float" office:value="1630" table:style-name="ce91">
            <text:p>1,630</text:p>
          </table:table-cell>
          <table:table-cell office:value-type="float" office:value="906" table:style-name="ce91">
            <text:p>906</text:p>
          </table:table-cell>
          <table:table-cell office:value-type="float" office:value="724" table:style-name="ce91">
            <text:p>724</text:p>
          </table:table-cell>
          <table:table-cell office:value-type="float" office:value="6.9" table:style-name="ce92">
            <text:p><text:s text:c="3"/>6.90</text:p>
          </table:table-cell>
          <table:table-cell office:value-type="float" office:value="1722" table:style-name="ce91">
            <text:p>1,722</text:p>
          </table:table-cell>
          <table:table-cell office:value-type="float" office:value="1039" table:style-name="ce91">
            <text:p>1,039</text:p>
          </table:table-cell>
          <table:table-cell office:value-type="float" office:value="683" table:style-name="ce91">
            <text:p>683</text:p>
          </table:table-cell>
          <table:table-cell office:value-type="float" office:value="7.29" table:style-name="ce92">
            <text:p><text:s text:c="3"/>7.29</text:p>
          </table:table-cell>
          <table:table-cell office:value-type="float" office:value="-92" table:style-name="ce96">
            <text:p>－ <text:s/>92</text:p>
          </table:table-cell>
          <table:table-cell office:value-type="float" office:value="-0.39" table:style-name="ce95">
            <text:p>－ <text:s/>0.39</text:p>
          </table:table-cell>
          <table:table-cell office:value-type="float" office:value="1897" table:style-name="ce91">
            <text:p>1,897</text:p>
          </table:table-cell>
          <table:table-cell office:value-type="float" office:value="8.0299999999999994" table:style-name="ce92">
            <text:p><text:s text:c="3"/>8.03</text:p>
          </table:table-cell>
          <table:table-cell office:value-type="float" office:value="448" table:style-name="ce91">
            <text:p>448</text:p>
          </table:table-cell>
          <table:table-cell office:value-type="float" office:value="1.9" table:style-name="ce92">
            <text:p><text:s text:c="3"/>1.90</text:p>
          </table:table-cell>
          <table:table-cell office:value-type="float" office:value="9703" table:style-name="ce91">
            <text:p>9,703</text:p>
          </table:table-cell>
          <table:table-cell office:value-type="float" office:value="9698" table:style-name="ce91">
            <text:p>9,698</text:p>
          </table:table-cell>
          <table:table-cell office:value-type="float" office:value="31910" table:style-name="ce93">
            <text:p>31,910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7">
            <text:p><text:s/>臺 <text:s/>灣 <text:s/>省<text:s/></text:p>
          </table:table-cell>
          <table:table-cell office:value-type="float" office:value="3127501" table:style-name="ce91">
            <text:p>3,127,501</text:p>
          </table:table-cell>
          <table:table-cell office:value-type="float" office:value="9234181" table:style-name="ce91">
            <text:p>9,234,181</text:p>
          </table:table-cell>
          <table:table-cell office:value-type="float" office:value="4706445" table:style-name="ce91">
            <text:p>4,706,445</text:p>
          </table:table-cell>
          <table:table-cell office:value-type="float" office:value="4527736" table:style-name="ce91">
            <text:p>4,527,736</text:p>
          </table:table-cell>
          <table:table-cell office:value-type="float" office:value="5780" table:style-name="ce91">
            <text:p>5,780</text:p>
          </table:table-cell>
          <table:table-cell office:value-type="float" office:value="3058" table:style-name="ce91">
            <text:p>3,058</text:p>
          </table:table-cell>
          <table:table-cell office:value-type="float" office:value="2722" table:style-name="ce91">
            <text:p>2,722</text:p>
          </table:table-cell>
          <table:table-cell office:value-type="float" office:value="7.37" table:style-name="ce92">
            <text:p><text:s text:c="3"/>7.37</text:p>
          </table:table-cell>
          <table:table-cell office:value-type="float" office:value="6217" table:style-name="ce91">
            <text:p>6,217</text:p>
          </table:table-cell>
          <table:table-cell office:value-type="float" office:value="3751" table:style-name="ce91">
            <text:p>3,751</text:p>
          </table:table-cell>
          <table:table-cell office:value-type="float" office:value="2466" table:style-name="ce91">
            <text:p>2,466</text:p>
          </table:table-cell>
          <table:table-cell office:value-type="float" office:value="7.93" table:style-name="ce92">
            <text:p><text:s text:c="3"/>7.93</text:p>
          </table:table-cell>
          <table:table-cell office:value-type="float" office:value="-437" table:style-name="ce94">
            <text:p>－ 437</text:p>
          </table:table-cell>
          <table:table-cell office:value-type="float" office:value="-0.56000000000000005" table:style-name="ce98">
            <text:p>－ <text:s/>0.56</text:p>
          </table:table-cell>
          <table:table-cell office:value-type="float" office:value="6016" table:style-name="ce91">
            <text:p>6,016</text:p>
          </table:table-cell>
          <table:table-cell office:value-type="float" office:value="7.67" table:style-name="ce92">
            <text:p><text:s text:c="3"/>7.67</text:p>
          </table:table-cell>
          <table:table-cell office:value-type="float" office:value="1462" table:style-name="ce91">
            <text:p>1,462</text:p>
          </table:table-cell>
          <table:table-cell office:value-type="float" office:value="1.86" table:style-name="ce92">
            <text:p><text:s text:c="3"/>1.86</text:p>
          </table:table-cell>
          <table:table-cell office:value-type="float" office:value="27060" table:style-name="ce91">
            <text:p>27,060</text:p>
          </table:table-cell>
          <table:table-cell office:value-type="float" office:value="26890" table:style-name="ce91">
            <text:p>26,890</text:p>
          </table:table-cell>
          <table:table-cell office:value-type="float" office:value="395653" table:style-name="ce93">
            <text:p>395,653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9">
            <text:p>宜 蘭 縣</text:p>
          </table:table-cell>
          <table:table-cell office:value-type="float" office:value="160968" table:style-name="ce100">
            <text:p><text:s text:c="3"/>160,968</text:p>
          </table:table-cell>
          <table:table-cell office:value-type="float" office:value="458378" table:style-name="ce100">
            <text:p><text:s text:c="3"/>458,378</text:p>
          </table:table-cell>
          <table:table-cell office:value-type="float" office:value="232900" table:style-name="ce100">
            <text:p><text:s text:c="3"/>232,900</text:p>
          </table:table-cell>
          <table:table-cell office:value-type="float" office:value="225478" table:style-name="ce100">
            <text:p><text:s text:c="3"/>225,478</text:p>
          </table:table-cell>
          <table:table-cell office:value-type="float" office:value="264" table:style-name="ce101">
            <text:p>264</text:p>
          </table:table-cell>
          <table:table-cell office:value-type="float" office:value="132" table:style-name="ce101">
            <text:p>132</text:p>
          </table:table-cell>
          <table:table-cell office:value-type="float" office:value="132" table:style-name="ce101">
            <text:p>132</text:p>
          </table:table-cell>
          <table:table-cell office:value-type="float" office:value="6.78" table:style-name="ce102">
            <text:p><text:s text:c="3"/>6.78</text:p>
          </table:table-cell>
          <table:table-cell office:value-type="float" office:value="353" table:style-name="ce100">
            <text:p><text:s text:c="3"/>353</text:p>
          </table:table-cell>
          <table:table-cell office:value-type="float" office:value="217" table:style-name="ce101">
            <text:p>217</text:p>
          </table:table-cell>
          <table:table-cell office:value-type="float" office:value="136" table:style-name="ce101">
            <text:p>136</text:p>
          </table:table-cell>
          <table:table-cell office:value-type="float" office:value="9.07" table:style-name="ce102">
            <text:p><text:s text:c="3"/>9.07</text:p>
          </table:table-cell>
          <table:table-cell office:value-type="float" office:value="-89" table:style-name="ce103">
            <text:p>－ <text:s text:c="2"/>89</text:p>
          </table:table-cell>
          <table:table-cell office:value-type="float" office:value="-2.29" table:style-name="ce104">
            <text:p>－ <text:s/>2.29</text:p>
          </table:table-cell>
          <table:table-cell office:value-type="float" office:value="293" table:style-name="ce100">
            <text:p><text:s text:c="3"/>293</text:p>
          </table:table-cell>
          <table:table-cell office:value-type="float" office:value="7.53" table:style-name="ce102">
            <text:p><text:s text:c="3"/>7.53</text:p>
          </table:table-cell>
          <table:table-cell office:value-type="float" office:value="75" table:style-name="ce100">
            <text:p><text:s text:c="3"/>75</text:p>
          </table:table-cell>
          <table:table-cell office:value-type="float" office:value="1.93" table:style-name="ce102">
            <text:p><text:s text:c="3"/>1.93</text:p>
          </table:table-cell>
          <table:table-cell office:value-type="float" office:value="1622" table:style-name="ce101">
            <text:p>1,622</text:p>
          </table:table-cell>
          <table:table-cell office:value-type="float" office:value="1611" table:style-name="ce101">
            <text:p>1,611</text:p>
          </table:table-cell>
          <table:table-cell office:value-type="float" office:value="16151" table:style-name="ce105">
            <text:p><text:s text:c="3"/>16,151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桃 園 縣</text:p>
          </table:table-cell>
          <table:table-cell office:value-type="float" office:value="717215" table:style-name="ce100">
            <text:p><text:s text:c="3"/>717,215</text:p>
          </table:table-cell>
          <table:table-cell office:value-type="float" office:value="2044857" table:style-name="ce100">
            <text:p><text:s text:c="3"/>2,044,857</text:p>
          </table:table-cell>
          <table:table-cell office:value-type="float" office:value="1026942" table:style-name="ce100">
            <text:p><text:s text:c="3"/>1,026,942</text:p>
          </table:table-cell>
          <table:table-cell office:value-type="float" office:value="1017915" table:style-name="ce100">
            <text:p><text:s text:c="3"/>1,017,915</text:p>
          </table:table-cell>
          <table:table-cell office:value-type="float" office:value="1343" table:style-name="ce100">
            <text:p><text:s text:c="3"/>1,343</text:p>
          </table:table-cell>
          <table:table-cell office:value-type="float" office:value="709" table:style-name="ce101">
            <text:p>709</text:p>
          </table:table-cell>
          <table:table-cell office:value-type="float" office:value="634" table:style-name="ce101">
            <text:p>634</text:p>
          </table:table-cell>
          <table:table-cell office:value-type="float" office:value="7.73" table:style-name="ce102">
            <text:p><text:s text:c="3"/>7.73</text:p>
          </table:table-cell>
          <table:table-cell office:value-type="float" office:value="1004" table:style-name="ce100">
            <text:p><text:s text:c="3"/>1,004</text:p>
          </table:table-cell>
          <table:table-cell office:value-type="float" office:value="627" table:style-name="ce101">
            <text:p>627</text:p>
          </table:table-cell>
          <table:table-cell office:value-type="float" office:value="377" table:style-name="ce101">
            <text:p>377</text:p>
          </table:table-cell>
          <table:table-cell office:value-type="float" office:value="5.78" table:style-name="ce102">
            <text:p><text:s text:c="3"/>5.78</text:p>
          </table:table-cell>
          <table:table-cell office:value-type="float" office:value="339" table:style-name="ce106">
            <text:p><text:s text:c="3"/>339</text:p>
          </table:table-cell>
          <table:table-cell office:value-type="float" office:value="1.95" table:style-name="ce107">
            <text:p><text:s text:c="4"/>1.95</text:p>
          </table:table-cell>
          <table:table-cell office:value-type="float" office:value="1523" table:style-name="ce100">
            <text:p><text:s text:c="3"/>1,523</text:p>
          </table:table-cell>
          <table:table-cell office:value-type="float" office:value="8.77" table:style-name="ce102">
            <text:p><text:s text:c="3"/>8.77</text:p>
          </table:table-cell>
          <table:table-cell office:value-type="float" office:value="435" table:style-name="ce100">
            <text:p><text:s text:c="3"/>435</text:p>
          </table:table-cell>
          <table:table-cell office:value-type="float" office:value="2.5099999999999998" table:style-name="ce102">
            <text:p><text:s text:c="3"/>2.51</text:p>
          </table:table-cell>
          <table:table-cell office:value-type="float" office:value="7313" table:style-name="ce101">
            <text:p>7,313</text:p>
          </table:table-cell>
          <table:table-cell office:value-type="float" office:value="6818" table:style-name="ce101">
            <text:p>6,818</text:p>
          </table:table-cell>
          <table:table-cell office:value-type="float" office:value="64307" table:style-name="ce105">
            <text:p><text:s text:c="3"/>64,307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新 竹 縣</text:p>
          </table:table-cell>
          <table:table-cell office:value-type="float" office:value="175080" table:style-name="ce100">
            <text:p><text:s text:c="3"/>175,080</text:p>
          </table:table-cell>
          <table:table-cell office:value-type="float" office:value="530882" table:style-name="ce100">
            <text:p><text:s text:c="3"/>530,882</text:p>
          </table:table-cell>
          <table:table-cell office:value-type="float" office:value="272083" table:style-name="ce100">
            <text:p><text:s text:c="3"/>272,083</text:p>
          </table:table-cell>
          <table:table-cell office:value-type="float" office:value="258799" table:style-name="ce100">
            <text:p><text:s text:c="3"/>258,799</text:p>
          </table:table-cell>
          <table:table-cell office:value-type="float" office:value="451" table:style-name="ce100">
            <text:p><text:s text:c="3"/>451</text:p>
          </table:table-cell>
          <table:table-cell office:value-type="float" office:value="233" table:style-name="ce101">
            <text:p>233</text:p>
          </table:table-cell>
          <table:table-cell office:value-type="float" office:value="218" table:style-name="ce101">
            <text:p>218</text:p>
          </table:table-cell>
          <table:table-cell office:value-type="float" office:value="10.01" table:style-name="ce102">
            <text:p><text:s text:c="3"/>10.01</text:p>
          </table:table-cell>
          <table:table-cell office:value-type="float" office:value="322" table:style-name="ce100">
            <text:p><text:s text:c="3"/>322</text:p>
          </table:table-cell>
          <table:table-cell office:value-type="float" office:value="191" table:style-name="ce101">
            <text:p>191</text:p>
          </table:table-cell>
          <table:table-cell office:value-type="float" office:value="131" table:style-name="ce101">
            <text:p>131</text:p>
          </table:table-cell>
          <table:table-cell office:value-type="float" office:value="7.14" table:style-name="ce102">
            <text:p><text:s text:c="3"/>7.14</text:p>
          </table:table-cell>
          <table:table-cell office:value-type="float" office:value="129" table:style-name="ce106">
            <text:p><text:s text:c="3"/>129</text:p>
          </table:table-cell>
          <table:table-cell office:value-type="float" office:value="2.86" table:style-name="ce107">
            <text:p><text:s text:c="4"/>2.86</text:p>
          </table:table-cell>
          <table:table-cell office:value-type="float" office:value="431" table:style-name="ce100">
            <text:p><text:s text:c="3"/>431</text:p>
          </table:table-cell>
          <table:table-cell office:value-type="float" office:value="9.56" table:style-name="ce102">
            <text:p><text:s text:c="3"/>9.56</text:p>
          </table:table-cell>
          <table:table-cell office:value-type="float" office:value="76" table:style-name="ce100">
            <text:p><text:s text:c="3"/>76</text:p>
          </table:table-cell>
          <table:table-cell office:value-type="float" office:value="1.69" table:style-name="ce102">
            <text:p><text:s text:c="3"/>1.69</text:p>
          </table:table-cell>
          <table:table-cell office:value-type="float" office:value="1778" table:style-name="ce101">
            <text:p>1,778</text:p>
          </table:table-cell>
          <table:table-cell office:value-type="float" office:value="1511" table:style-name="ce101">
            <text:p>1,511</text:p>
          </table:table-cell>
          <table:table-cell office:value-type="float" office:value="20698" table:style-name="ce105">
            <text:p><text:s text:c="3"/>20,698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苗 栗 縣</text:p>
          </table:table-cell>
          <table:table-cell office:value-type="float" office:value="181042" table:style-name="ce100">
            <text:p><text:s text:c="3"/>181,042</text:p>
          </table:table-cell>
          <table:table-cell office:value-type="float" office:value="565661" table:style-name="ce100">
            <text:p><text:s text:c="3"/>565,661</text:p>
          </table:table-cell>
          <table:table-cell office:value-type="float" office:value="292016" table:style-name="ce100">
            <text:p><text:s text:c="3"/>292,016</text:p>
          </table:table-cell>
          <table:table-cell office:value-type="float" office:value="273645" table:style-name="ce100">
            <text:p><text:s text:c="3"/>273,645</text:p>
          </table:table-cell>
          <table:table-cell office:value-type="float" office:value="439" table:style-name="ce100">
            <text:p><text:s text:c="3"/>439</text:p>
          </table:table-cell>
          <table:table-cell office:value-type="float" office:value="220" table:style-name="ce101">
            <text:p>220</text:p>
          </table:table-cell>
          <table:table-cell office:value-type="float" office:value="219" table:style-name="ce101">
            <text:p>219</text:p>
          </table:table-cell>
          <table:table-cell office:value-type="float" office:value="9.14" table:style-name="ce102">
            <text:p><text:s text:c="3"/>9.14</text:p>
          </table:table-cell>
          <table:table-cell office:value-type="float" office:value="407" table:style-name="ce100">
            <text:p><text:s text:c="3"/>407</text:p>
          </table:table-cell>
          <table:table-cell office:value-type="float" office:value="256" table:style-name="ce101">
            <text:p>256</text:p>
          </table:table-cell>
          <table:table-cell office:value-type="float" office:value="151" table:style-name="ce101">
            <text:p>151</text:p>
          </table:table-cell>
          <table:table-cell office:value-type="float" office:value="8.4700000000000006" table:style-name="ce102">
            <text:p><text:s text:c="3"/>8.47</text:p>
          </table:table-cell>
          <table:table-cell office:value-type="float" office:value="32" table:style-name="ce106">
            <text:p><text:s text:c="3"/>32</text:p>
          </table:table-cell>
          <table:table-cell office:value-type="float" office:value="0.67" table:style-name="ce107">
            <text:p><text:s text:c="4"/>0.67</text:p>
          </table:table-cell>
          <table:table-cell office:value-type="float" office:value="426" table:style-name="ce100">
            <text:p><text:s text:c="3"/>426</text:p>
          </table:table-cell>
          <table:table-cell office:value-type="float" office:value="8.8699999999999992" table:style-name="ce102">
            <text:p><text:s text:c="3"/>8.87</text:p>
          </table:table-cell>
          <table:table-cell office:value-type="float" office:value="73" table:style-name="ce100">
            <text:p><text:s text:c="3"/>73</text:p>
          </table:table-cell>
          <table:table-cell office:value-type="float" office:value="1.52" table:style-name="ce102">
            <text:p><text:s text:c="3"/>1.52</text:p>
          </table:table-cell>
          <table:table-cell office:value-type="float" office:value="1393" table:style-name="ce101">
            <text:p>1,393</text:p>
          </table:table-cell>
          <table:table-cell office:value-type="float" office:value="1318" table:style-name="ce101">
            <text:p>1,318</text:p>
          </table:table-cell>
          <table:table-cell office:value-type="float" office:value="10977" table:style-name="ce105">
            <text:p><text:s text:c="3"/>10,977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9">
            <text:p>彰 化 縣</text:p>
          </table:table-cell>
          <table:table-cell office:value-type="float" office:value="376012" table:style-name="ce100">
            <text:p><text:s text:c="3"/>376,012</text:p>
          </table:table-cell>
          <table:table-cell office:value-type="float" office:value="1295658" table:style-name="ce100">
            <text:p><text:s text:c="3"/>1,295,658</text:p>
          </table:table-cell>
          <table:table-cell office:value-type="float" office:value="663264" table:style-name="ce100">
            <text:p><text:s text:c="3"/>663,264</text:p>
          </table:table-cell>
          <table:table-cell office:value-type="float" office:value="632394" table:style-name="ce100">
            <text:p><text:s text:c="3"/>632,394</text:p>
          </table:table-cell>
          <table:table-cell office:value-type="float" office:value="897" table:style-name="ce100">
            <text:p><text:s text:c="3"/>897</text:p>
          </table:table-cell>
          <table:table-cell office:value-type="float" office:value="463" table:style-name="ce101">
            <text:p>463</text:p>
          </table:table-cell>
          <table:table-cell office:value-type="float" office:value="434" table:style-name="ce101">
            <text:p>434</text:p>
          </table:table-cell>
          <table:table-cell office:value-type="float" office:value="8.15" table:style-name="ce102">
            <text:p><text:s text:c="3"/>8.15</text:p>
          </table:table-cell>
          <table:table-cell office:value-type="float" office:value="824" table:style-name="ce100">
            <text:p><text:s text:c="3"/>824</text:p>
          </table:table-cell>
          <table:table-cell office:value-type="float" office:value="498" table:style-name="ce101">
            <text:p>498</text:p>
          </table:table-cell>
          <table:table-cell office:value-type="float" office:value="326" table:style-name="ce101">
            <text:p>326</text:p>
          </table:table-cell>
          <table:table-cell office:value-type="float" office:value="7.49" table:style-name="ce102">
            <text:p><text:s text:c="3"/>7.49</text:p>
          </table:table-cell>
          <table:table-cell office:value-type="float" office:value="73" table:style-name="ce108">
            <text:p><text:s text:c="3"/>73</text:p>
          </table:table-cell>
          <table:table-cell office:value-type="float" office:value="0.66" table:style-name="ce107">
            <text:p><text:s text:c="4"/>0.66</text:p>
          </table:table-cell>
          <table:table-cell office:value-type="float" office:value="846" table:style-name="ce100">
            <text:p><text:s text:c="3"/>846</text:p>
          </table:table-cell>
          <table:table-cell office:value-type="float" office:value="7.69" table:style-name="ce102">
            <text:p><text:s text:c="3"/>7.69</text:p>
          </table:table-cell>
          <table:table-cell office:value-type="float" office:value="147" table:style-name="ce100">
            <text:p><text:s text:c="3"/>147</text:p>
          </table:table-cell>
          <table:table-cell office:value-type="float" office:value="1.34" table:style-name="ce102">
            <text:p><text:s text:c="3"/>1.34</text:p>
          </table:table-cell>
          <table:table-cell office:value-type="float" office:value="2662" table:style-name="ce101">
            <text:p>2,662</text:p>
          </table:table-cell>
          <table:table-cell office:value-type="float" office:value="3090" table:style-name="ce101">
            <text:p>3,090</text:p>
          </table:table-cell>
          <table:table-cell office:value-type="float" office:value="5228" table:style-name="ce105">
            <text:p><text:s text:c="3"/>5,228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南 投 縣</text:p>
          </table:table-cell>
          <table:table-cell office:value-type="float" office:value="175472" table:style-name="ce100">
            <text:p><text:s text:c="3"/>175,472</text:p>
          </table:table-cell>
          <table:table-cell office:value-type="float" office:value="517037" table:style-name="ce100">
            <text:p><text:s text:c="3"/>517,037</text:p>
          </table:table-cell>
          <table:table-cell office:value-type="float" office:value="265388" table:style-name="ce100">
            <text:p><text:s text:c="3"/>265,388</text:p>
          </table:table-cell>
          <table:table-cell office:value-type="float" office:value="251649" table:style-name="ce100">
            <text:p><text:s text:c="3"/>251,649</text:p>
          </table:table-cell>
          <table:table-cell office:value-type="float" office:value="256" table:style-name="ce100">
            <text:p><text:s text:c="3"/>256</text:p>
          </table:table-cell>
          <table:table-cell office:value-type="float" office:value="139" table:style-name="ce101">
            <text:p>139</text:p>
          </table:table-cell>
          <table:table-cell office:value-type="float" office:value="117" table:style-name="ce101">
            <text:p>117</text:p>
          </table:table-cell>
          <table:table-cell office:value-type="float" office:value="5.83" table:style-name="ce102">
            <text:p><text:s text:c="3"/>5.83</text:p>
          </table:table-cell>
          <table:table-cell office:value-type="float" office:value="441" table:style-name="ce100">
            <text:p><text:s text:c="3"/>441</text:p>
          </table:table-cell>
          <table:table-cell office:value-type="float" office:value="254" table:style-name="ce101">
            <text:p>254</text:p>
          </table:table-cell>
          <table:table-cell office:value-type="float" office:value="187" table:style-name="ce101">
            <text:p>187</text:p>
          </table:table-cell>
          <table:table-cell office:value-type="float" office:value="10.039999999999999" table:style-name="ce102">
            <text:p><text:s text:c="3"/>10.04</text:p>
          </table:table-cell>
          <table:table-cell office:value-type="float" office:value="-185" table:style-name="ce109">
            <text:p>－ 185</text:p>
          </table:table-cell>
          <table:table-cell office:value-type="float" office:value="-4.21" table:style-name="ce104">
            <text:p>－ <text:s/>4.21</text:p>
          </table:table-cell>
          <table:table-cell office:value-type="float" office:value="297" table:style-name="ce100">
            <text:p><text:s text:c="3"/>297</text:p>
          </table:table-cell>
          <table:table-cell office:value-type="float" office:value="6.76" table:style-name="ce102">
            <text:p><text:s text:c="3"/>6.76</text:p>
          </table:table-cell>
          <table:table-cell office:value-type="float" office:value="80" table:style-name="ce100">
            <text:p><text:s text:c="3"/>80</text:p>
          </table:table-cell>
          <table:table-cell office:value-type="float" office:value="1.82" table:style-name="ce102">
            <text:p><text:s text:c="3"/>1.82</text:p>
          </table:table-cell>
          <table:table-cell office:value-type="float" office:value="1137" table:style-name="ce101">
            <text:p>1,137</text:p>
          </table:table-cell>
          <table:table-cell office:value-type="float" office:value="1137" table:style-name="ce101">
            <text:p>1,137</text:p>
          </table:table-cell>
          <table:table-cell office:value-type="float" office:value="28630" table:style-name="ce105">
            <text:p><text:s text:c="3"/>28,630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雲 林 縣</text:p>
          </table:table-cell>
          <table:table-cell office:value-type="float" office:value="236665" table:style-name="ce100">
            <text:p><text:s text:c="3"/>236,665</text:p>
          </table:table-cell>
          <table:table-cell office:value-type="float" office:value="707389" table:style-name="ce100">
            <text:p><text:s text:c="3"/>707,389</text:p>
          </table:table-cell>
          <table:table-cell office:value-type="float" office:value="368315" table:style-name="ce100">
            <text:p><text:s text:c="3"/>368,315</text:p>
          </table:table-cell>
          <table:table-cell office:value-type="float" office:value="339074" table:style-name="ce100">
            <text:p><text:s text:c="3"/>339,074</text:p>
          </table:table-cell>
          <table:table-cell office:value-type="float" office:value="396" table:style-name="ce100">
            <text:p><text:s text:c="3"/>396</text:p>
          </table:table-cell>
          <table:table-cell office:value-type="float" office:value="223" table:style-name="ce101">
            <text:p>223</text:p>
          </table:table-cell>
          <table:table-cell office:value-type="float" office:value="173" table:style-name="ce101">
            <text:p>173</text:p>
          </table:table-cell>
          <table:table-cell office:value-type="float" office:value="6.59" table:style-name="ce102">
            <text:p><text:s text:c="3"/>6.59</text:p>
          </table:table-cell>
          <table:table-cell office:value-type="float" office:value="559" table:style-name="ce100">
            <text:p><text:s text:c="3"/>559</text:p>
          </table:table-cell>
          <table:table-cell office:value-type="float" office:value="338" table:style-name="ce101">
            <text:p>338</text:p>
          </table:table-cell>
          <table:table-cell office:value-type="float" office:value="221" table:style-name="ce101">
            <text:p>221</text:p>
          </table:table-cell>
          <table:table-cell office:value-type="float" office:value="9.3000000000000007" table:style-name="ce102">
            <text:p><text:s text:c="3"/>9.30</text:p>
          </table:table-cell>
          <table:table-cell office:value-type="float" office:value="-163" table:style-name="ce109">
            <text:p>－ 163</text:p>
          </table:table-cell>
          <table:table-cell office:value-type="float" office:value="-2.71" table:style-name="ce104">
            <text:p>－ <text:s/>2.71</text:p>
          </table:table-cell>
          <table:table-cell office:value-type="float" office:value="393" table:style-name="ce100">
            <text:p><text:s text:c="3"/>393</text:p>
          </table:table-cell>
          <table:table-cell office:value-type="float" office:value="6.54" table:style-name="ce102">
            <text:p><text:s text:c="3"/>6.54</text:p>
          </table:table-cell>
          <table:table-cell office:value-type="float" office:value="88" table:style-name="ce100">
            <text:p><text:s text:c="3"/>88</text:p>
          </table:table-cell>
          <table:table-cell office:value-type="float" office:value="1.46" table:style-name="ce102">
            <text:p><text:s text:c="3"/>1.46</text:p>
          </table:table-cell>
          <table:table-cell office:value-type="float" office:value="1529" table:style-name="ce101">
            <text:p>1,529</text:p>
          </table:table-cell>
          <table:table-cell office:value-type="float" office:value="1769" table:style-name="ce101">
            <text:p>1,769</text:p>
          </table:table-cell>
          <table:table-cell office:value-type="float" office:value="2103" table:style-name="ce105">
            <text:p><text:s text:c="3"/>2,103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嘉 義 縣</text:p>
          </table:table-cell>
          <table:table-cell office:value-type="float" office:value="180688" table:style-name="ce100">
            <text:p><text:s text:c="3"/>180,688</text:p>
          </table:table-cell>
          <table:table-cell office:value-type="float" office:value="528825" table:style-name="ce100">
            <text:p><text:s text:c="3"/>528,825</text:p>
          </table:table-cell>
          <table:table-cell office:value-type="float" office:value="275494" table:style-name="ce100">
            <text:p><text:s text:c="3"/>275,494</text:p>
          </table:table-cell>
          <table:table-cell office:value-type="float" office:value="253331" table:style-name="ce100">
            <text:p><text:s text:c="3"/>253,331</text:p>
          </table:table-cell>
          <table:table-cell office:value-type="float" office:value="223" table:style-name="ce100">
            <text:p><text:s text:c="3"/>223</text:p>
          </table:table-cell>
          <table:table-cell office:value-type="float" office:value="127" table:style-name="ce101">
            <text:p>127</text:p>
          </table:table-cell>
          <table:table-cell office:value-type="float" office:value="96" table:style-name="ce101">
            <text:p>96</text:p>
          </table:table-cell>
          <table:table-cell office:value-type="float" office:value="4.96" table:style-name="ce102">
            <text:p><text:s text:c="3"/>4.96</text:p>
          </table:table-cell>
          <table:table-cell office:value-type="float" office:value="474" table:style-name="ce100">
            <text:p><text:s text:c="3"/>474</text:p>
          </table:table-cell>
          <table:table-cell office:value-type="float" office:value="277" table:style-name="ce101">
            <text:p>277</text:p>
          </table:table-cell>
          <table:table-cell office:value-type="float" office:value="197" table:style-name="ce101">
            <text:p>197</text:p>
          </table:table-cell>
          <table:table-cell office:value-type="float" office:value="10.55" table:style-name="ce102">
            <text:p><text:s text:c="3"/>10.55</text:p>
          </table:table-cell>
          <table:table-cell office:value-type="float" office:value="-251" table:style-name="ce109">
            <text:p>－ 251</text:p>
          </table:table-cell>
          <table:table-cell office:value-type="float" office:value="-5.59" table:style-name="ce104">
            <text:p>－ <text:s/>5.59</text:p>
          </table:table-cell>
          <table:table-cell office:value-type="float" office:value="283" table:style-name="ce100">
            <text:p><text:s text:c="3"/>283</text:p>
          </table:table-cell>
          <table:table-cell office:value-type="float" office:value="6.3" table:style-name="ce102">
            <text:p><text:s text:c="3"/>6.30</text:p>
          </table:table-cell>
          <table:table-cell office:value-type="float" office:value="75" table:style-name="ce100">
            <text:p><text:s text:c="3"/>75</text:p>
          </table:table-cell>
          <table:table-cell office:value-type="float" office:value="1.67" table:style-name="ce102">
            <text:p><text:s text:c="3"/>1.67</text:p>
          </table:table-cell>
          <table:table-cell office:value-type="float" office:value="1209" table:style-name="ce101">
            <text:p>1,209</text:p>
          </table:table-cell>
          <table:table-cell office:value-type="float" office:value="1362" table:style-name="ce101">
            <text:p>1,362</text:p>
          </table:table-cell>
          <table:table-cell office:value-type="float" office:value="5751" table:style-name="ce105">
            <text:p><text:s text:c="3"/>5,751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9">
            <text:p>屏 東 縣</text:p>
          </table:table-cell>
          <table:table-cell office:value-type="float" office:value="282201" table:style-name="ce100">
            <text:p><text:s text:c="3"/>282,201</text:p>
          </table:table-cell>
          <table:table-cell office:value-type="float" office:value="851774" table:style-name="ce100">
            <text:p><text:s text:c="3"/>851,774</text:p>
          </table:table-cell>
          <table:table-cell office:value-type="float" office:value="436808" table:style-name="ce100">
            <text:p><text:s text:c="3"/>436,808</text:p>
          </table:table-cell>
          <table:table-cell office:value-type="float" office:value="414966" table:style-name="ce100">
            <text:p><text:s text:c="3"/>414,966</text:p>
          </table:table-cell>
          <table:table-cell office:value-type="float" office:value="393" table:style-name="ce100">
            <text:p><text:s text:c="3"/>393</text:p>
          </table:table-cell>
          <table:table-cell office:value-type="float" office:value="206" table:style-name="ce101">
            <text:p>206</text:p>
          </table:table-cell>
          <table:table-cell office:value-type="float" office:value="187" table:style-name="ce101">
            <text:p>187</text:p>
          </table:table-cell>
          <table:table-cell office:value-type="float" office:value="5.43" table:style-name="ce102">
            <text:p><text:s text:c="3"/>5.43</text:p>
          </table:table-cell>
          <table:table-cell office:value-type="float" office:value="673" table:style-name="ce100">
            <text:p><text:s text:c="3"/>673</text:p>
          </table:table-cell>
          <table:table-cell office:value-type="float" office:value="400" table:style-name="ce101">
            <text:p>400</text:p>
          </table:table-cell>
          <table:table-cell office:value-type="float" office:value="273" table:style-name="ce101">
            <text:p>273</text:p>
          </table:table-cell>
          <table:table-cell office:value-type="float" office:value="9.3000000000000007" table:style-name="ce102">
            <text:p><text:s text:c="3"/>9.30</text:p>
          </table:table-cell>
          <table:table-cell office:value-type="float" office:value="-280" table:style-name="ce109">
            <text:p>－ 280</text:p>
          </table:table-cell>
          <table:table-cell office:value-type="float" office:value="-3.87" table:style-name="ce104">
            <text:p>－ <text:s/>3.87</text:p>
          </table:table-cell>
          <table:table-cell office:value-type="float" office:value="489" table:style-name="ce100">
            <text:p><text:s text:c="3"/>489</text:p>
          </table:table-cell>
          <table:table-cell office:value-type="float" office:value="6.76" table:style-name="ce102">
            <text:p><text:s text:c="3"/>6.76</text:p>
          </table:table-cell>
          <table:table-cell office:value-type="float" office:value="129" table:style-name="ce100">
            <text:p><text:s text:c="3"/>129</text:p>
          </table:table-cell>
          <table:table-cell office:value-type="float" office:value="1.78" table:style-name="ce102">
            <text:p><text:s text:c="3"/>1.78</text:p>
          </table:table-cell>
          <table:table-cell office:value-type="float" office:value="1921" table:style-name="ce101">
            <text:p>1,921</text:p>
          </table:table-cell>
          <table:table-cell office:value-type="float" office:value="2153" table:style-name="ce101">
            <text:p>2,153</text:p>
          </table:table-cell>
          <table:table-cell office:value-type="float" office:value="57659" table:style-name="ce105">
            <text:p><text:s text:c="3"/>57,659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6">
          <table:table-cell office:value-type="string" table:style-name="ce99">
            <text:p>臺 東 縣</text:p>
          </table:table-cell>
          <table:table-cell office:value-type="float" office:value="81763" table:style-name="ce100">
            <text:p><text:s text:c="3"/>81,763</text:p>
          </table:table-cell>
          <table:table-cell office:value-type="float" office:value="224738" table:style-name="ce100">
            <text:p><text:s text:c="3"/>224,738</text:p>
          </table:table-cell>
          <table:table-cell office:value-type="float" office:value="116809" table:style-name="ce100">
            <text:p><text:s text:c="3"/>116,809</text:p>
          </table:table-cell>
          <table:table-cell office:value-type="float" office:value="107929" table:style-name="ce100">
            <text:p><text:s text:c="3"/>107,929</text:p>
          </table:table-cell>
          <table:table-cell office:value-type="float" office:value="136" table:style-name="ce100">
            <text:p><text:s text:c="3"/>136</text:p>
          </table:table-cell>
          <table:table-cell office:value-type="float" office:value="69" table:style-name="ce101">
            <text:p>69</text:p>
          </table:table-cell>
          <table:table-cell office:value-type="float" office:value="67" table:style-name="ce101">
            <text:p>67</text:p>
          </table:table-cell>
          <table:table-cell office:value-type="float" office:value="7.12" table:style-name="ce102">
            <text:p><text:s text:c="3"/>7.12</text:p>
          </table:table-cell>
          <table:table-cell office:value-type="float" office:value="213" table:style-name="ce100">
            <text:p><text:s text:c="3"/>213</text:p>
          </table:table-cell>
          <table:table-cell office:value-type="float" office:value="133" table:style-name="ce101">
            <text:p>133</text:p>
          </table:table-cell>
          <table:table-cell office:value-type="float" office:value="80" table:style-name="ce101">
            <text:p>80</text:p>
          </table:table-cell>
          <table:table-cell office:value-type="float" office:value="11.16" table:style-name="ce102">
            <text:p><text:s text:c="3"/>11.16</text:p>
          </table:table-cell>
          <table:table-cell office:value-type="float" office:value="-77" table:style-name="ce103">
            <text:p>－ <text:s text:c="2"/>77</text:p>
          </table:table-cell>
          <table:table-cell office:value-type="float" office:value="-4.03" table:style-name="ce104">
            <text:p>－ <text:s/>4.03</text:p>
          </table:table-cell>
          <table:table-cell office:value-type="float" office:value="123" table:style-name="ce100">
            <text:p><text:s text:c="3"/>123</text:p>
          </table:table-cell>
          <table:table-cell office:value-type="float" office:value="6.44" table:style-name="ce102">
            <text:p><text:s text:c="3"/>6.44</text:p>
          </table:table-cell>
          <table:table-cell office:value-type="float" office:value="40" table:style-name="ce100">
            <text:p><text:s text:c="3"/>40</text:p>
          </table:table-cell>
          <table:table-cell office:value-type="float" office:value="2.1" table:style-name="ce102">
            <text:p><text:s text:c="3"/>2.10</text:p>
          </table:table-cell>
          <table:table-cell office:value-type="float" office:value="560" table:style-name="ce101">
            <text:p>560</text:p>
          </table:table-cell>
          <table:table-cell office:value-type="float" office:value="566" table:style-name="ce101">
            <text:p>566</text:p>
          </table:table-cell>
          <table:table-cell office:value-type="float" office:value="79269" table:style-name="ce105">
            <text:p><text:s text:c="3"/>79,269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花 蓮 縣</text:p>
          </table:table-cell>
          <table:table-cell office:value-type="float" office:value="123471" table:style-name="ce100">
            <text:p><text:s text:c="3"/>123,471</text:p>
          </table:table-cell>
          <table:table-cell office:value-type="float" office:value="333823" table:style-name="ce100">
            <text:p><text:s text:c="3"/>333,823</text:p>
          </table:table-cell>
          <table:table-cell office:value-type="float" office:value="170947" table:style-name="ce100">
            <text:p><text:s text:c="3"/>170,947</text:p>
          </table:table-cell>
          <table:table-cell office:value-type="float" office:value="162876" table:style-name="ce100">
            <text:p><text:s text:c="3"/>162,876</text:p>
          </table:table-cell>
          <table:table-cell office:value-type="float" office:value="194" table:style-name="ce100">
            <text:p><text:s text:c="3"/>194</text:p>
          </table:table-cell>
          <table:table-cell office:value-type="float" office:value="103" table:style-name="ce101">
            <text:p>103</text:p>
          </table:table-cell>
          <table:table-cell office:value-type="float" office:value="91" table:style-name="ce101">
            <text:p>91</text:p>
          </table:table-cell>
          <table:table-cell office:value-type="float" office:value="6.84" table:style-name="ce102">
            <text:p><text:s text:c="3"/>6.84</text:p>
          </table:table-cell>
          <table:table-cell office:value-type="float" office:value="281" table:style-name="ce100">
            <text:p><text:s text:c="3"/>281</text:p>
          </table:table-cell>
          <table:table-cell office:value-type="float" office:value="180" table:style-name="ce101">
            <text:p>180</text:p>
          </table:table-cell>
          <table:table-cell office:value-type="float" office:value="101" table:style-name="ce101">
            <text:p>101</text:p>
          </table:table-cell>
          <table:table-cell office:value-type="float" office:value="9.91" table:style-name="ce102">
            <text:p><text:s text:c="3"/>9.91</text:p>
          </table:table-cell>
          <table:table-cell office:value-type="float" office:value="-87" table:style-name="ce103">
            <text:p>－ <text:s text:c="2"/>87</text:p>
          </table:table-cell>
          <table:table-cell office:value-type="float" office:value="-3.07" table:style-name="ce104">
            <text:p>－ <text:s/>3.07</text:p>
          </table:table-cell>
          <table:table-cell office:value-type="float" office:value="167" table:style-name="ce100">
            <text:p><text:s text:c="3"/>167</text:p>
          </table:table-cell>
          <table:table-cell office:value-type="float" office:value="5.89" table:style-name="ce102">
            <text:p><text:s text:c="3"/>5.89</text:p>
          </table:table-cell>
          <table:table-cell office:value-type="float" office:value="54" table:style-name="ce100">
            <text:p><text:s text:c="3"/>54</text:p>
          </table:table-cell>
          <table:table-cell office:value-type="float" office:value="1.9" table:style-name="ce102">
            <text:p><text:s text:c="3"/>1.90</text:p>
          </table:table-cell>
          <table:table-cell office:value-type="float" office:value="1303" table:style-name="ce101">
            <text:p>1,303</text:p>
          </table:table-cell>
          <table:table-cell office:value-type="float" office:value="1290" table:style-name="ce101">
            <text:p>1,290</text:p>
          </table:table-cell>
          <table:table-cell office:value-type="float" office:value="91143" table:style-name="ce105">
            <text:p><text:s text:c="3"/>91,143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澎 湖 縣</text:p>
          </table:table-cell>
          <table:table-cell office:value-type="float" office:value="37225" table:style-name="ce100">
            <text:p><text:s text:c="3"/>37,225</text:p>
          </table:table-cell>
          <table:table-cell office:value-type="float" office:value="100585" table:style-name="ce100">
            <text:p><text:s text:c="3"/>100,585</text:p>
          </table:table-cell>
          <table:table-cell office:value-type="float" office:value="51843" table:style-name="ce100">
            <text:p><text:s text:c="3"/>51,843</text:p>
          </table:table-cell>
          <table:table-cell office:value-type="float" office:value="48742" table:style-name="ce100">
            <text:p><text:s text:c="3"/>48,742</text:p>
          </table:table-cell>
          <table:table-cell office:value-type="float" office:value="65" table:style-name="ce100">
            <text:p><text:s text:c="3"/>65</text:p>
          </table:table-cell>
          <table:table-cell office:value-type="float" office:value="34" table:style-name="ce101">
            <text:p>34</text:p>
          </table:table-cell>
          <table:table-cell office:value-type="float" office:value="31" table:style-name="ce101">
            <text:p>31</text:p>
          </table:table-cell>
          <table:table-cell office:value-type="float" office:value="7.62" table:style-name="ce102">
            <text:p><text:s text:c="3"/>7.62</text:p>
          </table:table-cell>
          <table:table-cell office:value-type="float" office:value="71" table:style-name="ce100">
            <text:p><text:s text:c="3"/>71</text:p>
          </table:table-cell>
          <table:table-cell office:value-type="float" office:value="45" table:style-name="ce101">
            <text:p>45</text:p>
          </table:table-cell>
          <table:table-cell office:value-type="float" office:value="26" table:style-name="ce101">
            <text:p>26</text:p>
          </table:table-cell>
          <table:table-cell office:value-type="float" office:value="8.32" table:style-name="ce102">
            <text:p><text:s text:c="3"/>8.32</text:p>
          </table:table-cell>
          <table:table-cell office:value-type="float" office:value="-6" table:style-name="ce110">
            <text:p>－ <text:s text:c="4"/>6</text:p>
          </table:table-cell>
          <table:table-cell office:value-type="float" office:value="-0.7" table:style-name="ce104">
            <text:p>－ <text:s/>0.70</text:p>
          </table:table-cell>
          <table:table-cell office:value-type="float" office:value="44" table:style-name="ce100">
            <text:p><text:s text:c="3"/>44</text:p>
          </table:table-cell>
          <table:table-cell office:value-type="float" office:value="5.16" table:style-name="ce102">
            <text:p><text:s text:c="3"/>5.16</text:p>
          </table:table-cell>
          <table:table-cell office:value-type="float" office:value="15" table:style-name="ce100">
            <text:p><text:s text:c="3"/>15</text:p>
          </table:table-cell>
          <table:table-cell office:value-type="float" office:value="1.76" table:style-name="ce102">
            <text:p><text:s text:c="3"/>1.76</text:p>
          </table:table-cell>
          <table:table-cell office:value-type="float" office:value="449" table:style-name="ce101">
            <text:p>449</text:p>
          </table:table-cell>
          <table:table-cell office:value-type="float" office:value="258" table:style-name="ce101">
            <text:p>258</text:p>
          </table:table-cell>
          <table:table-cell office:value-type="float" office:value="393" table:style-name="ce105">
            <text:p><text:s text:c="3"/>393</text:p>
          </table:table-cell>
          <table:table-cell table:number-columns-repeated="16362" table:style-name="ce2"/>
        </table:table-row>
        <table:table-row table:style-name="ro16">
          <table:table-cell office:value-type="string" table:style-name="ce99">
            <text:p>基 隆 市</text:p>
          </table:table-cell>
          <table:table-cell office:value-type="float" office:value="149701" table:style-name="ce100">
            <text:p><text:s text:c="3"/>149,701</text:p>
          </table:table-cell>
          <table:table-cell office:value-type="float" office:value="374799" table:style-name="ce100">
            <text:p><text:s text:c="3"/>374,799</text:p>
          </table:table-cell>
          <table:table-cell office:value-type="float" office:value="188614" table:style-name="ce100">
            <text:p><text:s text:c="3"/>188,614</text:p>
          </table:table-cell>
          <table:table-cell office:value-type="float" office:value="186185" table:style-name="ce100">
            <text:p><text:s text:c="3"/>186,185</text:p>
          </table:table-cell>
          <table:table-cell office:value-type="float" office:value="141" table:style-name="ce100">
            <text:p><text:s text:c="3"/>141</text:p>
          </table:table-cell>
          <table:table-cell office:value-type="float" office:value="82" table:style-name="ce101">
            <text:p>82</text:p>
          </table:table-cell>
          <table:table-cell office:value-type="float" office:value="59" table:style-name="ce101">
            <text:p>59</text:p>
          </table:table-cell>
          <table:table-cell office:value-type="float" office:value="4.43" table:style-name="ce102">
            <text:p><text:s text:c="3"/>4.43</text:p>
          </table:table-cell>
          <table:table-cell office:value-type="float" office:value="235" table:style-name="ce100">
            <text:p><text:s text:c="3"/>235</text:p>
          </table:table-cell>
          <table:table-cell office:value-type="float" office:value="133" table:style-name="ce101">
            <text:p>133</text:p>
          </table:table-cell>
          <table:table-cell office:value-type="float" office:value="102" table:style-name="ce101">
            <text:p>102</text:p>
          </table:table-cell>
          <table:table-cell office:value-type="float" office:value="7.38" table:style-name="ce102">
            <text:p><text:s text:c="3"/>7.38</text:p>
          </table:table-cell>
          <table:table-cell office:value-type="float" office:value="-94" table:style-name="ce103">
            <text:p>－ <text:s text:c="2"/>94</text:p>
          </table:table-cell>
          <table:table-cell office:value-type="float" office:value="-2.95" table:style-name="ce104">
            <text:p>－ <text:s/>2.95</text:p>
          </table:table-cell>
          <table:table-cell office:value-type="float" office:value="206" table:style-name="ce100">
            <text:p><text:s text:c="3"/>206</text:p>
          </table:table-cell>
          <table:table-cell office:value-type="float" office:value="6.47" table:style-name="ce102">
            <text:p><text:s text:c="3"/>6.47</text:p>
          </table:table-cell>
          <table:table-cell office:value-type="float" office:value="77" table:style-name="ce100">
            <text:p><text:s text:c="3"/>77</text:p>
          </table:table-cell>
          <table:table-cell office:value-type="float" office:value="2.42" table:style-name="ce102">
            <text:p><text:s text:c="3"/>2.42</text:p>
          </table:table-cell>
          <table:table-cell office:value-type="float" office:value="1458" table:style-name="ce101">
            <text:p>1,458</text:p>
          </table:table-cell>
          <table:table-cell office:value-type="float" office:value="1479" table:style-name="ce101">
            <text:p>1,479</text:p>
          </table:table-cell>
          <table:table-cell office:value-type="float" office:value="8924" table:style-name="ce105">
            <text:p><text:s text:c="3"/>8,924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新 竹 市</text:p>
          </table:table-cell>
          <table:table-cell office:value-type="float" office:value="152333" table:style-name="ce100">
            <text:p><text:s text:c="3"/>152,333</text:p>
          </table:table-cell>
          <table:table-cell office:value-type="float" office:value="428834" table:style-name="ce100">
            <text:p><text:s text:c="3"/>428,834</text:p>
          </table:table-cell>
          <table:table-cell office:value-type="float" office:value="212359" table:style-name="ce100">
            <text:p><text:s text:c="3"/>212,359</text:p>
          </table:table-cell>
          <table:table-cell office:value-type="float" office:value="216475" table:style-name="ce100">
            <text:p><text:s text:c="3"/>216,475</text:p>
          </table:table-cell>
          <table:table-cell office:value-type="float" office:value="409" table:style-name="ce100">
            <text:p><text:s text:c="3"/>409</text:p>
          </table:table-cell>
          <table:table-cell office:value-type="float" office:value="210" table:style-name="ce101">
            <text:p>210</text:p>
          </table:table-cell>
          <table:table-cell office:value-type="float" office:value="199" table:style-name="ce101">
            <text:p>199</text:p>
          </table:table-cell>
          <table:table-cell office:value-type="float" office:value="11.23" table:style-name="ce102">
            <text:p><text:s text:c="3"/>11.23</text:p>
          </table:table-cell>
          <table:table-cell office:value-type="float" office:value="193" table:style-name="ce100">
            <text:p><text:s text:c="3"/>193</text:p>
          </table:table-cell>
          <table:table-cell office:value-type="float" office:value="115" table:style-name="ce101">
            <text:p>115</text:p>
          </table:table-cell>
          <table:table-cell office:value-type="float" office:value="78" table:style-name="ce101">
            <text:p>78</text:p>
          </table:table-cell>
          <table:table-cell office:value-type="float" office:value="5.3" table:style-name="ce102">
            <text:p><text:s text:c="3"/>5.30</text:p>
          </table:table-cell>
          <table:table-cell office:value-type="float" office:value="216" table:style-name="ce106">
            <text:p><text:s text:c="3"/>216</text:p>
          </table:table-cell>
          <table:table-cell office:value-type="float" office:value="5.93" table:style-name="ce107">
            <text:p><text:s text:c="4"/>5.93</text:p>
          </table:table-cell>
          <table:table-cell office:value-type="float" office:value="316" table:style-name="ce100">
            <text:p><text:s text:c="3"/>316</text:p>
          </table:table-cell>
          <table:table-cell office:value-type="float" office:value="8.68" table:style-name="ce102">
            <text:p><text:s text:c="3"/>8.68</text:p>
          </table:table-cell>
          <table:table-cell office:value-type="float" office:value="61" table:style-name="ce100">
            <text:p><text:s text:c="3"/>61</text:p>
          </table:table-cell>
          <table:table-cell office:value-type="float" office:value="1.68" table:style-name="ce102">
            <text:p><text:s text:c="3"/>1.68</text:p>
          </table:table-cell>
          <table:table-cell office:value-type="float" office:value="1763" table:style-name="ce101">
            <text:p>1,763</text:p>
          </table:table-cell>
          <table:table-cell office:value-type="float" office:value="1628" table:style-name="ce101">
            <text:p>1,628</text:p>
          </table:table-cell>
          <table:table-cell office:value-type="float" office:value="3512" table:style-name="ce105">
            <text:p><text:s text:c="3"/>3,512</text:p>
          </table:table-cell>
          <table:table-cell table:number-columns-repeated="16362" table:style-name="ce2"/>
        </table:table-row>
        <table:table-row table:style-name="ro6">
          <table:table-cell office:value-type="string" table:style-name="ce99">
            <text:p>嘉 義 市</text:p>
          </table:table-cell>
          <table:table-cell office:value-type="float" office:value="97665" table:style-name="ce100">
            <text:p><text:s text:c="3"/>97,665</text:p>
          </table:table-cell>
          <table:table-cell office:value-type="float" office:value="270941" table:style-name="ce100">
            <text:p><text:s text:c="3"/>270,941</text:p>
          </table:table-cell>
          <table:table-cell office:value-type="float" office:value="132663" table:style-name="ce100">
            <text:p><text:s text:c="3"/>132,663</text:p>
          </table:table-cell>
          <table:table-cell office:value-type="float" office:value="138278" table:style-name="ce100">
            <text:p><text:s text:c="3"/>138,278</text:p>
          </table:table-cell>
          <table:table-cell office:value-type="float" office:value="173" table:style-name="ce100">
            <text:p><text:s text:c="3"/>173</text:p>
          </table:table-cell>
          <table:table-cell office:value-type="float" office:value="108" table:style-name="ce101">
            <text:p>108</text:p>
          </table:table-cell>
          <table:table-cell office:value-type="float" office:value="65" table:style-name="ce101">
            <text:p>65</text:p>
          </table:table-cell>
          <table:table-cell office:value-type="float" office:value="7.52" table:style-name="ce102">
            <text:p><text:s text:c="3"/>7.52</text:p>
          </table:table-cell>
          <table:table-cell office:value-type="float" office:value="167" table:style-name="ce100">
            <text:p><text:s text:c="3"/>167</text:p>
          </table:table-cell>
          <table:table-cell office:value-type="float" office:value="87" table:style-name="ce101">
            <text:p>87</text:p>
          </table:table-cell>
          <table:table-cell office:value-type="float" office:value="80" table:style-name="ce101">
            <text:p>80</text:p>
          </table:table-cell>
          <table:table-cell office:value-type="float" office:value="7.26" table:style-name="ce102">
            <text:p><text:s text:c="3"/>7.2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0.26" table:style-name="ce104">
            <text:p>0.26</text:p>
          </table:table-cell>
          <table:table-cell office:value-type="float" office:value="179" table:style-name="ce100">
            <text:p><text:s text:c="3"/>179</text:p>
          </table:table-cell>
          <table:table-cell office:value-type="float" office:value="7.78" table:style-name="ce102">
            <text:p><text:s text:c="3"/>7.78</text:p>
          </table:table-cell>
          <table:table-cell office:value-type="float" office:value="37" table:style-name="ce100">
            <text:p><text:s text:c="3"/>37</text:p>
          </table:table-cell>
          <table:table-cell office:value-type="float" office:value="1.61" table:style-name="ce102">
            <text:p><text:s text:c="3"/>1.61</text:p>
          </table:table-cell>
          <table:table-cell office:value-type="float" office:value="963" table:style-name="ce101">
            <text:p>963</text:p>
          </table:table-cell>
          <table:table-cell office:value-type="float" office:value="900" table:style-name="ce101">
            <text:p>900</text:p>
          </table:table-cell>
          <table:table-cell office:value-type="float" office:value="908" table:style-name="ce105">
            <text:p><text:s text:c="3"/>908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86">
            <text:p>福 <text:s/>建 <text:s/>省</text:p>
          </table:table-cell>
          <table:table-cell office:value-type="float" office:value="39034" table:style-name="ce111">
            <text:p><text:s text:c="3"/>39,034</text:p>
          </table:table-cell>
          <table:table-cell office:value-type="float" office:value="133456" table:style-name="ce111">
            <text:p><text:s text:c="3"/>133,456</text:p>
          </table:table-cell>
          <table:table-cell office:value-type="float" office:value="67870" table:style-name="ce111">
            <text:p><text:s text:c="3"/>67,870</text:p>
          </table:table-cell>
          <table:table-cell office:value-type="float" office:value="65586" table:style-name="ce111">
            <text:p><text:s text:c="3"/>65,586</text:p>
          </table:table-cell>
          <table:table-cell office:value-type="float" office:value="147" table:style-name="ce111">
            <text:p><text:s text:c="3"/>147</text:p>
          </table:table-cell>
          <table:table-cell office:value-type="float" office:value="71" table:style-name="ce20">
            <text:p>71</text:p>
          </table:table-cell>
          <table:table-cell office:value-type="float" office:value="76" table:style-name="ce20">
            <text:p>76</text:p>
          </table:table-cell>
          <table:table-cell office:value-type="float" office:value="13" table:style-name="ce87">
            <text:p><text:s text:c="3"/>13.00</text:p>
          </table:table-cell>
          <table:table-cell office:value-type="float" office:value="52" table:style-name="ce111">
            <text:p><text:s text:c="3"/>52</text:p>
          </table:table-cell>
          <table:table-cell office:value-type="float" office:value="25" table:style-name="ce20">
            <text:p>25</text:p>
          </table:table-cell>
          <table:table-cell office:value-type="float" office:value="27" table:style-name="ce20">
            <text:p>27</text:p>
          </table:table-cell>
          <table:table-cell office:value-type="float" office:value="4.5999999999999996" table:style-name="ce87">
            <text:p><text:s text:c="3"/>4.60</text:p>
          </table:table-cell>
          <table:table-cell office:value-type="float" office:value="95" table:style-name="ce112">
            <text:p><text:s text:c="3"/>95</text:p>
          </table:table-cell>
          <table:table-cell office:value-type="float" office:value="8.4" table:style-name="ce88">
            <text:p><text:s text:c="4"/>8.40</text:p>
          </table:table-cell>
          <table:table-cell office:value-type="float" office:value="67" table:style-name="ce111">
            <text:p><text:s text:c="3"/>67</text:p>
          </table:table-cell>
          <table:table-cell office:value-type="float" office:value="5.92" table:style-name="ce87">
            <text:p><text:s text:c="3"/>5.92</text:p>
          </table:table-cell>
          <table:table-cell office:value-type="float" office:value="17" table:style-name="ce111">
            <text:p><text:s text:c="3"/>17</text:p>
          </table:table-cell>
          <table:table-cell office:value-type="float" office:value="1.5" table:style-name="ce87">
            <text:p><text:s text:c="3"/>1.50</text:p>
          </table:table-cell>
          <table:table-cell office:value-type="float" office:value="979" table:style-name="ce20">
            <text:p>979</text:p>
          </table:table-cell>
          <table:table-cell office:value-type="float" office:value="496" table:style-name="ce20">
            <text:p>496</text:p>
          </table:table-cell>
          <table:table-cell office:value-type="float" office:value="966" table:style-name="ce113">
            <text:p><text:s text:c="3"/>966</text:p>
          </table:table-cell>
          <table:table-cell table:number-columns-repeated="16362" table:style-name="ce114"/>
        </table:table-row>
        <table:table-row table:style-name="ro21">
          <table:table-cell office:value-type="string" table:style-name="ce99">
            <text:p>金 門 縣</text:p>
          </table:table-cell>
          <table:table-cell office:value-type="float" office:value="36605" table:style-name="ce115">
            <text:p><text:s text:c="3"/>36,605</text:p>
          </table:table-cell>
          <table:table-cell office:value-type="float" office:value="121261" table:style-name="ce100">
            <text:p><text:s text:c="3"/>121,261</text:p>
          </table:table-cell>
          <table:table-cell office:value-type="float" office:value="60930" table:style-name="ce100">
            <text:p><text:s text:c="3"/>60,930</text:p>
          </table:table-cell>
          <table:table-cell office:value-type="float" office:value="60331" table:style-name="ce100">
            <text:p><text:s text:c="3"/>60,331</text:p>
          </table:table-cell>
          <table:table-cell office:value-type="float" office:value="136" table:style-name="ce100">
            <text:p><text:s text:c="3"/>136</text:p>
          </table:table-cell>
          <table:table-cell office:value-type="float" office:value="68" table:style-name="ce101">
            <text:p>68</text:p>
          </table:table-cell>
          <table:table-cell office:value-type="float" office:value="68" table:style-name="ce101">
            <text:p>68</text:p>
          </table:table-cell>
          <table:table-cell office:value-type="float" office:value="13.24" table:style-name="ce102">
            <text:p><text:s text:c="3"/>13.24</text:p>
          </table:table-cell>
          <table:table-cell office:value-type="float" office:value="45" table:style-name="ce100">
            <text:p><text:s text:c="3"/>45</text:p>
          </table:table-cell>
          <table:table-cell office:value-type="float" office:value="22" table:style-name="ce101">
            <text:p>22</text:p>
          </table:table-cell>
          <table:table-cell office:value-type="float" office:value="23" table:style-name="ce101">
            <text:p>23</text:p>
          </table:table-cell>
          <table:table-cell office:value-type="float" office:value="4.38" table:style-name="ce102">
            <text:p><text:s text:c="3"/>4.38</text:p>
          </table:table-cell>
          <table:table-cell office:value-type="float" office:value="91" table:style-name="ce106">
            <text:p><text:s text:c="3"/>91</text:p>
          </table:table-cell>
          <table:table-cell office:value-type="float" office:value="8.86" table:style-name="ce107">
            <text:p><text:s text:c="4"/>8.86</text:p>
          </table:table-cell>
          <table:table-cell office:value-type="float" office:value="60" table:style-name="ce100">
            <text:p><text:s text:c="3"/>60</text:p>
          </table:table-cell>
          <table:table-cell office:value-type="float" office:value="5.84" table:style-name="ce102">
            <text:p><text:s text:c="3"/>5.84</text:p>
          </table:table-cell>
          <table:table-cell office:value-type="float" office:value="17" table:style-name="ce100">
            <text:p><text:s text:c="3"/>17</text:p>
          </table:table-cell>
          <table:table-cell office:value-type="float" office:value="1.65" table:style-name="ce102">
            <text:p><text:s text:c="3"/>1.65</text:p>
          </table:table-cell>
          <table:table-cell office:value-type="float" office:value="891" table:style-name="ce101">
            <text:p>891</text:p>
          </table:table-cell>
          <table:table-cell office:value-type="float" office:value="434" table:style-name="ce101">
            <text:p>434</text:p>
          </table:table-cell>
          <table:table-cell office:value-type="float" office:value="799" table:style-name="ce105">
            <text:p><text:s text:c="3"/>799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連 江 縣</text:p>
          </table:table-cell>
          <table:table-cell office:value-type="float" office:value="2429" table:style-name="ce100">
            <text:p><text:s text:c="3"/>2,429</text:p>
          </table:table-cell>
          <table:table-cell office:value-type="float" office:value="12195" table:style-name="ce100">
            <text:p><text:s text:c="3"/>12,195</text:p>
          </table:table-cell>
          <table:table-cell office:value-type="float" office:value="6940" table:style-name="ce100">
            <text:p><text:s text:c="3"/>6,940</text:p>
          </table:table-cell>
          <table:table-cell office:value-type="float" office:value="5255" table:style-name="ce100">
            <text:p><text:s text:c="3"/>5,255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3" table:style-name="ce101">
            <text:p>3</text:p>
          </table:table-cell>
          <table:table-cell office:value-type="float" office:value="8" table:style-name="ce101">
            <text:p>8</text:p>
          </table:table-cell>
          <table:table-cell office:value-type="float" office:value="10.63" table:style-name="ce102">
            <text:p><text:s text:c="3"/>10.63</text:p>
          </table:table-cell>
          <table:table-cell office:value-type="float" office:value="7" table:style-name="ce100">
            <text:p><text:s text:c="3"/>7</text:p>
          </table:table-cell>
          <table:table-cell office:value-type="float" office:value="3" table:style-name="ce101">
            <text:p>3</text:p>
          </table:table-cell>
          <table:table-cell office:value-type="float" office:value="4" table:style-name="ce101">
            <text:p>4</text:p>
          </table:table-cell>
          <table:table-cell office:value-type="float" office:value="6.77" table:style-name="ce102">
            <text:p><text:s text:c="3"/>6.77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.87" table:style-name="ce104">
            <text:p>3.87</text:p>
          </table:table-cell>
          <table:table-cell office:value-type="float" office:value="7" table:style-name="ce100">
            <text:p><text:s text:c="3"/>7</text:p>
          </table:table-cell>
          <table:table-cell office:value-type="float" office:value="6.77" table:style-name="ce102">
            <text:p><text:s text:c="3"/>6.77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88" table:style-name="ce101">
            <text:p>88</text:p>
          </table:table-cell>
          <table:table-cell office:value-type="float" office:value="62" table:style-name="ce101">
            <text:p>62</text:p>
          </table:table-cell>
          <table:table-cell office:value-type="float" office:value="167" table:style-name="ce105">
            <text:p><text:s text:c="3"/>167</text:p>
          </table:table-cell>
          <table:table-cell table:number-columns-repeated="16362" table:style-name="ce2"/>
        </table:table-row>
        <table:table-row table:style-name="ro28">
          <table:table-cell table:style-name="ce116"/>
          <table:table-cell table:number-columns-repeated="7" table:style-name="ce117"/>
          <table:table-cell table:style-name="ce118"/>
          <table:table-cell table:number-columns-repeated="3" table:style-name="ce117"/>
          <table:table-cell table:style-name="ce118"/>
          <table:table-cell table:style-name="ce117"/>
          <table:table-cell table:style-name="ce118"/>
          <table:table-cell table:style-name="ce117"/>
          <table:table-cell table:style-name="ce118"/>
          <table:table-cell table:style-name="ce119"/>
          <table:table-cell table:number-columns-repeated="3" table:style-name="ce120"/>
          <table:table-cell table:style-name="ce121"/>
          <table:table-cell table:number-columns-repeated="16362" table:style-name="ce2"/>
        </table:table-row>
        <table:table-row table:style-name="ro3">
          <table:table-cell office:value-type="string" table:style-name="ce122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2"/>
          <table:table-cell table:number-columns-repeated="3" table:style-name="ce2"/>
          <table:table-cell table:style-name="ce63"/>
          <table:table-cell table:style-name="ce64"/>
          <table:table-cell table:style-name="ce2"/>
          <table:table-cell table:style-name="ce64"/>
          <table:table-cell table:number-columns-repeated="2" table:style-name="ce63"/>
          <table:table-cell table:number-columns-repeated="3" table:style-name="ce2"/>
          <table:table-cell office:value-type="string" table:style-name="ce123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2<text:s/><text:span text:style-name="T4">月</text:span><text:s/>5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29">
          <table:table-cell table:style-name="ce124"/>
          <table:table-cell table:number-columns-repeated="17" table:style-name="ce2"/>
          <table:table-cell table:number-columns-repeated="3" table:style-name="ce125"/>
          <table:table-cell table:number-columns-repeated="16363" table:style-name="ce2"/>
        </table:table-row>
        <table:table-row table:style-name="ro29">
          <table:table-cell table:style-name="ce126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4"/>
        <table:table-column table:style-name="co26" table:default-cell-style-name="ce134"/>
        <table:table-column table:style-name="co1" table:default-cell-style-name="ce134"/>
        <table:table-column table:style-name="co27" table:default-cell-style-name="ce134"/>
        <table:table-column table:style-name="co28" table:default-cell-style-name="ce134"/>
        <table:table-column table:style-name="co6" table:default-cell-style-name="ce134"/>
        <table:table-column table:style-name="co8" table:number-columns-repeated="2" table:default-cell-style-name="ce134"/>
        <table:table-column table:style-name="co29" table:default-cell-style-name="ce134"/>
        <table:table-column table:style-name="co26" table:default-cell-style-name="ce134"/>
        <table:table-column table:style-name="co23" table:default-cell-style-name="ce134"/>
        <table:table-column table:style-name="co6" table:default-cell-style-name="ce134"/>
        <table:table-column table:style-name="co30" table:default-cell-style-name="ce134"/>
        <table:table-column table:style-name="co23" table:default-cell-style-name="ce134"/>
        <table:table-column table:style-name="co3" table:default-cell-style-name="ce134"/>
        <table:table-column table:style-name="co8" table:default-cell-style-name="ce134"/>
        <table:table-column table:style-name="co31" table:default-cell-style-name="ce134"/>
        <table:table-column table:style-name="co26" table:default-cell-style-name="ce134"/>
        <table:table-column table:style-name="co6" table:default-cell-style-name="ce134"/>
        <table:table-column table:style-name="co8" table:default-cell-style-name="ce134"/>
        <table:table-column table:style-name="co32" table:default-cell-style-name="ce134"/>
        <table:table-column table:style-name="co27" table:default-cell-style-name="ce134"/>
        <table:table-column table:style-name="co11" table:default-cell-style-name="ce134"/>
        <table:table-column table:style-name="co3" table:default-cell-style-name="ce134"/>
        <table:table-column table:style-name="co32" table:default-cell-style-name="ce134"/>
        <table:table-column table:style-name="co33" table:default-cell-style-name="ce134"/>
        <table:table-column table:style-name="co34" table:number-columns-repeated="16358" table:default-cell-style-name="ce134"/>
        <table:table-row table:style-name="ro30">
          <table:table-cell office:value-type="string" table:number-columns-spanned="25" table:number-rows-spanned="1" table:style-name="ce225">
            <text:p>各 縣 市 人 口 年 齡 結 構 統 計 表</text:p>
          </table:table-cell>
          <table:covered-table-cell table:number-columns-repeated="24"/>
          <table:table-cell table:number-columns-repeated="16359" table:style-name="ce134"/>
        </table:table-row>
        <table:table-row table:style-name="ro31">
          <table:table-cell table:style-name="ce135"/>
          <table:table-cell table:number-columns-repeated="8" table:style-name="ce136"/>
          <table:table-cell table:style-name="ce134"/>
          <table:table-cell office:value-type="string" table:style-name="ce137">
            <text:p>中 華 民 國 103 年 1 月 底</text:p>
          </table:table-cell>
          <table:table-cell table:style-name="ce138"/>
          <table:table-cell table:number-columns-repeated="9" table:style-name="ce136"/>
          <table:table-cell table:number-columns-repeated="3" table:style-name="ce134"/>
          <table:table-cell office:value-type="string" table:style-name="ce139">
            <text:p>單位：人；％</text:p>
          </table:table-cell>
          <table:table-cell table:number-columns-repeated="16359" table:style-name="ce134"/>
        </table:table-row>
        <table:table-row table:style-name="ro32">
          <table:table-cell office:value-type="string" table:number-columns-spanned="1" table:number-rows-spanned="3" table:style-name="ce253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140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0"/>
        </table:table-row>
        <table:table-row table:style-name="ro34">
          <table:covered-table-cell/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3">
            <text:p>％</text:p>
          </table:table-cell>
          <table:table-cell table:number-columns-repeated="16359" table:style-name="ce140"/>
        </table:table-row>
        <table:table-row table:style-name="ro20">
          <table:table-cell office:value-type="string" table:style-name="ce144">
            <text:p>總 <text:s text:c="5"/>計</text:p>
          </table:table-cell>
          <table:table-cell office:value-type="float" office:value="23377515" table:style-name="ce145">
            <text:p>23,377,515</text:p>
          </table:table-cell>
          <table:table-cell office:value-type="float" office:value="11685438" table:style-name="ce146">
            <text:p>11,685,438</text:p>
          </table:table-cell>
          <table:table-cell office:value-type="float" office:value="11692077" table:style-name="ce146">
            <text:p>11,692,077</text:p>
          </table:table-cell>
          <table:table-cell office:value-type="float" office:value="100" table:style-name="ce147">
            <text:p>100.00</text:p>
          </table:table-cell>
          <table:table-cell office:value-type="float" office:value="3339895" table:style-name="ce146">
            <text:p>3,339,895</text:p>
          </table:table-cell>
          <table:table-cell office:value-type="float" office:value="1741579" table:style-name="ce146">
            <text:p>1,741,579</text:p>
          </table:table-cell>
          <table:table-cell office:value-type="float" office:value="1598316" table:style-name="ce146">
            <text:p>1,598,316</text:p>
          </table:table-cell>
          <table:table-cell office:value-type="float" office:value="14.29" table:style-name="ce147">
            <text:p>14.29</text:p>
          </table:table-cell>
          <table:table-cell office:value-type="float" office:value="17333015" table:style-name="ce146">
            <text:p>17,333,015</text:p>
          </table:table-cell>
          <table:table-cell office:value-type="float" office:value="8678239" table:style-name="ce146">
            <text:p>8,678,239</text:p>
          </table:table-cell>
          <table:table-cell office:value-type="float" office:value="8654776" table:style-name="ce146">
            <text:p>8,654,776</text:p>
          </table:table-cell>
          <table:table-cell office:value-type="float" office:value="74.14" table:style-name="ce147">
            <text:p>74.14</text:p>
          </table:table-cell>
          <table:table-cell office:value-type="float" office:value="2704605" table:style-name="ce146">
            <text:p>2,704,605</text:p>
          </table:table-cell>
          <table:table-cell office:value-type="float" office:value="1265620" table:style-name="ce146">
            <text:p>1,265,620</text:p>
          </table:table-cell>
          <table:table-cell office:value-type="float" office:value="1438985" table:style-name="ce146">
            <text:p>1,438,985</text:p>
          </table:table-cell>
          <table:table-cell office:value-type="float" office:value="11.57" table:style-name="ce147">
            <text:p>11.57</text:p>
          </table:table-cell>
          <table:table-cell office:value-type="float" office:value="10852907" table:style-name="ce146">
            <text:p>10,852,907</text:p>
          </table:table-cell>
          <table:table-cell office:value-type="float" office:value="5451357" table:style-name="ce146">
            <text:p>5,451,357</text:p>
          </table:table-cell>
          <table:table-cell office:value-type="float" office:value="5401550" table:style-name="ce146">
            <text:p>5,401,550</text:p>
          </table:table-cell>
          <table:table-cell office:value-type="float" office:value="46.42" table:style-name="ce147">
            <text:p>46.42</text:p>
          </table:table-cell>
          <table:table-cell office:value-type="float" office:value="18484168" table:style-name="ce146">
            <text:p>18,484,168</text:p>
          </table:table-cell>
          <table:table-cell office:value-type="float" office:value="9136437" table:style-name="ce146">
            <text:p>9,136,437</text:p>
          </table:table-cell>
          <table:table-cell office:value-type="float" office:value="9347731" table:style-name="ce146">
            <text:p>9,347,731</text:p>
          </table:table-cell>
          <table:table-cell office:value-type="float" office:value="79.069999999999993" table:style-name="ce148">
            <text:p>79.07</text:p>
          </table:table-cell>
          <table:table-cell table:style-name="ce149"/>
          <table:table-cell table:number-columns-repeated="16358" table:style-name="ce150"/>
        </table:table-row>
        <table:table-row table:style-name="ro16">
          <table:table-cell office:value-type="string" table:style-name="ce151">
            <text:p>新 北 市</text:p>
          </table:table-cell>
          <table:table-cell office:value-type="float" office:value="3955777" table:style-name="ce152">
            <text:p>3,955,777</text:p>
          </table:table-cell>
          <table:table-cell office:value-type="float" office:value="1950128" table:style-name="ce153">
            <text:p>1,950,128</text:p>
          </table:table-cell>
          <table:table-cell office:value-type="float" office:value="2005649" table:style-name="ce153">
            <text:p>2,005,649</text:p>
          </table:table-cell>
          <table:table-cell office:value-type="float" office:value="100" table:style-name="ce154">
            <text:p>100.00</text:p>
          </table:table-cell>
          <table:table-cell office:value-type="float" office:value="543546" table:style-name="ce153">
            <text:p>543,546</text:p>
          </table:table-cell>
          <table:table-cell office:value-type="float" office:value="283367" table:style-name="ce153">
            <text:p>283,367</text:p>
          </table:table-cell>
          <table:table-cell office:value-type="float" office:value="260179" table:style-name="ce153">
            <text:p>260,179</text:p>
          </table:table-cell>
          <table:table-cell office:value-type="float" office:value="13.74" table:style-name="ce154">
            <text:p>13.74</text:p>
          </table:table-cell>
          <table:table-cell office:value-type="float" office:value="3035339" table:style-name="ce153">
            <text:p>3,035,339</text:p>
          </table:table-cell>
          <table:table-cell office:value-type="float" office:value="1489337" table:style-name="ce153">
            <text:p>1,489,337</text:p>
          </table:table-cell>
          <table:table-cell office:value-type="float" office:value="1546002" table:style-name="ce153">
            <text:p>1,546,002</text:p>
          </table:table-cell>
          <table:table-cell office:value-type="float" office:value="76.73" table:style-name="ce154">
            <text:p>76.73</text:p>
          </table:table-cell>
          <table:table-cell office:value-type="float" office:value="376892" table:style-name="ce153">
            <text:p>376,892</text:p>
          </table:table-cell>
          <table:table-cell office:value-type="float" office:value="177424" table:style-name="ce153">
            <text:p>177,424</text:p>
          </table:table-cell>
          <table:table-cell office:value-type="float" office:value="199468" table:style-name="ce153">
            <text:p>199,468</text:p>
          </table:table-cell>
          <table:table-cell office:value-type="float" office:value="9.5299999999999994" table:style-name="ce154">
            <text:p>9.53</text:p>
          </table:table-cell>
          <table:table-cell office:value-type="float" office:value="1906685" table:style-name="ce153">
            <text:p>1,906,685</text:p>
          </table:table-cell>
          <table:table-cell office:value-type="float" office:value="945820" table:style-name="ce153">
            <text:p>945,820</text:p>
          </table:table-cell>
          <table:table-cell office:value-type="float" office:value="960865" table:style-name="ce153">
            <text:p>960,865</text:p>
          </table:table-cell>
          <table:table-cell office:value-type="float" office:value="48.2" table:style-name="ce154">
            <text:p>48.20</text:p>
          </table:table-cell>
          <table:table-cell office:value-type="float" office:value="3156551" table:style-name="ce153">
            <text:p>3,156,551</text:p>
          </table:table-cell>
          <table:table-cell office:value-type="float" office:value="1534385" table:style-name="ce153">
            <text:p>1,534,385</text:p>
          </table:table-cell>
          <table:table-cell office:value-type="float" office:value="1622166" table:style-name="ce153">
            <text:p>1,622,166</text:p>
          </table:table-cell>
          <table:table-cell office:value-type="float" office:value="79.8" table:style-name="ce155">
            <text:p>79.80</text:p>
          </table:table-cell>
          <table:table-cell table:number-columns-repeated="16359" table:style-name="ce140"/>
        </table:table-row>
        <table:table-row table:style-name="ro16">
          <table:table-cell office:value-type="string" table:style-name="ce151">
            <text:p>臺 北 市</text:p>
          </table:table-cell>
          <table:table-cell office:value-type="float" office:value="2688140" table:style-name="ce152">
            <text:p>2,688,140</text:p>
          </table:table-cell>
          <table:table-cell office:value-type="float" office:value="1290558" table:style-name="ce153">
            <text:p>1,290,558</text:p>
          </table:table-cell>
          <table:table-cell office:value-type="float" office:value="1397582" table:style-name="ce153">
            <text:p>1,397,582</text:p>
          </table:table-cell>
          <table:table-cell office:value-type="float" office:value="100" table:style-name="ce154">
            <text:p>100.00</text:p>
          </table:table-cell>
          <table:table-cell office:value-type="float" office:value="383397" table:style-name="ce153">
            <text:p>383,397</text:p>
          </table:table-cell>
          <table:table-cell office:value-type="float" office:value="199282" table:style-name="ce153">
            <text:p>199,282</text:p>
          </table:table-cell>
          <table:table-cell office:value-type="float" office:value="184115" table:style-name="ce153">
            <text:p>184,115</text:p>
          </table:table-cell>
          <table:table-cell office:value-type="float" office:value="14.26" table:style-name="ce154">
            <text:p>14.26</text:p>
          </table:table-cell>
          <table:table-cell office:value-type="float" office:value="1940432" table:style-name="ce153">
            <text:p>1,940,432</text:p>
          </table:table-cell>
          <table:table-cell office:value-type="float" office:value="923540" table:style-name="ce153">
            <text:p>923,540</text:p>
          </table:table-cell>
          <table:table-cell office:value-type="float" office:value="1016892" table:style-name="ce153">
            <text:p>1,016,892</text:p>
          </table:table-cell>
          <table:table-cell office:value-type="float" office:value="72.180000000000007" table:style-name="ce154">
            <text:p>72.18</text:p>
          </table:table-cell>
          <table:table-cell office:value-type="float" office:value="364311" table:style-name="ce153">
            <text:p>364,311</text:p>
          </table:table-cell>
          <table:table-cell office:value-type="float" office:value="167736" table:style-name="ce153">
            <text:p>167,736</text:p>
          </table:table-cell>
          <table:table-cell office:value-type="float" office:value="196575" table:style-name="ce153">
            <text:p>196,575</text:p>
          </table:table-cell>
          <table:table-cell office:value-type="float" office:value="13.55" table:style-name="ce154">
            <text:p>13.55</text:p>
          </table:table-cell>
          <table:table-cell office:value-type="float" office:value="1185813" table:style-name="ce153">
            <text:p>1,185,813</text:p>
          </table:table-cell>
          <table:table-cell office:value-type="float" office:value="563314" table:style-name="ce153">
            <text:p>563,314</text:p>
          </table:table-cell>
          <table:table-cell office:value-type="float" office:value="622499" table:style-name="ce153">
            <text:p>622,499</text:p>
          </table:table-cell>
          <table:table-cell office:value-type="float" office:value="44.11" table:style-name="ce154">
            <text:p>44.11</text:p>
          </table:table-cell>
          <table:table-cell office:value-type="float" office:value="2151055" table:style-name="ce153">
            <text:p>2,151,055</text:p>
          </table:table-cell>
          <table:table-cell office:value-type="float" office:value="1011440" table:style-name="ce153">
            <text:p>1,011,440</text:p>
          </table:table-cell>
          <table:table-cell office:value-type="float" office:value="1139615" table:style-name="ce153">
            <text:p>1,139,615</text:p>
          </table:table-cell>
          <table:table-cell office:value-type="float" office:value="80.02" table:style-name="ce155">
            <text:p>80.02</text:p>
          </table:table-cell>
          <table:table-cell table:number-columns-repeated="16359" table:style-name="ce140"/>
        </table:table-row>
        <table:table-row table:style-name="ro16">
          <table:table-cell office:value-type="string" table:style-name="ce151">
            <text:p>臺 中 市</text:p>
          </table:table-cell>
          <table:table-cell office:value-type="float" office:value="2702920" table:style-name="ce152">
            <text:p>2,702,920</text:p>
          </table:table-cell>
          <table:table-cell office:value-type="float" office:value="1340199" table:style-name="ce153">
            <text:p>1,340,199</text:p>
          </table:table-cell>
          <table:table-cell office:value-type="float" office:value="1362721" table:style-name="ce153">
            <text:p>1,362,721</text:p>
          </table:table-cell>
          <table:table-cell office:value-type="float" office:value="100" table:style-name="ce154">
            <text:p>100.00</text:p>
          </table:table-cell>
          <table:table-cell office:value-type="float" office:value="424050" table:style-name="ce153">
            <text:p>424,050</text:p>
          </table:table-cell>
          <table:table-cell office:value-type="float" office:value="220465" table:style-name="ce153">
            <text:p>220,465</text:p>
          </table:table-cell>
          <table:table-cell office:value-type="float" office:value="203585" table:style-name="ce153">
            <text:p>203,585</text:p>
          </table:table-cell>
          <table:table-cell office:value-type="float" office:value="15.69" table:style-name="ce154">
            <text:p>15.69</text:p>
          </table:table-cell>
          <table:table-cell office:value-type="float" office:value="2024036" table:style-name="ce153">
            <text:p>2,024,036</text:p>
          </table:table-cell>
          <table:table-cell office:value-type="float" office:value="999908" table:style-name="ce153">
            <text:p>999,908</text:p>
          </table:table-cell>
          <table:table-cell office:value-type="float" office:value="1024128" table:style-name="ce153">
            <text:p>1,024,128</text:p>
          </table:table-cell>
          <table:table-cell office:value-type="float" office:value="74.88" table:style-name="ce154">
            <text:p>74.88</text:p>
          </table:table-cell>
          <table:table-cell office:value-type="float" office:value="254834" table:style-name="ce153">
            <text:p>254,834</text:p>
          </table:table-cell>
          <table:table-cell office:value-type="float" office:value="119826" table:style-name="ce153">
            <text:p>119,826</text:p>
          </table:table-cell>
          <table:table-cell office:value-type="float" office:value="135008" table:style-name="ce153">
            <text:p>135,008</text:p>
          </table:table-cell>
          <table:table-cell office:value-type="float" office:value="9.43" table:style-name="ce154">
            <text:p>9.43</text:p>
          </table:table-cell>
          <table:table-cell office:value-type="float" office:value="1293047" table:style-name="ce153">
            <text:p>1,293,047</text:p>
          </table:table-cell>
          <table:table-cell office:value-type="float" office:value="639271" table:style-name="ce153">
            <text:p>639,271</text:p>
          </table:table-cell>
          <table:table-cell office:value-type="float" office:value="653776" table:style-name="ce153">
            <text:p>653,776</text:p>
          </table:table-cell>
          <table:table-cell office:value-type="float" office:value="47.84" table:style-name="ce154">
            <text:p>47.84</text:p>
          </table:table-cell>
          <table:table-cell office:value-type="float" office:value="2081826" table:style-name="ce153">
            <text:p>2,081,826</text:p>
          </table:table-cell>
          <table:table-cell office:value-type="float" office:value="1017267" table:style-name="ce153">
            <text:p>1,017,267</text:p>
          </table:table-cell>
          <table:table-cell office:value-type="float" office:value="1064559" table:style-name="ce153">
            <text:p>1,064,559</text:p>
          </table:table-cell>
          <table:table-cell office:value-type="float" office:value="77.02" table:style-name="ce155">
            <text:p>77.02</text:p>
          </table:table-cell>
          <table:table-cell table:number-columns-repeated="16359" table:style-name="ce140"/>
        </table:table-row>
        <table:table-row table:style-name="ro16">
          <table:table-cell office:value-type="string" table:style-name="ce151">
            <text:p>臺 南 市</text:p>
          </table:table-cell>
          <table:table-cell office:value-type="float" office:value="1883251" table:style-name="ce152">
            <text:p>1,883,251</text:p>
          </table:table-cell>
          <table:table-cell office:value-type="float" office:value="944512" table:style-name="ce153">
            <text:p>944,512</text:p>
          </table:table-cell>
          <table:table-cell office:value-type="float" office:value="938739" table:style-name="ce153">
            <text:p>938,739</text:p>
          </table:table-cell>
          <table:table-cell office:value-type="float" office:value="100" table:style-name="ce154">
            <text:p>100.00</text:p>
          </table:table-cell>
          <table:table-cell office:value-type="float" office:value="252637" table:style-name="ce153">
            <text:p>252,637</text:p>
          </table:table-cell>
          <table:table-cell office:value-type="float" office:value="131510" table:style-name="ce153">
            <text:p>131,510</text:p>
          </table:table-cell>
          <table:table-cell office:value-type="float" office:value="121127" table:style-name="ce153">
            <text:p>121,127</text:p>
          </table:table-cell>
          <table:table-cell office:value-type="float" office:value="13.41" table:style-name="ce154">
            <text:p>13.41</text:p>
          </table:table-cell>
          <table:table-cell office:value-type="float" office:value="1400050" table:style-name="ce153">
            <text:p>1,400,050</text:p>
          </table:table-cell>
          <table:table-cell office:value-type="float" office:value="707140" table:style-name="ce153">
            <text:p>707,140</text:p>
          </table:table-cell>
          <table:table-cell office:value-type="float" office:value="692910" table:style-name="ce153">
            <text:p>692,910</text:p>
          </table:table-cell>
          <table:table-cell office:value-type="float" office:value="74.34" table:style-name="ce154">
            <text:p>74.34</text:p>
          </table:table-cell>
          <table:table-cell office:value-type="float" office:value="230564" table:style-name="ce153">
            <text:p>230,564</text:p>
          </table:table-cell>
          <table:table-cell office:value-type="float" office:value="105862" table:style-name="ce153">
            <text:p>105,862</text:p>
          </table:table-cell>
          <table:table-cell office:value-type="float" office:value="124702" table:style-name="ce153">
            <text:p>124,702</text:p>
          </table:table-cell>
          <table:table-cell office:value-type="float" office:value="12.24" table:style-name="ce154">
            <text:p>12.24</text:p>
          </table:table-cell>
          <table:table-cell office:value-type="float" office:value="871788" table:style-name="ce153">
            <text:p>871,788</text:p>
          </table:table-cell>
          <table:table-cell office:value-type="float" office:value="439202" table:style-name="ce153">
            <text:p>439,202</text:p>
          </table:table-cell>
          <table:table-cell office:value-type="float" office:value="432586" table:style-name="ce153">
            <text:p>432,586</text:p>
          </table:table-cell>
          <table:table-cell office:value-type="float" office:value="46.29" table:style-name="ce154">
            <text:p>46.29</text:p>
          </table:table-cell>
          <table:table-cell office:value-type="float" office:value="1510359" table:style-name="ce153">
            <text:p>1,510,359</text:p>
          </table:table-cell>
          <table:table-cell office:value-type="float" office:value="750264" table:style-name="ce153">
            <text:p>750,264</text:p>
          </table:table-cell>
          <table:table-cell office:value-type="float" office:value="760095" table:style-name="ce153">
            <text:p>760,095</text:p>
          </table:table-cell>
          <table:table-cell office:value-type="float" office:value="80.2" table:style-name="ce155">
            <text:p>80.20</text:p>
          </table:table-cell>
          <table:table-cell table:number-columns-repeated="16359" table:style-name="ce140"/>
        </table:table-row>
        <table:table-row table:style-name="ro16">
          <table:table-cell office:value-type="string" table:style-name="ce151">
            <text:p>高 雄 市</text:p>
          </table:table-cell>
          <table:table-cell office:value-type="float" office:value="2779790" table:style-name="ce152">
            <text:p>2,779,790</text:p>
          </table:table-cell>
          <table:table-cell office:value-type="float" office:value="1385726" table:style-name="ce153">
            <text:p>1,385,726</text:p>
          </table:table-cell>
          <table:table-cell office:value-type="float" office:value="1394064" table:style-name="ce153">
            <text:p>1,394,064</text:p>
          </table:table-cell>
          <table:table-cell office:value-type="float" office:value="100" table:style-name="ce154">
            <text:p>100.00</text:p>
          </table:table-cell>
          <table:table-cell office:value-type="float" office:value="371720" table:style-name="ce153">
            <text:p>371,720</text:p>
          </table:table-cell>
          <table:table-cell office:value-type="float" office:value="193081" table:style-name="ce153">
            <text:p>193,081</text:p>
          </table:table-cell>
          <table:table-cell office:value-type="float" office:value="178639" table:style-name="ce153">
            <text:p>178,639</text:p>
          </table:table-cell>
          <table:table-cell office:value-type="float" office:value="13.37" table:style-name="ce154">
            <text:p>13.37</text:p>
          </table:table-cell>
          <table:table-cell office:value-type="float" office:value="2090373" table:style-name="ce153">
            <text:p>2,090,373</text:p>
          </table:table-cell>
          <table:table-cell office:value-type="float" office:value="1042323" table:style-name="ce153">
            <text:p>1,042,323</text:p>
          </table:table-cell>
          <table:table-cell office:value-type="float" office:value="1048050" table:style-name="ce153">
            <text:p>1,048,050</text:p>
          </table:table-cell>
          <table:table-cell office:value-type="float" office:value="75.2" table:style-name="ce154">
            <text:p>75.20</text:p>
          </table:table-cell>
          <table:table-cell office:value-type="float" office:value="317697" table:style-name="ce153">
            <text:p>317,697</text:p>
          </table:table-cell>
          <table:table-cell office:value-type="float" office:value="150322" table:style-name="ce153">
            <text:p>150,322</text:p>
          </table:table-cell>
          <table:table-cell office:value-type="float" office:value="167375" table:style-name="ce153">
            <text:p>167,375</text:p>
          </table:table-cell>
          <table:table-cell office:value-type="float" office:value="11.43" table:style-name="ce154">
            <text:p>11.43</text:p>
          </table:table-cell>
          <table:table-cell office:value-type="float" office:value="1302100" table:style-name="ce153">
            <text:p>1,302,100</text:p>
          </table:table-cell>
          <table:table-cell office:value-type="float" office:value="654978" table:style-name="ce153">
            <text:p>654,978</text:p>
          </table:table-cell>
          <table:table-cell office:value-type="float" office:value="647122" table:style-name="ce153">
            <text:p>647,122</text:p>
          </table:table-cell>
          <table:table-cell office:value-type="float" office:value="46.84" table:style-name="ce154">
            <text:p>46.84</text:p>
          </table:table-cell>
          <table:table-cell office:value-type="float" office:value="2228742" table:style-name="ce153">
            <text:p>2,228,742</text:p>
          </table:table-cell>
          <table:table-cell office:value-type="float" office:value="1099705" table:style-name="ce153">
            <text:p>1,099,705</text:p>
          </table:table-cell>
          <table:table-cell office:value-type="float" office:value="1129037" table:style-name="ce153">
            <text:p>1,129,037</text:p>
          </table:table-cell>
          <table:table-cell office:value-type="float" office:value="80.180000000000007" table:style-name="ce155">
            <text:p>80.18</text:p>
          </table:table-cell>
          <table:table-cell table:number-columns-repeated="16359" table:style-name="ce140"/>
        </table:table-row>
        <table:table-row table:style-name="ro35">
          <table:table-cell office:value-type="string" table:style-name="ce151">
            <text:p><text:s/>臺 灣 省<text:s/></text:p>
          </table:table-cell>
          <table:table-cell office:value-type="float" office:value="9234181" table:style-name="ce152">
            <text:p>9,234,181</text:p>
          </table:table-cell>
          <table:table-cell office:value-type="float" office:value="4706445" table:style-name="ce153">
            <text:p>4,706,445</text:p>
          </table:table-cell>
          <table:table-cell office:value-type="float" office:value="4527736" table:style-name="ce153">
            <text:p>4,527,736</text:p>
          </table:table-cell>
          <table:table-cell office:value-type="float" office:value="100" table:style-name="ce154">
            <text:p>100.00</text:p>
          </table:table-cell>
          <table:table-cell office:value-type="float" office:value="1349298" table:style-name="ce153">
            <text:p>1,349,298</text:p>
          </table:table-cell>
          <table:table-cell office:value-type="float" office:value="705939" table:style-name="ce153">
            <text:p>705,939</text:p>
          </table:table-cell>
          <table:table-cell office:value-type="float" office:value="643359" table:style-name="ce153">
            <text:p>643,359</text:p>
          </table:table-cell>
          <table:table-cell office:value-type="float" office:value="14.61" table:style-name="ce154">
            <text:p>14.61</text:p>
          </table:table-cell>
          <table:table-cell office:value-type="float" office:value="6739359" table:style-name="ce153">
            <text:p>6,739,359</text:p>
          </table:table-cell>
          <table:table-cell office:value-type="float" office:value="3463178" table:style-name="ce153">
            <text:p>3,463,178</text:p>
          </table:table-cell>
          <table:table-cell office:value-type="float" office:value="3276181" table:style-name="ce153">
            <text:p>3,276,181</text:p>
          </table:table-cell>
          <table:table-cell office:value-type="float" office:value="72.98" table:style-name="ce154">
            <text:p>72.98</text:p>
          </table:table-cell>
          <table:table-cell office:value-type="float" office:value="1145524" table:style-name="ce153">
            <text:p>1,145,524</text:p>
          </table:table-cell>
          <table:table-cell office:value-type="float" office:value="537328" table:style-name="ce153">
            <text:p>537,328</text:p>
          </table:table-cell>
          <table:table-cell office:value-type="float" office:value="608196" table:style-name="ce153">
            <text:p>608,196</text:p>
          </table:table-cell>
          <table:table-cell office:value-type="float" office:value="12.41" table:style-name="ce154">
            <text:p>12.41</text:p>
          </table:table-cell>
          <table:table-cell office:value-type="float" office:value="4228530" table:style-name="ce153">
            <text:p>4,228,530</text:p>
          </table:table-cell>
          <table:table-cell office:value-type="float" office:value="2175885" table:style-name="ce153">
            <text:p>2,175,885</text:p>
          </table:table-cell>
          <table:table-cell office:value-type="float" office:value="2052645" table:style-name="ce153">
            <text:p>2,052,645</text:p>
          </table:table-cell>
          <table:table-cell office:value-type="float" office:value="45.79" table:style-name="ce154">
            <text:p>45.79</text:p>
          </table:table-cell>
          <table:table-cell office:value-type="float" office:value="7245763" table:style-name="ce153">
            <text:p>7,245,763</text:p>
          </table:table-cell>
          <table:table-cell office:value-type="float" office:value="3667604" table:style-name="ce153">
            <text:p>3,667,604</text:p>
          </table:table-cell>
          <table:table-cell office:value-type="float" office:value="3578159" table:style-name="ce153">
            <text:p>3,578,159</text:p>
          </table:table-cell>
          <table:table-cell office:value-type="float" office:value="78.47" table:style-name="ce155">
            <text:p>78.47</text:p>
          </table:table-cell>
          <table:table-cell table:number-columns-repeated="16359" table:style-name="ce140"/>
        </table:table-row>
        <table:table-row table:style-name="ro36">
          <table:table-cell office:value-type="string" table:style-name="ce156">
            <text:p>宜 蘭 縣</text:p>
          </table:table-cell>
          <table:table-cell office:value-type="float" office:value="458378" table:style-name="ce157">
            <text:p>458,378</text:p>
          </table:table-cell>
          <table:table-cell office:value-type="float" office:value="232900" table:style-name="ce158">
            <text:p>232,900</text:p>
          </table:table-cell>
          <table:table-cell office:value-type="float" office:value="225478" table:style-name="ce158">
            <text:p>225,478</text:p>
          </table:table-cell>
          <table:table-cell office:value-type="float" office:value="100" table:style-name="ce159">
            <text:p>100.00</text:p>
          </table:table-cell>
          <table:table-cell office:value-type="float" office:value="61953" table:style-name="ce160">
            <text:p>61,953</text:p>
          </table:table-cell>
          <table:table-cell office:value-type="float" office:value="32321" table:style-name="ce160">
            <text:p>32,321</text:p>
          </table:table-cell>
          <table:table-cell office:value-type="float" office:value="29632" table:style-name="ce160">
            <text:p>29,632</text:p>
          </table:table-cell>
          <table:table-cell office:value-type="float" office:value="13.52" table:style-name="ce161">
            <text:p>13.52</text:p>
          </table:table-cell>
          <table:table-cell office:value-type="float" office:value="334223" table:style-name="ce160">
            <text:p>334,223</text:p>
          </table:table-cell>
          <table:table-cell office:value-type="float" office:value="171360" table:style-name="ce160">
            <text:p>171,360</text:p>
          </table:table-cell>
          <table:table-cell office:value-type="float" office:value="162863" table:style-name="ce160">
            <text:p>162,863</text:p>
          </table:table-cell>
          <table:table-cell office:value-type="float" office:value="72.91" table:style-name="ce161">
            <text:p>72.91</text:p>
          </table:table-cell>
          <table:table-cell office:value-type="float" office:value="62202" table:style-name="ce160">
            <text:p>62,202</text:p>
          </table:table-cell>
          <table:table-cell office:value-type="float" office:value="29219" table:style-name="ce160">
            <text:p>29,219</text:p>
          </table:table-cell>
          <table:table-cell office:value-type="float" office:value="32983" table:style-name="ce160">
            <text:p>32,983</text:p>
          </table:table-cell>
          <table:table-cell office:value-type="float" office:value="13.57" table:style-name="ce161">
            <text:p>13.57</text:p>
          </table:table-cell>
          <table:table-cell office:value-type="float" office:value="206649" table:style-name="ce160">
            <text:p>206,649</text:p>
          </table:table-cell>
          <table:table-cell office:value-type="float" office:value="106330" table:style-name="ce160">
            <text:p>106,330</text:p>
          </table:table-cell>
          <table:table-cell office:value-type="float" office:value="100319" table:style-name="ce160">
            <text:p>100,319</text:p>
          </table:table-cell>
          <table:table-cell office:value-type="float" office:value="45.08" table:style-name="ce161">
            <text:p>45.08</text:p>
          </table:table-cell>
          <table:table-cell office:value-type="float" office:value="364197" table:style-name="ce160">
            <text:p>364,197</text:p>
          </table:table-cell>
          <table:table-cell office:value-type="float" office:value="183784" table:style-name="ce160">
            <text:p>183,784</text:p>
          </table:table-cell>
          <table:table-cell office:value-type="float" office:value="180413" table:style-name="ce160">
            <text:p>180,413</text:p>
          </table:table-cell>
          <table:table-cell office:value-type="float" office:value="79.45" table:style-name="ce162">
            <text:p>79.45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桃 園 縣</text:p>
          </table:table-cell>
          <table:table-cell office:value-type="float" office:value="2044857" table:style-name="ce157">
            <text:p>2,044,857</text:p>
          </table:table-cell>
          <table:table-cell office:value-type="float" office:value="1026942" table:style-name="ce158">
            <text:p>1,026,942</text:p>
          </table:table-cell>
          <table:table-cell office:value-type="float" office:value="1017915" table:style-name="ce158">
            <text:p>1,017,915</text:p>
          </table:table-cell>
          <table:table-cell office:value-type="float" office:value="100" table:style-name="ce159">
            <text:p>100.00</text:p>
          </table:table-cell>
          <table:table-cell office:value-type="float" office:value="332889" table:style-name="ce160">
            <text:p>332,889</text:p>
          </table:table-cell>
          <table:table-cell office:value-type="float" office:value="173978" table:style-name="ce160">
            <text:p>173,978</text:p>
          </table:table-cell>
          <table:table-cell office:value-type="float" office:value="158911" table:style-name="ce160">
            <text:p>158,911</text:p>
          </table:table-cell>
          <table:table-cell office:value-type="float" office:value="16.28" table:style-name="ce161">
            <text:p>16.28</text:p>
          </table:table-cell>
          <table:table-cell office:value-type="float" office:value="1529352" table:style-name="ce160">
            <text:p>1,529,352</text:p>
          </table:table-cell>
          <table:table-cell office:value-type="float" office:value="763779" table:style-name="ce160">
            <text:p>763,779</text:p>
          </table:table-cell>
          <table:table-cell office:value-type="float" office:value="765573" table:style-name="ce160">
            <text:p>765,573</text:p>
          </table:table-cell>
          <table:table-cell office:value-type="float" office:value="74.790000000000006" table:style-name="ce161">
            <text:p>74.79</text:p>
          </table:table-cell>
          <table:table-cell office:value-type="float" office:value="182616" table:style-name="ce160">
            <text:p>182,616</text:p>
          </table:table-cell>
          <table:table-cell office:value-type="float" office:value="89185" table:style-name="ce160">
            <text:p>89,185</text:p>
          </table:table-cell>
          <table:table-cell office:value-type="float" office:value="93431" table:style-name="ce160">
            <text:p>93,431</text:p>
          </table:table-cell>
          <table:table-cell office:value-type="float" office:value="8.93" table:style-name="ce161">
            <text:p>8.93</text:p>
          </table:table-cell>
          <table:table-cell office:value-type="float" office:value="983742" table:style-name="ce160">
            <text:p>983,742</text:p>
          </table:table-cell>
          <table:table-cell office:value-type="float" office:value="493572" table:style-name="ce160">
            <text:p>493,572</text:p>
          </table:table-cell>
          <table:table-cell office:value-type="float" office:value="490170" table:style-name="ce160">
            <text:p>490,170</text:p>
          </table:table-cell>
          <table:table-cell office:value-type="float" office:value="48.11" table:style-name="ce161">
            <text:p>48.11</text:p>
          </table:table-cell>
          <table:table-cell office:value-type="float" office:value="1560263" table:style-name="ce160">
            <text:p>1,560,263</text:p>
          </table:table-cell>
          <table:table-cell office:value-type="float" office:value="773802" table:style-name="ce160">
            <text:p>773,802</text:p>
          </table:table-cell>
          <table:table-cell office:value-type="float" office:value="786461" table:style-name="ce160">
            <text:p>786,461</text:p>
          </table:table-cell>
          <table:table-cell office:value-type="float" office:value="76.3" table:style-name="ce162">
            <text:p>76.30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新 竹 縣</text:p>
          </table:table-cell>
          <table:table-cell office:value-type="float" office:value="530882" table:style-name="ce157">
            <text:p>530,882</text:p>
          </table:table-cell>
          <table:table-cell office:value-type="float" office:value="272083" table:style-name="ce158">
            <text:p>272,083</text:p>
          </table:table-cell>
          <table:table-cell office:value-type="float" office:value="258799" table:style-name="ce158">
            <text:p>258,799</text:p>
          </table:table-cell>
          <table:table-cell office:value-type="float" office:value="100" table:style-name="ce159">
            <text:p>100.00</text:p>
          </table:table-cell>
          <table:table-cell office:value-type="float" office:value="93410" table:style-name="ce160">
            <text:p>93,410</text:p>
          </table:table-cell>
          <table:table-cell office:value-type="float" office:value="48697" table:style-name="ce160">
            <text:p>48,697</text:p>
          </table:table-cell>
          <table:table-cell office:value-type="float" office:value="44713" table:style-name="ce160">
            <text:p>44,713</text:p>
          </table:table-cell>
          <table:table-cell office:value-type="float" office:value="17.600000000000001" table:style-name="ce161">
            <text:p>17.60</text:p>
          </table:table-cell>
          <table:table-cell office:value-type="float" office:value="378531" table:style-name="ce160">
            <text:p>378,531</text:p>
          </table:table-cell>
          <table:table-cell office:value-type="float" office:value="194683" table:style-name="ce160">
            <text:p>194,683</text:p>
          </table:table-cell>
          <table:table-cell office:value-type="float" office:value="183848" table:style-name="ce160">
            <text:p>183,848</text:p>
          </table:table-cell>
          <table:table-cell office:value-type="float" office:value="71.3" table:style-name="ce161">
            <text:p>71.30</text:p>
          </table:table-cell>
          <table:table-cell office:value-type="float" office:value="58941" table:style-name="ce160">
            <text:p>58,941</text:p>
          </table:table-cell>
          <table:table-cell office:value-type="float" office:value="28703" table:style-name="ce160">
            <text:p>28,703</text:p>
          </table:table-cell>
          <table:table-cell office:value-type="float" office:value="30238" table:style-name="ce160">
            <text:p>30,238</text:p>
          </table:table-cell>
          <table:table-cell office:value-type="float" office:value="11.1" table:style-name="ce161">
            <text:p>11.10</text:p>
          </table:table-cell>
          <table:table-cell office:value-type="float" office:value="248257" table:style-name="ce160">
            <text:p>248,257</text:p>
          </table:table-cell>
          <table:table-cell office:value-type="float" office:value="126729" table:style-name="ce160">
            <text:p>126,729</text:p>
          </table:table-cell>
          <table:table-cell office:value-type="float" office:value="121528" table:style-name="ce160">
            <text:p>121,528</text:p>
          </table:table-cell>
          <table:table-cell office:value-type="float" office:value="46.76" table:style-name="ce161">
            <text:p>46.76</text:p>
          </table:table-cell>
          <table:table-cell office:value-type="float" office:value="400044" table:style-name="ce160">
            <text:p>400,044</text:p>
          </table:table-cell>
          <table:table-cell office:value-type="float" office:value="203855" table:style-name="ce160">
            <text:p>203,855</text:p>
          </table:table-cell>
          <table:table-cell office:value-type="float" office:value="196189" table:style-name="ce160">
            <text:p>196,189</text:p>
          </table:table-cell>
          <table:table-cell office:value-type="float" office:value="75.349999999999994" table:style-name="ce162">
            <text:p>75.35</text:p>
          </table:table-cell>
          <table:table-cell table:number-columns-repeated="16359" table:style-name="ce140"/>
        </table:table-row>
        <table:table-row table:style-name="ro37">
          <table:table-cell office:value-type="string" table:style-name="ce156">
            <text:p>苗 栗 縣</text:p>
          </table:table-cell>
          <table:table-cell office:value-type="float" office:value="565661" table:style-name="ce157">
            <text:p>565,661</text:p>
          </table:table-cell>
          <table:table-cell office:value-type="float" office:value="292016" table:style-name="ce158">
            <text:p>292,016</text:p>
          </table:table-cell>
          <table:table-cell office:value-type="float" office:value="273645" table:style-name="ce158">
            <text:p>273,645</text:p>
          </table:table-cell>
          <table:table-cell office:value-type="float" office:value="100" table:style-name="ce159">
            <text:p>100.00</text:p>
          </table:table-cell>
          <table:table-cell office:value-type="float" office:value="83006" table:style-name="ce160">
            <text:p>83,006</text:p>
          </table:table-cell>
          <table:table-cell office:value-type="float" office:value="43592" table:style-name="ce160">
            <text:p>43,592</text:p>
          </table:table-cell>
          <table:table-cell office:value-type="float" office:value="39414" table:style-name="ce160">
            <text:p>39,414</text:p>
          </table:table-cell>
          <table:table-cell office:value-type="float" office:value="14.67" table:style-name="ce161">
            <text:p>14.67</text:p>
          </table:table-cell>
          <table:table-cell office:value-type="float" office:value="405114" table:style-name="ce160">
            <text:p>405,114</text:p>
          </table:table-cell>
          <table:table-cell office:value-type="float" office:value="211349" table:style-name="ce160">
            <text:p>211,349</text:p>
          </table:table-cell>
          <table:table-cell office:value-type="float" office:value="193765" table:style-name="ce160">
            <text:p>193,765</text:p>
          </table:table-cell>
          <table:table-cell office:value-type="float" office:value="71.62" table:style-name="ce161">
            <text:p>71.62</text:p>
          </table:table-cell>
          <table:table-cell office:value-type="float" office:value="77541" table:style-name="ce160">
            <text:p>77,541</text:p>
          </table:table-cell>
          <table:table-cell office:value-type="float" office:value="37075" table:style-name="ce160">
            <text:p>37,075</text:p>
          </table:table-cell>
          <table:table-cell office:value-type="float" office:value="40466" table:style-name="ce160">
            <text:p>40,466</text:p>
          </table:table-cell>
          <table:table-cell office:value-type="float" office:value="13.71" table:style-name="ce161">
            <text:p>13.71</text:p>
          </table:table-cell>
          <table:table-cell office:value-type="float" office:value="254533" table:style-name="ce160">
            <text:p>254,533</text:p>
          </table:table-cell>
          <table:table-cell office:value-type="float" office:value="132466" table:style-name="ce160">
            <text:p>132,466</text:p>
          </table:table-cell>
          <table:table-cell office:value-type="float" office:value="122067" table:style-name="ce160">
            <text:p>122,067</text:p>
          </table:table-cell>
          <table:table-cell office:value-type="float" office:value="45" table:style-name="ce161">
            <text:p>45.00</text:p>
          </table:table-cell>
          <table:table-cell office:value-type="float" office:value="445216" table:style-name="ce160">
            <text:p>445,216</text:p>
          </table:table-cell>
          <table:table-cell office:value-type="float" office:value="228882" table:style-name="ce160">
            <text:p>228,882</text:p>
          </table:table-cell>
          <table:table-cell office:value-type="float" office:value="216334" table:style-name="ce160">
            <text:p>216,334</text:p>
          </table:table-cell>
          <table:table-cell office:value-type="float" office:value="78.709999999999994" table:style-name="ce162">
            <text:p>78.71</text:p>
          </table:table-cell>
          <table:table-cell table:number-columns-repeated="16359" table:style-name="ce140"/>
        </table:table-row>
        <table:table-row table:style-name="ro36">
          <table:table-cell office:value-type="string" table:style-name="ce156">
            <text:p>彰 化 縣</text:p>
          </table:table-cell>
          <table:table-cell office:value-type="float" office:value="1295658" table:style-name="ce157">
            <text:p>1,295,658</text:p>
          </table:table-cell>
          <table:table-cell office:value-type="float" office:value="663264" table:style-name="ce158">
            <text:p>663,264</text:p>
          </table:table-cell>
          <table:table-cell office:value-type="float" office:value="632394" table:style-name="ce158">
            <text:p>632,394</text:p>
          </table:table-cell>
          <table:table-cell office:value-type="float" office:value="100" table:style-name="ce159">
            <text:p>100.00</text:p>
          </table:table-cell>
          <table:table-cell office:value-type="float" office:value="190990" table:style-name="ce160">
            <text:p>190,990</text:p>
          </table:table-cell>
          <table:table-cell office:value-type="float" office:value="100199" table:style-name="ce160">
            <text:p>100,199</text:p>
          </table:table-cell>
          <table:table-cell office:value-type="float" office:value="90791" table:style-name="ce160">
            <text:p>90,791</text:p>
          </table:table-cell>
          <table:table-cell office:value-type="float" office:value="14.74" table:style-name="ce161">
            <text:p>14.74</text:p>
          </table:table-cell>
          <table:table-cell office:value-type="float" office:value="938224" table:style-name="ce160">
            <text:p>938,224</text:p>
          </table:table-cell>
          <table:table-cell office:value-type="float" office:value="486458" table:style-name="ce160">
            <text:p>486,458</text:p>
          </table:table-cell>
          <table:table-cell office:value-type="float" office:value="451766" table:style-name="ce160">
            <text:p>451,766</text:p>
          </table:table-cell>
          <table:table-cell office:value-type="float" office:value="72.41" table:style-name="ce161">
            <text:p>72.41</text:p>
          </table:table-cell>
          <table:table-cell office:value-type="float" office:value="166444" table:style-name="ce160">
            <text:p>166,444</text:p>
          </table:table-cell>
          <table:table-cell office:value-type="float" office:value="76607" table:style-name="ce160">
            <text:p>76,607</text:p>
          </table:table-cell>
          <table:table-cell office:value-type="float" office:value="89837" table:style-name="ce160">
            <text:p>89,837</text:p>
          </table:table-cell>
          <table:table-cell office:value-type="float" office:value="12.85" table:style-name="ce161">
            <text:p>12.85</text:p>
          </table:table-cell>
          <table:table-cell office:value-type="float" office:value="592303" table:style-name="ce160">
            <text:p>592,303</text:p>
          </table:table-cell>
          <table:table-cell office:value-type="float" office:value="307646" table:style-name="ce160">
            <text:p>307,646</text:p>
          </table:table-cell>
          <table:table-cell office:value-type="float" office:value="284657" table:style-name="ce160">
            <text:p>284,657</text:p>
          </table:table-cell>
          <table:table-cell office:value-type="float" office:value="45.71" table:style-name="ce161">
            <text:p>45.71</text:p>
          </table:table-cell>
          <table:table-cell office:value-type="float" office:value="1015750" table:style-name="ce160">
            <text:p>1,015,750</text:p>
          </table:table-cell>
          <table:table-cell office:value-type="float" office:value="516668" table:style-name="ce160">
            <text:p>516,668</text:p>
          </table:table-cell>
          <table:table-cell office:value-type="float" office:value="499082" table:style-name="ce160">
            <text:p>499,082</text:p>
          </table:table-cell>
          <table:table-cell office:value-type="float" office:value="78.400000000000006" table:style-name="ce162">
            <text:p>78.40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南 投 縣</text:p>
          </table:table-cell>
          <table:table-cell office:value-type="float" office:value="517037" table:style-name="ce157">
            <text:p>517,037</text:p>
          </table:table-cell>
          <table:table-cell office:value-type="float" office:value="265388" table:style-name="ce158">
            <text:p>265,388</text:p>
          </table:table-cell>
          <table:table-cell office:value-type="float" office:value="251649" table:style-name="ce158">
            <text:p>251,649</text:p>
          </table:table-cell>
          <table:table-cell office:value-type="float" office:value="100" table:style-name="ce159">
            <text:p>100.00</text:p>
          </table:table-cell>
          <table:table-cell office:value-type="float" office:value="67299" table:style-name="ce160">
            <text:p>67,299</text:p>
          </table:table-cell>
          <table:table-cell office:value-type="float" office:value="34962" table:style-name="ce160">
            <text:p>34,962</text:p>
          </table:table-cell>
          <table:table-cell office:value-type="float" office:value="32337" table:style-name="ce160">
            <text:p>32,337</text:p>
          </table:table-cell>
          <table:table-cell office:value-type="float" office:value="13.02" table:style-name="ce161">
            <text:p>13.02</text:p>
          </table:table-cell>
          <table:table-cell office:value-type="float" office:value="375626" table:style-name="ce160">
            <text:p>375,626</text:p>
          </table:table-cell>
          <table:table-cell office:value-type="float" office:value="195651" table:style-name="ce160">
            <text:p>195,651</text:p>
          </table:table-cell>
          <table:table-cell office:value-type="float" office:value="179975" table:style-name="ce160">
            <text:p>179,975</text:p>
          </table:table-cell>
          <table:table-cell office:value-type="float" office:value="72.650000000000006" table:style-name="ce161">
            <text:p>72.65</text:p>
          </table:table-cell>
          <table:table-cell office:value-type="float" office:value="74112" table:style-name="ce160">
            <text:p>74,112</text:p>
          </table:table-cell>
          <table:table-cell office:value-type="float" office:value="34775" table:style-name="ce160">
            <text:p>34,775</text:p>
          </table:table-cell>
          <table:table-cell office:value-type="float" office:value="39337" table:style-name="ce160">
            <text:p>39,337</text:p>
          </table:table-cell>
          <table:table-cell office:value-type="float" office:value="14.33" table:style-name="ce161">
            <text:p>14.33</text:p>
          </table:table-cell>
          <table:table-cell office:value-type="float" office:value="228012" table:style-name="ce160">
            <text:p>228,012</text:p>
          </table:table-cell>
          <table:table-cell office:value-type="float" office:value="119155" table:style-name="ce160">
            <text:p>119,155</text:p>
          </table:table-cell>
          <table:table-cell office:value-type="float" office:value="108857" table:style-name="ce160">
            <text:p>108,857</text:p>
          </table:table-cell>
          <table:table-cell office:value-type="float" office:value="44.1" table:style-name="ce161">
            <text:p>44.10</text:p>
          </table:table-cell>
          <table:table-cell office:value-type="float" office:value="414514" table:style-name="ce160">
            <text:p>414,514</text:p>
          </table:table-cell>
          <table:table-cell office:value-type="float" office:value="212326" table:style-name="ce160">
            <text:p>212,326</text:p>
          </table:table-cell>
          <table:table-cell office:value-type="float" office:value="202188" table:style-name="ce160">
            <text:p>202,188</text:p>
          </table:table-cell>
          <table:table-cell office:value-type="float" office:value="80.17" table:style-name="ce162">
            <text:p>80.17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雲 林 縣</text:p>
          </table:table-cell>
          <table:table-cell office:value-type="float" office:value="707389" table:style-name="ce157">
            <text:p>707,389</text:p>
          </table:table-cell>
          <table:table-cell office:value-type="float" office:value="368315" table:style-name="ce158">
            <text:p>368,315</text:p>
          </table:table-cell>
          <table:table-cell office:value-type="float" office:value="339074" table:style-name="ce158">
            <text:p>339,074</text:p>
          </table:table-cell>
          <table:table-cell office:value-type="float" office:value="100" table:style-name="ce159">
            <text:p>100.00</text:p>
          </table:table-cell>
          <table:table-cell office:value-type="float" office:value="96162" table:style-name="ce160">
            <text:p>96,162</text:p>
          </table:table-cell>
          <table:table-cell office:value-type="float" office:value="50581" table:style-name="ce160">
            <text:p>50,581</text:p>
          </table:table-cell>
          <table:table-cell office:value-type="float" office:value="45581" table:style-name="ce160">
            <text:p>45,581</text:p>
          </table:table-cell>
          <table:table-cell office:value-type="float" office:value="13.59" table:style-name="ce161">
            <text:p>13.59</text:p>
          </table:table-cell>
          <table:table-cell office:value-type="float" office:value="499442" table:style-name="ce160">
            <text:p>499,442</text:p>
          </table:table-cell>
          <table:table-cell office:value-type="float" office:value="267385" table:style-name="ce160">
            <text:p>267,385</text:p>
          </table:table-cell>
          <table:table-cell office:value-type="float" office:value="232057" table:style-name="ce160">
            <text:p>232,057</text:p>
          </table:table-cell>
          <table:table-cell office:value-type="float" office:value="70.599999999999994" table:style-name="ce161">
            <text:p>70.60</text:p>
          </table:table-cell>
          <table:table-cell office:value-type="float" office:value="111785" table:style-name="ce160">
            <text:p>111,785</text:p>
          </table:table-cell>
          <table:table-cell office:value-type="float" office:value="50349" table:style-name="ce160">
            <text:p>50,349</text:p>
          </table:table-cell>
          <table:table-cell office:value-type="float" office:value="61436" table:style-name="ce160">
            <text:p>61,436</text:p>
          </table:table-cell>
          <table:table-cell office:value-type="float" office:value="15.8" table:style-name="ce161">
            <text:p>15.80</text:p>
          </table:table-cell>
          <table:table-cell office:value-type="float" office:value="309842" table:style-name="ce160">
            <text:p>309,842</text:p>
          </table:table-cell>
          <table:table-cell office:value-type="float" office:value="165021" table:style-name="ce160">
            <text:p>165,021</text:p>
          </table:table-cell>
          <table:table-cell office:value-type="float" office:value="144821" table:style-name="ce160">
            <text:p>144,821</text:p>
          </table:table-cell>
          <table:table-cell office:value-type="float" office:value="43.8" table:style-name="ce161">
            <text:p>43.80</text:p>
          </table:table-cell>
          <table:table-cell office:value-type="float" office:value="565542" table:style-name="ce160">
            <text:p>565,542</text:p>
          </table:table-cell>
          <table:table-cell office:value-type="float" office:value="293659" table:style-name="ce160">
            <text:p>293,659</text:p>
          </table:table-cell>
          <table:table-cell office:value-type="float" office:value="271883" table:style-name="ce160">
            <text:p>271,883</text:p>
          </table:table-cell>
          <table:table-cell office:value-type="float" office:value="79.95" table:style-name="ce162">
            <text:p>79.95</text:p>
          </table:table-cell>
          <table:table-cell table:number-columns-repeated="16359" table:style-name="ce140"/>
        </table:table-row>
        <table:table-row table:style-name="ro37">
          <table:table-cell office:value-type="string" table:style-name="ce156">
            <text:p>嘉 義 縣</text:p>
          </table:table-cell>
          <table:table-cell office:value-type="float" office:value="528825" table:style-name="ce157">
            <text:p>528,825</text:p>
          </table:table-cell>
          <table:table-cell office:value-type="float" office:value="275494" table:style-name="ce158">
            <text:p>275,494</text:p>
          </table:table-cell>
          <table:table-cell office:value-type="float" office:value="253331" table:style-name="ce158">
            <text:p>253,331</text:p>
          </table:table-cell>
          <table:table-cell office:value-type="float" office:value="100" table:style-name="ce159">
            <text:p>100.00</text:p>
          </table:table-cell>
          <table:table-cell office:value-type="float" office:value="63029" table:style-name="ce160">
            <text:p>63,029</text:p>
          </table:table-cell>
          <table:table-cell office:value-type="float" office:value="33079" table:style-name="ce160">
            <text:p>33,079</text:p>
          </table:table-cell>
          <table:table-cell office:value-type="float" office:value="29950" table:style-name="ce160">
            <text:p>29,950</text:p>
          </table:table-cell>
          <table:table-cell office:value-type="float" office:value="11.92" table:style-name="ce161">
            <text:p>11.92</text:p>
          </table:table-cell>
          <table:table-cell office:value-type="float" office:value="378680" table:style-name="ce160">
            <text:p>378,680</text:p>
          </table:table-cell>
          <table:table-cell office:value-type="float" office:value="202965" table:style-name="ce160">
            <text:p>202,965</text:p>
          </table:table-cell>
          <table:table-cell office:value-type="float" office:value="175715" table:style-name="ce160">
            <text:p>175,715</text:p>
          </table:table-cell>
          <table:table-cell office:value-type="float" office:value="71.61" table:style-name="ce161">
            <text:p>71.61</text:p>
          </table:table-cell>
          <table:table-cell office:value-type="float" office:value="87116" table:style-name="ce160">
            <text:p>87,116</text:p>
          </table:table-cell>
          <table:table-cell office:value-type="float" office:value="39450" table:style-name="ce160">
            <text:p>39,450</text:p>
          </table:table-cell>
          <table:table-cell office:value-type="float" office:value="47666" table:style-name="ce160">
            <text:p>47,666</text:p>
          </table:table-cell>
          <table:table-cell office:value-type="float" office:value="16.47" table:style-name="ce161">
            <text:p>16.47</text:p>
          </table:table-cell>
          <table:table-cell office:value-type="float" office:value="229931" table:style-name="ce160">
            <text:p>229,931</text:p>
          </table:table-cell>
          <table:table-cell office:value-type="float" office:value="122512" table:style-name="ce160">
            <text:p>122,512</text:p>
          </table:table-cell>
          <table:table-cell office:value-type="float" office:value="107419" table:style-name="ce160">
            <text:p>107,419</text:p>
          </table:table-cell>
          <table:table-cell office:value-type="float" office:value="43.48" table:style-name="ce161">
            <text:p>43.48</text:p>
          </table:table-cell>
          <table:table-cell office:value-type="float" office:value="432001" table:style-name="ce160">
            <text:p>432,001</text:p>
          </table:table-cell>
          <table:table-cell office:value-type="float" office:value="224826" table:style-name="ce160">
            <text:p>224,826</text:p>
          </table:table-cell>
          <table:table-cell office:value-type="float" office:value="207175" table:style-name="ce160">
            <text:p>207,175</text:p>
          </table:table-cell>
          <table:table-cell office:value-type="float" office:value="81.69" table:style-name="ce162">
            <text:p>81.69</text:p>
          </table:table-cell>
          <table:table-cell table:number-columns-repeated="16359" table:style-name="ce140"/>
        </table:table-row>
        <table:table-row table:style-name="ro38">
          <table:table-cell office:value-type="string" table:style-name="ce156">
            <text:p>屏 東 縣</text:p>
          </table:table-cell>
          <table:table-cell office:value-type="float" office:value="851774" table:style-name="ce157">
            <text:p>851,774</text:p>
          </table:table-cell>
          <table:table-cell office:value-type="float" office:value="436808" table:style-name="ce158">
            <text:p>436,808</text:p>
          </table:table-cell>
          <table:table-cell office:value-type="float" office:value="414966" table:style-name="ce158">
            <text:p>414,966</text:p>
          </table:table-cell>
          <table:table-cell office:value-type="float" office:value="100" table:style-name="ce159">
            <text:p>100.00</text:p>
          </table:table-cell>
          <table:table-cell office:value-type="float" office:value="106641" table:style-name="ce160">
            <text:p>106,641</text:p>
          </table:table-cell>
          <table:table-cell office:value-type="float" office:value="55716" table:style-name="ce160">
            <text:p>55,716</text:p>
          </table:table-cell>
          <table:table-cell office:value-type="float" office:value="50925" table:style-name="ce160">
            <text:p>50,925</text:p>
          </table:table-cell>
          <table:table-cell office:value-type="float" office:value="12.52" table:style-name="ce161">
            <text:p>12.52</text:p>
          </table:table-cell>
          <table:table-cell office:value-type="float" office:value="629454" table:style-name="ce160">
            <text:p>629,454</text:p>
          </table:table-cell>
          <table:table-cell office:value-type="float" office:value="326157" table:style-name="ce160">
            <text:p>326,157</text:p>
          </table:table-cell>
          <table:table-cell office:value-type="float" office:value="303297" table:style-name="ce160">
            <text:p>303,297</text:p>
          </table:table-cell>
          <table:table-cell office:value-type="float" office:value="73.900000000000006" table:style-name="ce161">
            <text:p>73.90</text:p>
          </table:table-cell>
          <table:table-cell office:value-type="float" office:value="115679" table:style-name="ce160">
            <text:p>115,679</text:p>
          </table:table-cell>
          <table:table-cell office:value-type="float" office:value="54935" table:style-name="ce160">
            <text:p>54,935</text:p>
          </table:table-cell>
          <table:table-cell office:value-type="float" office:value="60744" table:style-name="ce160">
            <text:p>60,744</text:p>
          </table:table-cell>
          <table:table-cell office:value-type="float" office:value="13.58" table:style-name="ce161">
            <text:p>13.58</text:p>
          </table:table-cell>
          <table:table-cell office:value-type="float" office:value="383334" table:style-name="ce160">
            <text:p>383,334</text:p>
          </table:table-cell>
          <table:table-cell office:value-type="float" office:value="199897" table:style-name="ce160">
            <text:p>199,897</text:p>
          </table:table-cell>
          <table:table-cell office:value-type="float" office:value="183437" table:style-name="ce160">
            <text:p>183,437</text:p>
          </table:table-cell>
          <table:table-cell office:value-type="float" office:value="45" table:style-name="ce161">
            <text:p>45.00</text:p>
          </table:table-cell>
          <table:table-cell office:value-type="float" office:value="686797" table:style-name="ce160">
            <text:p>686,797</text:p>
          </table:table-cell>
          <table:table-cell office:value-type="float" office:value="350666" table:style-name="ce160">
            <text:p>350,666</text:p>
          </table:table-cell>
          <table:table-cell office:value-type="float" office:value="336131" table:style-name="ce160">
            <text:p>336,131</text:p>
          </table:table-cell>
          <table:table-cell office:value-type="float" office:value="80.63" table:style-name="ce162">
            <text:p>80.63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臺 東 縣</text:p>
          </table:table-cell>
          <table:table-cell office:value-type="float" office:value="224738" table:style-name="ce157">
            <text:p>224,738</text:p>
          </table:table-cell>
          <table:table-cell office:value-type="float" office:value="116809" table:style-name="ce158">
            <text:p>116,809</text:p>
          </table:table-cell>
          <table:table-cell office:value-type="float" office:value="107929" table:style-name="ce158">
            <text:p>107,929</text:p>
          </table:table-cell>
          <table:table-cell office:value-type="float" office:value="100" table:style-name="ce159">
            <text:p>100.00</text:p>
          </table:table-cell>
          <table:table-cell office:value-type="float" office:value="30727" table:style-name="ce160">
            <text:p>30,727</text:p>
          </table:table-cell>
          <table:table-cell office:value-type="float" office:value="16088" table:style-name="ce160">
            <text:p>16,088</text:p>
          </table:table-cell>
          <table:table-cell office:value-type="float" office:value="14639" table:style-name="ce160">
            <text:p>14,639</text:p>
          </table:table-cell>
          <table:table-cell office:value-type="float" office:value="13.67" table:style-name="ce161">
            <text:p>13.67</text:p>
          </table:table-cell>
          <table:table-cell office:value-type="float" office:value="163108" table:style-name="ce160">
            <text:p>163,108</text:p>
          </table:table-cell>
          <table:table-cell office:value-type="float" office:value="86173" table:style-name="ce160">
            <text:p>86,173</text:p>
          </table:table-cell>
          <table:table-cell office:value-type="float" office:value="76935" table:style-name="ce160">
            <text:p>76,935</text:p>
          </table:table-cell>
          <table:table-cell office:value-type="float" office:value="72.58" table:style-name="ce161">
            <text:p>72.58</text:p>
          </table:table-cell>
          <table:table-cell office:value-type="float" office:value="30903" table:style-name="ce160">
            <text:p>30,903</text:p>
          </table:table-cell>
          <table:table-cell office:value-type="float" office:value="14548" table:style-name="ce160">
            <text:p>14,548</text:p>
          </table:table-cell>
          <table:table-cell office:value-type="float" office:value="16355" table:style-name="ce160">
            <text:p>16,355</text:p>
          </table:table-cell>
          <table:table-cell office:value-type="float" office:value="13.75" table:style-name="ce161">
            <text:p>13.75</text:p>
          </table:table-cell>
          <table:table-cell office:value-type="float" office:value="99856" table:style-name="ce160">
            <text:p>99,856</text:p>
          </table:table-cell>
          <table:table-cell office:value-type="float" office:value="53585" table:style-name="ce160">
            <text:p>53,585</text:p>
          </table:table-cell>
          <table:table-cell office:value-type="float" office:value="46271" table:style-name="ce160">
            <text:p>46,271</text:p>
          </table:table-cell>
          <table:table-cell office:value-type="float" office:value="44.43" table:style-name="ce161">
            <text:p>44.43</text:p>
          </table:table-cell>
          <table:table-cell office:value-type="float" office:value="178963" table:style-name="ce160">
            <text:p>178,963</text:p>
          </table:table-cell>
          <table:table-cell office:value-type="float" office:value="92924" table:style-name="ce160">
            <text:p>92,924</text:p>
          </table:table-cell>
          <table:table-cell office:value-type="float" office:value="86039" table:style-name="ce160">
            <text:p>86,039</text:p>
          </table:table-cell>
          <table:table-cell office:value-type="float" office:value="79.63" table:style-name="ce162">
            <text:p>79.63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花 蓮 縣</text:p>
          </table:table-cell>
          <table:table-cell office:value-type="float" office:value="333823" table:style-name="ce157">
            <text:p>333,823</text:p>
          </table:table-cell>
          <table:table-cell office:value-type="float" office:value="170947" table:style-name="ce158">
            <text:p>170,947</text:p>
          </table:table-cell>
          <table:table-cell office:value-type="float" office:value="162876" table:style-name="ce158">
            <text:p>162,876</text:p>
          </table:table-cell>
          <table:table-cell office:value-type="float" office:value="100" table:style-name="ce159">
            <text:p>100.00</text:p>
          </table:table-cell>
          <table:table-cell office:value-type="float" office:value="44940" table:style-name="ce160">
            <text:p>44,940</text:p>
          </table:table-cell>
          <table:table-cell office:value-type="float" office:value="23514" table:style-name="ce160">
            <text:p>23,514</text:p>
          </table:table-cell>
          <table:table-cell office:value-type="float" office:value="21426" table:style-name="ce160">
            <text:p>21,426</text:p>
          </table:table-cell>
          <table:table-cell office:value-type="float" office:value="13.46" table:style-name="ce161">
            <text:p>13.46</text:p>
          </table:table-cell>
          <table:table-cell office:value-type="float" office:value="244666" table:style-name="ce160">
            <text:p>244,666</text:p>
          </table:table-cell>
          <table:table-cell office:value-type="float" office:value="126314" table:style-name="ce160">
            <text:p>126,314</text:p>
          </table:table-cell>
          <table:table-cell office:value-type="float" office:value="118352" table:style-name="ce160">
            <text:p>118,352</text:p>
          </table:table-cell>
          <table:table-cell office:value-type="float" office:value="73.290000000000006" table:style-name="ce161">
            <text:p>73.29</text:p>
          </table:table-cell>
          <table:table-cell office:value-type="float" office:value="44217" table:style-name="ce160">
            <text:p>44,217</text:p>
          </table:table-cell>
          <table:table-cell office:value-type="float" office:value="21119" table:style-name="ce160">
            <text:p>21,119</text:p>
          </table:table-cell>
          <table:table-cell office:value-type="float" office:value="23098" table:style-name="ce160">
            <text:p>23,098</text:p>
          </table:table-cell>
          <table:table-cell office:value-type="float" office:value="13.25" table:style-name="ce161">
            <text:p>13.25</text:p>
          </table:table-cell>
          <table:table-cell office:value-type="float" office:value="148915" table:style-name="ce160">
            <text:p>148,915</text:p>
          </table:table-cell>
          <table:table-cell office:value-type="float" office:value="77615" table:style-name="ce160">
            <text:p>77,615</text:p>
          </table:table-cell>
          <table:table-cell office:value-type="float" office:value="71300" table:style-name="ce160">
            <text:p>71,300</text:p>
          </table:table-cell>
          <table:table-cell office:value-type="float" office:value="44.61" table:style-name="ce161">
            <text:p>44.61</text:p>
          </table:table-cell>
          <table:table-cell office:value-type="float" office:value="265984" table:style-name="ce160">
            <text:p>265,984</text:p>
          </table:table-cell>
          <table:table-cell office:value-type="float" office:value="135572" table:style-name="ce160">
            <text:p>135,572</text:p>
          </table:table-cell>
          <table:table-cell office:value-type="float" office:value="130412" table:style-name="ce160">
            <text:p>130,412</text:p>
          </table:table-cell>
          <table:table-cell office:value-type="float" office:value="79.680000000000007" table:style-name="ce162">
            <text:p>79.68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澎 湖 縣</text:p>
          </table:table-cell>
          <table:table-cell office:value-type="float" office:value="100585" table:style-name="ce157">
            <text:p>100,585</text:p>
          </table:table-cell>
          <table:table-cell office:value-type="float" office:value="51843" table:style-name="ce158">
            <text:p>51,843</text:p>
          </table:table-cell>
          <table:table-cell office:value-type="float" office:value="48742" table:style-name="ce158">
            <text:p>48,742</text:p>
          </table:table-cell>
          <table:table-cell office:value-type="float" office:value="100" table:style-name="ce159">
            <text:p>100.00</text:p>
          </table:table-cell>
          <table:table-cell office:value-type="float" office:value="12262" table:style-name="ce160">
            <text:p>12,262</text:p>
          </table:table-cell>
          <table:table-cell office:value-type="float" office:value="6423" table:style-name="ce160">
            <text:p>6,423</text:p>
          </table:table-cell>
          <table:table-cell office:value-type="float" office:value="5839" table:style-name="ce160">
            <text:p>5,839</text:p>
          </table:table-cell>
          <table:table-cell office:value-type="float" office:value="12.19" table:style-name="ce161">
            <text:p>12.19</text:p>
          </table:table-cell>
          <table:table-cell office:value-type="float" office:value="73942" table:style-name="ce160">
            <text:p>73,942</text:p>
          </table:table-cell>
          <table:table-cell office:value-type="float" office:value="38726" table:style-name="ce160">
            <text:p>38,726</text:p>
          </table:table-cell>
          <table:table-cell office:value-type="float" office:value="35216" table:style-name="ce160">
            <text:p>35,216</text:p>
          </table:table-cell>
          <table:table-cell office:value-type="float" office:value="73.510000000000005" table:style-name="ce161">
            <text:p>73.51</text:p>
          </table:table-cell>
          <table:table-cell office:value-type="float" office:value="14381" table:style-name="ce160">
            <text:p>14,381</text:p>
          </table:table-cell>
          <table:table-cell office:value-type="float" office:value="6694" table:style-name="ce160">
            <text:p>6,694</text:p>
          </table:table-cell>
          <table:table-cell office:value-type="float" office:value="7687" table:style-name="ce160">
            <text:p>7,687</text:p>
          </table:table-cell>
          <table:table-cell office:value-type="float" office:value="14.3" table:style-name="ce161">
            <text:p>14.30</text:p>
          </table:table-cell>
          <table:table-cell office:value-type="float" office:value="47093" table:style-name="ce160">
            <text:p>47,093</text:p>
          </table:table-cell>
          <table:table-cell office:value-type="float" office:value="24611" table:style-name="ce160">
            <text:p>24,611</text:p>
          </table:table-cell>
          <table:table-cell office:value-type="float" office:value="22482" table:style-name="ce160">
            <text:p>22,482</text:p>
          </table:table-cell>
          <table:table-cell office:value-type="float" office:value="46.82" table:style-name="ce161">
            <text:p>46.82</text:p>
          </table:table-cell>
          <table:table-cell office:value-type="float" office:value="81839" table:style-name="ce160">
            <text:p>81,839</text:p>
          </table:table-cell>
          <table:table-cell office:value-type="float" office:value="42048" table:style-name="ce160">
            <text:p>42,048</text:p>
          </table:table-cell>
          <table:table-cell office:value-type="float" office:value="39791" table:style-name="ce160">
            <text:p>39,791</text:p>
          </table:table-cell>
          <table:table-cell office:value-type="float" office:value="81.36" table:style-name="ce162">
            <text:p>81.36</text:p>
          </table:table-cell>
          <table:table-cell table:number-columns-repeated="16359" table:style-name="ce140"/>
        </table:table-row>
        <table:table-row table:style-name="ro23">
          <table:table-cell office:value-type="string" table:style-name="ce156">
            <text:p>基 隆 市</text:p>
          </table:table-cell>
          <table:table-cell office:value-type="float" office:value="374799" table:style-name="ce157">
            <text:p>374,799</text:p>
          </table:table-cell>
          <table:table-cell office:value-type="float" office:value="188614" table:style-name="ce158">
            <text:p>188,614</text:p>
          </table:table-cell>
          <table:table-cell office:value-type="float" office:value="186185" table:style-name="ce158">
            <text:p>186,185</text:p>
          </table:table-cell>
          <table:table-cell office:value-type="float" office:value="100" table:style-name="ce159">
            <text:p>100.00</text:p>
          </table:table-cell>
          <table:table-cell office:value-type="float" office:value="45286" table:style-name="ce160">
            <text:p>45,286</text:p>
          </table:table-cell>
          <table:table-cell office:value-type="float" office:value="23584" table:style-name="ce160">
            <text:p>23,584</text:p>
          </table:table-cell>
          <table:table-cell office:value-type="float" office:value="21702" table:style-name="ce160">
            <text:p>21,702</text:p>
          </table:table-cell>
          <table:table-cell office:value-type="float" office:value="12.08" table:style-name="ce161">
            <text:p>12.08</text:p>
          </table:table-cell>
          <table:table-cell office:value-type="float" office:value="284407" table:style-name="ce160">
            <text:p>284,407</text:p>
          </table:table-cell>
          <table:table-cell office:value-type="float" office:value="144222" table:style-name="ce160">
            <text:p>144,222</text:p>
          </table:table-cell>
          <table:table-cell office:value-type="float" office:value="140185" table:style-name="ce160">
            <text:p>140,185</text:p>
          </table:table-cell>
          <table:table-cell office:value-type="float" office:value="75.88" table:style-name="ce161">
            <text:p>75.88</text:p>
          </table:table-cell>
          <table:table-cell office:value-type="float" office:value="45106" table:style-name="ce160">
            <text:p>45,106</text:p>
          </table:table-cell>
          <table:table-cell office:value-type="float" office:value="20808" table:style-name="ce160">
            <text:p>20,808</text:p>
          </table:table-cell>
          <table:table-cell office:value-type="float" office:value="24298" table:style-name="ce160">
            <text:p>24,298</text:p>
          </table:table-cell>
          <table:table-cell office:value-type="float" office:value="12.03" table:style-name="ce161">
            <text:p>12.03</text:p>
          </table:table-cell>
          <table:table-cell office:value-type="float" office:value="171209" table:style-name="ce160">
            <text:p>171,209</text:p>
          </table:table-cell>
          <table:table-cell office:value-type="float" office:value="87587" table:style-name="ce160">
            <text:p>87,587</text:p>
          </table:table-cell>
          <table:table-cell office:value-type="float" office:value="83622" table:style-name="ce160">
            <text:p>83,622</text:p>
          </table:table-cell>
          <table:table-cell office:value-type="float" office:value="45.68" table:style-name="ce161">
            <text:p>45.68</text:p>
          </table:table-cell>
          <table:table-cell office:value-type="float" office:value="304014" table:style-name="ce160">
            <text:p>304,014</text:p>
          </table:table-cell>
          <table:table-cell office:value-type="float" office:value="151756" table:style-name="ce160">
            <text:p>151,756</text:p>
          </table:table-cell>
          <table:table-cell office:value-type="float" office:value="152258" table:style-name="ce160">
            <text:p>152,258</text:p>
          </table:table-cell>
          <table:table-cell office:value-type="float" office:value="81.11" table:style-name="ce162">
            <text:p>81.11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新 竹 市</text:p>
          </table:table-cell>
          <table:table-cell office:value-type="float" office:value="428834" table:style-name="ce157">
            <text:p>428,834</text:p>
          </table:table-cell>
          <table:table-cell office:value-type="float" office:value="212359" table:style-name="ce158">
            <text:p>212,359</text:p>
          </table:table-cell>
          <table:table-cell office:value-type="float" office:value="216475" table:style-name="ce158">
            <text:p>216,475</text:p>
          </table:table-cell>
          <table:table-cell office:value-type="float" office:value="100" table:style-name="ce159">
            <text:p>100.00</text:p>
          </table:table-cell>
          <table:table-cell office:value-type="float" office:value="78322" table:style-name="ce160">
            <text:p>78,322</text:p>
          </table:table-cell>
          <table:table-cell office:value-type="float" office:value="40995" table:style-name="ce160">
            <text:p>40,995</text:p>
          </table:table-cell>
          <table:table-cell office:value-type="float" office:value="37327" table:style-name="ce160">
            <text:p>37,327</text:p>
          </table:table-cell>
          <table:table-cell office:value-type="float" office:value="18.260000000000002" table:style-name="ce161">
            <text:p>18.26</text:p>
          </table:table-cell>
          <table:table-cell office:value-type="float" office:value="308320" table:style-name="ce160">
            <text:p>308,320</text:p>
          </table:table-cell>
          <table:table-cell office:value-type="float" office:value="152066" table:style-name="ce160">
            <text:p>152,066</text:p>
          </table:table-cell>
          <table:table-cell office:value-type="float" office:value="156254" table:style-name="ce160">
            <text:p>156,254</text:p>
          </table:table-cell>
          <table:table-cell office:value-type="float" office:value="71.900000000000006" table:style-name="ce161">
            <text:p>71.90</text:p>
          </table:table-cell>
          <table:table-cell office:value-type="float" office:value="42192" table:style-name="ce160">
            <text:p>42,192</text:p>
          </table:table-cell>
          <table:table-cell office:value-type="float" office:value="19298" table:style-name="ce160">
            <text:p>19,298</text:p>
          </table:table-cell>
          <table:table-cell office:value-type="float" office:value="22894" table:style-name="ce160">
            <text:p>22,894</text:p>
          </table:table-cell>
          <table:table-cell office:value-type="float" office:value="9.84" table:style-name="ce161">
            <text:p>9.84</text:p>
          </table:table-cell>
          <table:table-cell office:value-type="float" office:value="202927" table:style-name="ce160">
            <text:p>202,927</text:p>
          </table:table-cell>
          <table:table-cell office:value-type="float" office:value="99813" table:style-name="ce160">
            <text:p>99,813</text:p>
          </table:table-cell>
          <table:table-cell office:value-type="float" office:value="103114" table:style-name="ce160">
            <text:p>103,114</text:p>
          </table:table-cell>
          <table:table-cell office:value-type="float" office:value="47.32" table:style-name="ce161">
            <text:p>47.32</text:p>
          </table:table-cell>
          <table:table-cell office:value-type="float" office:value="322104" table:style-name="ce160">
            <text:p>322,104</text:p>
          </table:table-cell>
          <table:table-cell office:value-type="float" office:value="156671" table:style-name="ce160">
            <text:p>156,671</text:p>
          </table:table-cell>
          <table:table-cell office:value-type="float" office:value="165433" table:style-name="ce160">
            <text:p>165,433</text:p>
          </table:table-cell>
          <table:table-cell office:value-type="float" office:value="75.11" table:style-name="ce162">
            <text:p>75.11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嘉 義 市</text:p>
          </table:table-cell>
          <table:table-cell office:value-type="float" office:value="270941" table:style-name="ce157">
            <text:p>270,941</text:p>
          </table:table-cell>
          <table:table-cell office:value-type="float" office:value="132663" table:style-name="ce158">
            <text:p>132,663</text:p>
          </table:table-cell>
          <table:table-cell office:value-type="float" office:value="138278" table:style-name="ce158">
            <text:p>138,278</text:p>
          </table:table-cell>
          <table:table-cell office:value-type="float" office:value="100" table:style-name="ce159">
            <text:p>100.00</text:p>
          </table:table-cell>
          <table:table-cell office:value-type="float" office:value="42382" table:style-name="ce160">
            <text:p>42,382</text:p>
          </table:table-cell>
          <table:table-cell office:value-type="float" office:value="22210" table:style-name="ce160">
            <text:p>22,210</text:p>
          </table:table-cell>
          <table:table-cell office:value-type="float" office:value="20172" table:style-name="ce160">
            <text:p>20,172</text:p>
          </table:table-cell>
          <table:table-cell office:value-type="float" office:value="15.64" table:style-name="ce161">
            <text:p>15.64</text:p>
          </table:table-cell>
          <table:table-cell office:value-type="float" office:value="196270" table:style-name="ce160">
            <text:p>196,270</text:p>
          </table:table-cell>
          <table:table-cell office:value-type="float" office:value="95890" table:style-name="ce160">
            <text:p>95,890</text:p>
          </table:table-cell>
          <table:table-cell office:value-type="float" office:value="100380" table:style-name="ce160">
            <text:p>100,380</text:p>
          </table:table-cell>
          <table:table-cell office:value-type="float" office:value="72.44" table:style-name="ce161">
            <text:p>72.44</text:p>
          </table:table-cell>
          <table:table-cell office:value-type="float" office:value="32289" table:style-name="ce160">
            <text:p>32,289</text:p>
          </table:table-cell>
          <table:table-cell office:value-type="float" office:value="14563" table:style-name="ce160">
            <text:p>14,563</text:p>
          </table:table-cell>
          <table:table-cell office:value-type="float" office:value="17726" table:style-name="ce160">
            <text:p>17,726</text:p>
          </table:table-cell>
          <table:table-cell office:value-type="float" office:value="11.92" table:style-name="ce161">
            <text:p>11.92</text:p>
          </table:table-cell>
          <table:table-cell office:value-type="float" office:value="121927" table:style-name="ce160">
            <text:p>121,927</text:p>
          </table:table-cell>
          <table:table-cell office:value-type="float" office:value="59346" table:style-name="ce160">
            <text:p>59,346</text:p>
          </table:table-cell>
          <table:table-cell office:value-type="float" office:value="62581" table:style-name="ce160">
            <text:p>62,581</text:p>
          </table:table-cell>
          <table:table-cell office:value-type="float" office:value="45" table:style-name="ce161">
            <text:p>45.00</text:p>
          </table:table-cell>
          <table:table-cell office:value-type="float" office:value="208535" table:style-name="ce160">
            <text:p>208,535</text:p>
          </table:table-cell>
          <table:table-cell office:value-type="float" office:value="100165" table:style-name="ce160">
            <text:p>100,165</text:p>
          </table:table-cell>
          <table:table-cell office:value-type="float" office:value="108370" table:style-name="ce160">
            <text:p>108,370</text:p>
          </table:table-cell>
          <table:table-cell office:value-type="float" office:value="76.97" table:style-name="ce162">
            <text:p>76.97</text:p>
          </table:table-cell>
          <table:table-cell table:number-columns-repeated="16359" table:style-name="ce140"/>
        </table:table-row>
        <table:table-row table:style-name="ro38">
          <table:table-cell office:value-type="string" table:style-name="ce151">
            <text:p>福 建 省</text:p>
          </table:table-cell>
          <table:table-cell office:value-type="float" office:value="133456" table:style-name="ce163">
            <text:p>133,456</text:p>
          </table:table-cell>
          <table:table-cell office:value-type="float" office:value="67870" table:style-name="ce164">
            <text:p>67,870</text:p>
          </table:table-cell>
          <table:table-cell office:value-type="float" office:value="65586" table:style-name="ce164">
            <text:p>65,586</text:p>
          </table:table-cell>
          <table:table-cell office:value-type="float" office:value="100" table:style-name="ce165">
            <text:p>100.00</text:p>
          </table:table-cell>
          <table:table-cell office:value-type="float" office:value="15247" table:style-name="ce153">
            <text:p>15,247</text:p>
          </table:table-cell>
          <table:table-cell office:value-type="float" office:value="7935" table:style-name="ce153">
            <text:p>7,935</text:p>
          </table:table-cell>
          <table:table-cell office:value-type="float" office:value="7312" table:style-name="ce153">
            <text:p>7,312</text:p>
          </table:table-cell>
          <table:table-cell office:value-type="float" office:value="11.42" table:style-name="ce154">
            <text:p>11.42</text:p>
          </table:table-cell>
          <table:table-cell office:value-type="float" office:value="103426" table:style-name="ce153">
            <text:p>103,426</text:p>
          </table:table-cell>
          <table:table-cell office:value-type="float" office:value="52813" table:style-name="ce153">
            <text:p>52,813</text:p>
          </table:table-cell>
          <table:table-cell office:value-type="float" office:value="50613" table:style-name="ce153">
            <text:p>50,613</text:p>
          </table:table-cell>
          <table:table-cell office:value-type="float" office:value="77.5" table:style-name="ce154">
            <text:p>77.50</text:p>
          </table:table-cell>
          <table:table-cell office:value-type="float" office:value="14783" table:style-name="ce153">
            <text:p>14,783</text:p>
          </table:table-cell>
          <table:table-cell office:value-type="float" office:value="7122" table:style-name="ce153">
            <text:p>7,122</text:p>
          </table:table-cell>
          <table:table-cell office:value-type="float" office:value="7661" table:style-name="ce153">
            <text:p>7,661</text:p>
          </table:table-cell>
          <table:table-cell office:value-type="float" office:value="11.08" table:style-name="ce154">
            <text:p>11.08</text:p>
          </table:table-cell>
          <table:table-cell office:value-type="float" office:value="64944" table:style-name="ce153">
            <text:p>64,944</text:p>
          </table:table-cell>
          <table:table-cell office:value-type="float" office:value="32887" table:style-name="ce153">
            <text:p>32,887</text:p>
          </table:table-cell>
          <table:table-cell office:value-type="float" office:value="32057" table:style-name="ce153">
            <text:p>32,057</text:p>
          </table:table-cell>
          <table:table-cell office:value-type="float" office:value="48.66" table:style-name="ce154">
            <text:p>48.66</text:p>
          </table:table-cell>
          <table:table-cell office:value-type="float" office:value="109872" table:style-name="ce153">
            <text:p>109,872</text:p>
          </table:table-cell>
          <table:table-cell office:value-type="float" office:value="55772" table:style-name="ce153">
            <text:p>55,772</text:p>
          </table:table-cell>
          <table:table-cell office:value-type="float" office:value="54100" table:style-name="ce153">
            <text:p>54,100</text:p>
          </table:table-cell>
          <table:table-cell office:value-type="float" office:value="82.33" table:style-name="ce155">
            <text:p>82.33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金 門 縣</text:p>
          </table:table-cell>
          <table:table-cell office:value-type="float" office:value="121261" table:style-name="ce157">
            <text:p>121,261</text:p>
          </table:table-cell>
          <table:table-cell office:value-type="float" office:value="60930" table:style-name="ce158">
            <text:p>60,930</text:p>
          </table:table-cell>
          <table:table-cell office:value-type="float" office:value="60331" table:style-name="ce158">
            <text:p>60,331</text:p>
          </table:table-cell>
          <table:table-cell office:value-type="float" office:value="100" table:style-name="ce159">
            <text:p>100.00</text:p>
          </table:table-cell>
          <table:table-cell office:value-type="float" office:value="13650" table:style-name="ce160">
            <text:p>13,650</text:p>
          </table:table-cell>
          <table:table-cell office:value-type="float" office:value="7077" table:style-name="ce160">
            <text:p>7,077</text:p>
          </table:table-cell>
          <table:table-cell office:value-type="float" office:value="6573" table:style-name="ce160">
            <text:p>6,573</text:p>
          </table:table-cell>
          <table:table-cell office:value-type="float" office:value="11.26" table:style-name="ce161">
            <text:p>11.26</text:p>
          </table:table-cell>
          <table:table-cell office:value-type="float" office:value="93967" table:style-name="ce160">
            <text:p>93,967</text:p>
          </table:table-cell>
          <table:table-cell office:value-type="float" office:value="47319" table:style-name="ce160">
            <text:p>47,319</text:p>
          </table:table-cell>
          <table:table-cell office:value-type="float" office:value="46648" table:style-name="ce160">
            <text:p>46,648</text:p>
          </table:table-cell>
          <table:table-cell office:value-type="float" office:value="77.489999999999995" table:style-name="ce161">
            <text:p>77.49</text:p>
          </table:table-cell>
          <table:table-cell office:value-type="float" office:value="13644" table:style-name="ce160">
            <text:p>13,644</text:p>
          </table:table-cell>
          <table:table-cell office:value-type="float" office:value="6534" table:style-name="ce160">
            <text:p>6,534</text:p>
          </table:table-cell>
          <table:table-cell office:value-type="float" office:value="7110" table:style-name="ce160">
            <text:p>7,110</text:p>
          </table:table-cell>
          <table:table-cell office:value-type="float" office:value="11.25" table:style-name="ce161">
            <text:p>11.25</text:p>
          </table:table-cell>
          <table:table-cell office:value-type="float" office:value="58997" table:style-name="ce160">
            <text:p>58,997</text:p>
          </table:table-cell>
          <table:table-cell office:value-type="float" office:value="29461" table:style-name="ce153">
            <text:p>29,461</text:p>
          </table:table-cell>
          <table:table-cell office:value-type="float" office:value="29536" table:style-name="ce153">
            <text:p>29,536</text:p>
          </table:table-cell>
          <table:table-cell office:value-type="float" office:value="48.65" table:style-name="ce161">
            <text:p>48.65</text:p>
          </table:table-cell>
          <table:table-cell office:value-type="float" office:value="99994" table:style-name="ce160">
            <text:p>99,994</text:p>
          </table:table-cell>
          <table:table-cell office:value-type="float" office:value="50086" table:style-name="ce160">
            <text:p>50,086</text:p>
          </table:table-cell>
          <table:table-cell office:value-type="float" office:value="49908" table:style-name="ce160">
            <text:p>49,908</text:p>
          </table:table-cell>
          <table:table-cell office:value-type="float" office:value="82.46" table:style-name="ce162">
            <text:p>82.46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連 江 縣</text:p>
          </table:table-cell>
          <table:table-cell office:value-type="float" office:value="12195" table:style-name="ce157">
            <text:p>12,195</text:p>
          </table:table-cell>
          <table:table-cell office:value-type="float" office:value="6940" table:style-name="ce158">
            <text:p>6,940</text:p>
          </table:table-cell>
          <table:table-cell office:value-type="float" office:value="5255" table:style-name="ce158">
            <text:p>5,255</text:p>
          </table:table-cell>
          <table:table-cell office:value-type="float" office:value="100" table:style-name="ce159">
            <text:p>100.00</text:p>
          </table:table-cell>
          <table:table-cell office:value-type="float" office:value="1597" table:style-name="ce160">
            <text:p>1,597</text:p>
          </table:table-cell>
          <table:table-cell office:value-type="float" office:value="858" table:style-name="ce160">
            <text:p>858</text:p>
          </table:table-cell>
          <table:table-cell office:value-type="float" office:value="739" table:style-name="ce160">
            <text:p>739</text:p>
          </table:table-cell>
          <table:table-cell office:value-type="float" office:value="13.1" table:style-name="ce161">
            <text:p>13.10</text:p>
          </table:table-cell>
          <table:table-cell office:value-type="float" office:value="9459" table:style-name="ce160">
            <text:p>9,459</text:p>
          </table:table-cell>
          <table:table-cell office:value-type="float" office:value="5494" table:style-name="ce160">
            <text:p>5,494</text:p>
          </table:table-cell>
          <table:table-cell office:value-type="float" office:value="3965" table:style-name="ce160">
            <text:p>3,965</text:p>
          </table:table-cell>
          <table:table-cell office:value-type="float" office:value="77.56" table:style-name="ce161">
            <text:p>77.56</text:p>
          </table:table-cell>
          <table:table-cell office:value-type="float" office:value="1139" table:style-name="ce160">
            <text:p>1,139</text:p>
          </table:table-cell>
          <table:table-cell office:value-type="float" office:value="588" table:style-name="ce160">
            <text:p>588</text:p>
          </table:table-cell>
          <table:table-cell office:value-type="float" office:value="551" table:style-name="ce160">
            <text:p>551</text:p>
          </table:table-cell>
          <table:table-cell office:value-type="float" office:value="9.34" table:style-name="ce161">
            <text:p>9.34</text:p>
          </table:table-cell>
          <table:table-cell office:value-type="float" office:value="5947" table:style-name="ce160">
            <text:p>5,947</text:p>
          </table:table-cell>
          <table:table-cell office:value-type="float" office:value="3426" table:style-name="ce153">
            <text:p>3,426</text:p>
          </table:table-cell>
          <table:table-cell office:value-type="float" office:value="2521" table:style-name="ce153">
            <text:p>2,521</text:p>
          </table:table-cell>
          <table:table-cell office:value-type="float" office:value="48.77" table:style-name="ce161">
            <text:p>48.77</text:p>
          </table:table-cell>
          <table:table-cell office:value-type="float" office:value="9878" table:style-name="ce160">
            <text:p>9,878</text:p>
          </table:table-cell>
          <table:table-cell office:value-type="float" office:value="5686" table:style-name="ce160">
            <text:p>5,686</text:p>
          </table:table-cell>
          <table:table-cell office:value-type="float" office:value="4192" table:style-name="ce160">
            <text:p>4,192</text:p>
          </table:table-cell>
          <table:table-cell office:value-type="float" office:value="81" table:style-name="ce162">
            <text:p>81.00</text:p>
          </table:table-cell>
          <table:table-cell table:number-columns-repeated="16359" table:style-name="ce140"/>
        </table:table-row>
        <table:table-row table:style-name="ro39">
          <table:table-cell table:style-name="ce166"/>
          <table:table-cell table:style-name="ce167"/>
          <table:table-cell table:number-columns-repeated="6" table:style-name="ce168"/>
          <table:table-cell table:style-name="ce169"/>
          <table:table-cell table:number-columns-repeated="3" table:style-name="ce168"/>
          <table:table-cell table:style-name="ce169"/>
          <table:table-cell table:number-columns-repeated="3" table:style-name="ce168"/>
          <table:table-cell table:number-columns-repeated="3" table:style-name="ce169"/>
          <table:table-cell table:style-name="ce170"/>
          <table:table-cell table:style-name="ce169"/>
          <table:table-cell table:number-columns-repeated="3" table:style-name="ce171"/>
          <table:table-cell table:style-name="ce172"/>
          <table:table-cell table:number-columns-repeated="16359" table:style-name="ce173"/>
        </table:table-row>
        <table:table-row table:style-name="ro40">
          <table:table-cell table:style-name="ce174"/>
          <table:table-cell table:number-columns-repeated="23" table:style-name="ce173"/>
          <table:table-cell office:value-type="string" table:style-name="ce175">
            <text:p>內政部戶政司<text:span text:style-name="T7"><text:s/></text:span>民國<text:span text:style-name="T7">10</text:span><text:span text:style-name="T7">3</text:span>年<text:span text:style-name="T7">2</text:span>月<text:span text:style-name="T7">5</text:span>日編製</text:p>
          </table:table-cell>
          <table:table-cell table:number-columns-repeated="16359" table:style-name="ce173"/>
        </table:table-row>
        <table:table-row table:style-name="ro41">
          <table:table-cell table:style-name="ce176"/>
          <table:table-cell table:number-columns-repeated="16383" table:style-name="ce177"/>
        </table:table-row>
        <table:table-row table:number-rows-repeated="1048543" table:style-name="ro41">
          <table:table-cell table:number-columns-repeated="16384"/>
        </table:table-row>
      </table:table>
      <table:table table:name="資料分析_" table:style-name="ta4">
        <table:table-column table:style-name="co35" table:default-cell-style-name="ce1"/>
        <table:table-column table:style-name="co27" table:number-columns-repeated="5" table:default-cell-style-name="ce1"/>
        <table:table-column table:style-name="co26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1" draw:id="id0" draw:style-name="a0" draw:name="Object 6" svg:x="0in" svg:y="0in" svg:width="6.91667in" svg:height="10.31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2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7" svg:x="0in" svg:y="-0.00139in" svg:width="6.675in" svg:height="9.975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5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4P0">
      <number:number number:decimal-places="2" number:min-integer-digits="1" number:grouping="true"/>
    </number:number-style>
    <number:number-style style:name="N84P1">
      <number:text>－  </number:text>
      <number:number number:decimal-places="2" number:min-integer-digits="1" number:grouping="true"/>
    </number:number-style>
    <number:text-style style:name="N84P2">
      <number:text>—</number:text>
    </number:text-style>
    <number:text-style style:name="N84">
      <style:map style:condition="value()&gt;0" style:apply-style-name="N84P0"/>
      <style:map style:condition="value()&lt;0" style:apply-style-name="N84P1"/>
      <style:map style:condition="value()=0" style:apply-style-name="N84P2"/>
    </number:text-style>
    <number:number-style style:name="N85P0">
      <number:number number:decimal-places="0" number:min-integer-digits="1" number:grouping="true"/>
    </number:number-style>
    <number:number-style style:name="N85P1">
      <number:text>－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7P0">
      <number:text>   </number:text>
      <number:number number:decimal-places="0" number:min-integer-digits="1" number:grouping="true"/>
    </number:number-style>
    <number:number-style style:name="N87P1">
      <number:text>－     </number:text>
      <number:number number:decimal-places="0" number:min-integer-digits="1" number:grouping="true"/>
    </number:number-style>
    <number:text-style style:name="N87">
      <number:text>—</number:text>
      <style:map style:condition="value()&gt;0" style:apply-style-name="N87P0"/>
      <style:map style:condition="value()&lt;0" style:apply-style-name="N87P1"/>
    </number:text-style>
    <number:number-style style:name="N96P0">
      <number:text>   </number:text>
      <number:number number:decimal-places="0" number:min-integer-digits="1" number:grouping="true"/>
    </number:number-style>
    <number:number-style style:name="N96P1">
      <number:text>－ </number:text>
      <number:number number:decimal-places="0" number:min-integer-digits="1" number:grouping="true"/>
    </number:number-style>
    <number:text-style style:name="N96">
      <number:text>—</number:text>
      <style:map style:condition="value()&gt;0" style:apply-style-name="N96P0"/>
      <style:map style:condition="value()&lt;0" style:apply-style-name="N96P1"/>
    </number:text-style>
    <number:number-style style:name="N97P0">
      <number:text>    </number:text>
      <number:number number:decimal-places="2" number:min-integer-digits="1" number:grouping="true"/>
    </number:number-style>
    <number:number-style style:name="N97P1">
      <number:text>－  </number:text>
      <number:number number:decimal-places="2" number:min-integer-digits="1" number:grouping="true"/>
    </number:number-style>
    <number:text-style style:name="N97P2">
      <number:text>—</number:text>
    </number:text-style>
    <number:text-style style:name="N97">
      <style:map style:condition="value()&gt;0" style:apply-style-name="N97P0"/>
      <style:map style:condition="value()&lt;0" style:apply-style-name="N97P1"/>
      <style:map style:condition="value()=0" style:apply-style-name="N97P2"/>
    </number:text-style>
    <number:number-style style:name="N102P0">
      <number:number number:decimal-places="2" number:min-integer-digits="1" number:grouping="true"/>
    </number:number-style>
    <number:number-style style:name="N102P1">
      <number:text>–</number:text>
      <number:number number:decimal-places="2" number:min-integer-digits="1" number:grouping="true"/>
    </number:number-style>
    <number:text-style style:name="N102">
      <number:text>—</number:text>
      <style:map style:condition="value()&gt;0" style:apply-style-name="N102P0"/>
      <style:map style:condition="value()&lt;0" style:apply-style-name="N102P1"/>
    </number:text-style>
    <number:number-style style:name="N103P0">
      <number:number number:decimal-places="0" number:min-integer-digits="1" number:grouping="true"/>
    </number:number-style>
    <number:number-style style:name="N103P1">
      <number:text>-</number:text>
      <number:number number:decimal-places="0" number:min-integer-digits="1" number:grouping="true"/>
    </number:number-style>
    <number:text-style style:name="N103">
      <number:text>－</number:text>
      <style:map style:condition="value()&gt;0" style:apply-style-name="N103P0"/>
      <style:map style:condition="value()&lt;0" style:apply-style-name="N103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01-_26032__43__30007__22899_" style:display-name="一般_新表號04,05,速報3階段年齡-連結(公式)檔103.01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393700787401575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2-05T09:34:06Z</meta:creation-date>
    <dc:date>2016-08-24T11:17:45Z</dc:date>
    <meta:print-date>2014-02-06T02:48:53Z</meta:print-date>
  </office:meta>
</office:document-meta>
</file>